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Tahoma" fo:font-size="10pt" fo:background-color="#ffffff" style:font-size-asian="10pt" style:font-size-complex="10pt"/>
    </style:style>
    <style:style style:name="P2" style:family="paragraph" style:parent-style-name="Standard">
      <style:paragraph-properties fo:text-align="justify" style:justify-single-word="false"/>
      <style:text-properties style:font-name="Courier New" fo:font-size="8pt" fo:language="en" fo:country="US" officeooo:rsid="000f7d6a" officeooo:paragraph-rsid="0076a3a2" style:font-size-asian="8pt" style:font-size-complex="8pt"/>
    </style:style>
    <style:style style:name="P3" style:family="paragraph" style:parent-style-name="Standard">
      <style:paragraph-properties fo:text-align="justify" style:justify-single-word="false"/>
      <style:text-properties fo:color="#808080" style:font-name="Courier New" fo:font-size="14pt" fo:language="ru" fo:country="RU" fo:font-weight="bold" officeooo:rsid="0005f6a7" officeooo:paragraph-rsid="0076c18d" style:font-size-asian="14pt" style:font-weight-asian="bold" style:font-size-complex="14pt" style:font-weight-complex="bold"/>
    </style:style>
    <style:style style:name="P4" style:family="paragraph" style:parent-style-name="Standard">
      <style:paragraph-properties fo:text-align="justify" style:justify-single-word="false"/>
      <style:text-properties fo:color="#808080" style:font-name="Courier New" fo:font-size="14pt" fo:language="ru" fo:country="RU" fo:font-weight="bold" officeooo:rsid="000f7d6a" officeooo:paragraph-rsid="0076a3a2" style:font-size-asian="14pt" style:font-weight-asian="bold" style:font-size-complex="14pt" style:font-weight-complex="bold"/>
    </style:style>
    <style:style style:name="P5" style:family="paragraph" style:parent-style-name="Standard">
      <style:paragraph-properties fo:text-align="justify" style:justify-single-word="false"/>
      <style:text-properties fo:color="#808080" style:font-name="Courier New" fo:font-size="10pt" fo:language="ru" fo:country="RU" fo:font-weight="bold" officeooo:rsid="0005f6a7" officeooo:paragraph-rsid="0076c18d" style:font-size-asian="10pt" style:font-weight-asian="bold" style:font-size-complex="10pt" style:font-weight-complex="bold"/>
    </style:style>
    <style:style style:name="P6" style:family="paragraph" style:parent-style-name="Standard">
      <style:text-properties fo:color="#808080" style:font-name="Courier New" fo:font-size="20pt" fo:language="ru" fo:country="RU" fo:font-weight="bold" officeooo:rsid="0076c18d" officeooo:paragraph-rsid="0076c18d" style:font-size-asian="20pt" style:font-weight-asian="bold" style:font-size-complex="20pt" style:font-weight-complex="bold"/>
    </style:style>
    <style:style style:name="P7" style:family="paragraph" style:parent-style-name="Standard">
      <style:paragraph-properties fo:text-align="justify" style:justify-single-word="false"/>
      <style:text-properties fo:color="#808080" style:font-name="Courier New" fo:font-size="20pt" fo:language="ru" fo:country="RU" fo:font-weight="bold" officeooo:rsid="00dceef8" officeooo:paragraph-rsid="00dceef8" style:font-size-asian="20pt" style:font-weight-asian="bold" style:font-size-complex="20pt" style:font-weight-complex="bold"/>
    </style:style>
    <style:style style:name="P8" style:family="paragraph" style:parent-style-name="Standard">
      <style:paragraph-properties fo:text-align="justify" style:justify-single-word="false"/>
      <style:text-properties fo:color="#808080" style:text-position="0% 100%" style:font-name="Courier New" fo:font-size="10pt" fo:language="ru" fo:country="RU" fo:font-weight="bold" officeooo:rsid="0009d735" officeooo:paragraph-rsid="0076c18d" style:font-size-asian="10pt" style:font-weight-asian="bold" style:font-size-complex="10pt" style:font-weight-complex="bold"/>
    </style:style>
    <style:style style:name="P9" style:family="paragraph" style:parent-style-name="Standard">
      <style:paragraph-properties fo:text-align="justify" style:justify-single-word="false"/>
      <style:text-properties fo:color="#808080" style:text-position="0% 100%" style:font-name="Courier New" fo:font-size="10pt" fo:language="ru" fo:country="RU" fo:font-weight="bold" officeooo:rsid="000cc51c" officeooo:paragraph-rsid="0076c18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808080" style:text-position="0% 100%" style:font-name="Courier New" fo:font-size="10pt" fo:language="ru" fo:country="RU" fo:font-weight="bold" officeooo:rsid="0030420b" officeooo:paragraph-rsid="0030420b"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color="#808080" style:text-position="0% 100%" style:font-name="Courier New" fo:font-size="10pt" fo:language="ru" fo:country="RU" fo:font-weight="bold" officeooo:rsid="0030c4f1" officeooo:paragraph-rsid="0030c4f1"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color="#808080" style:text-position="0% 100%" style:font-name="Courier New" fo:font-size="10pt" fo:language="ru" fo:country="RU" fo:font-weight="bold" officeooo:rsid="00329199" officeooo:paragraph-rsid="00329199"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808080" style:text-position="0% 100%" style:font-name="Courier New" fo:font-size="10pt" fo:language="ru" fo:country="RU" fo:font-weight="bold" officeooo:rsid="00384236" officeooo:paragraph-rsid="00384236" style:font-size-asian="10pt" style:font-weight-asian="bold" style:font-size-complex="10pt" style:font-weight-complex="bold"/>
    </style:style>
    <style:style style:name="P14" style:family="paragraph" style:parent-style-name="Standard">
      <style:paragraph-properties fo:text-align="justify" style:justify-single-word="false"/>
      <style:text-properties fo:color="#808080" style:text-position="0% 100%" style:font-name="Courier New" fo:font-size="10pt" fo:language="ru" fo:country="RU" fo:font-weight="bold" officeooo:rsid="003a7c91" officeooo:paragraph-rsid="003a7c91" style:font-size-asian="10pt" style:font-weight-asian="bold" style:font-size-complex="10pt" style:font-weight-complex="bold"/>
    </style:style>
    <style:style style:name="P15" style:family="paragraph" style:parent-style-name="Standard">
      <style:paragraph-properties fo:text-align="justify" style:justify-single-word="false"/>
      <style:text-properties fo:color="#808080" style:text-position="0% 100%" style:font-name="Courier New" fo:font-size="10pt" fo:language="ru" fo:country="RU" fo:font-weight="bold" officeooo:rsid="003e4a37" officeooo:paragraph-rsid="003e4a37" style:font-size-asian="10pt" style:font-weight-asian="bold" style:font-size-complex="10pt" style:font-weight-complex="bold"/>
    </style:style>
    <style:style style:name="P16" style:family="paragraph" style:parent-style-name="Standard">
      <style:paragraph-properties fo:text-align="justify" style:justify-single-word="false"/>
      <style:text-properties fo:color="#808080" style:text-position="0% 100%" style:font-name="Courier New" fo:font-size="10pt" fo:language="ru" fo:country="RU" fo:font-weight="bold" officeooo:rsid="00418423" officeooo:paragraph-rsid="00418423" style:font-size-asian="10pt" style:font-weight-asian="bold" style:font-size-complex="10pt" style:font-weight-complex="bold"/>
    </style:style>
    <style:style style:name="P17" style:family="paragraph" style:parent-style-name="Standard">
      <style:paragraph-properties fo:text-align="justify" style:justify-single-word="false"/>
      <style:text-properties fo:color="#808080" style:text-position="0% 100%" style:font-name="Courier New" fo:font-size="10pt" fo:language="ru" fo:country="RU" fo:font-weight="bold" officeooo:rsid="0042b345" officeooo:paragraph-rsid="0042b345" style:font-size-asian="10pt" style:font-weight-asian="bold" style:font-size-complex="10pt" style:font-weight-complex="bold"/>
    </style:style>
    <style:style style:name="P18" style:family="paragraph" style:parent-style-name="Standard">
      <style:paragraph-properties fo:text-align="justify" style:justify-single-word="false"/>
      <style:text-properties fo:color="#808080" style:text-position="0% 100%" style:font-name="Courier New" fo:font-size="10pt" fo:language="ru" fo:country="RU" fo:font-weight="bold" officeooo:rsid="0046877c" officeooo:paragraph-rsid="0046877c" style:font-size-asian="10pt" style:font-weight-asian="bold" style:font-size-complex="10pt" style:font-weight-complex="bold"/>
    </style:style>
    <style:style style:name="P19" style:family="paragraph" style:parent-style-name="Standard">
      <style:paragraph-properties fo:text-align="justify" style:justify-single-word="false"/>
      <style:text-properties fo:color="#808080" style:text-position="0% 100%" style:font-name="Courier New" fo:font-size="10pt" fo:language="ru" fo:country="RU" fo:font-weight="bold" officeooo:rsid="004d6666" officeooo:paragraph-rsid="004d6666" style:font-size-asian="10pt" style:font-weight-asian="bold" style:font-size-complex="10pt" style:font-weight-complex="bold"/>
    </style:style>
    <style:style style:name="P20" style:family="paragraph" style:parent-style-name="Standard">
      <style:paragraph-properties fo:text-align="justify" style:justify-single-word="false"/>
      <style:text-properties fo:color="#808080" style:text-position="0% 100%" style:font-name="Courier New" fo:font-size="10pt" fo:language="ru" fo:country="RU" fo:font-weight="bold" officeooo:rsid="00518b93" officeooo:paragraph-rsid="00518b93" style:font-size-asian="10pt" style:font-weight-asian="bold" style:font-size-complex="10pt" style:font-weight-complex="bold"/>
    </style:style>
    <style:style style:name="P21" style:family="paragraph" style:parent-style-name="Standard">
      <style:paragraph-properties fo:text-align="justify" style:justify-single-word="false"/>
      <style:text-properties fo:color="#808080" style:text-position="0% 100%" style:font-name="Courier New" fo:font-size="10pt" fo:language="ru" fo:country="RU" fo:font-weight="bold" officeooo:rsid="0052ccb1" officeooo:paragraph-rsid="0052ccb1" style:font-size-asian="10pt" style:font-weight-asian="bold" style:font-size-complex="10pt" style:font-weight-complex="bold"/>
    </style:style>
    <style:style style:name="P22" style:family="paragraph" style:parent-style-name="Standard">
      <style:paragraph-properties fo:text-align="justify" style:justify-single-word="false"/>
      <style:text-properties fo:color="#808080" style:text-position="0% 100%" style:font-name="Courier New" fo:font-size="10pt" fo:language="ru" fo:country="RU" fo:font-weight="bold" officeooo:rsid="0076a3a2" officeooo:paragraph-rsid="0076a3a2" style:font-size-asian="10pt" style:font-weight-asian="bold" style:font-size-complex="10pt" style:font-weight-complex="bold"/>
    </style:style>
    <style:style style:name="P23" style:family="paragraph" style:parent-style-name="Standard">
      <style:paragraph-properties fo:text-align="justify" style:justify-single-word="false"/>
      <style:text-properties fo:color="#808080" style:text-position="0% 100%" style:font-name="Courier New" fo:font-size="10pt" fo:language="ru" fo:country="RU" fo:font-weight="bold" officeooo:rsid="00175ca1" officeooo:paragraph-rsid="00175ca1" style:font-size-asian="10pt" style:font-weight-asian="bold" style:font-size-complex="10pt" style:font-weight-complex="bold"/>
    </style:style>
    <style:style style:name="P24"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7d75b1" officeooo:paragraph-rsid="007d75b1" style:font-size-asian="10pt" style:font-weight-asian="bold" style:font-size-complex="10pt" style:font-weight-complex="bold"/>
    </style:style>
    <style:style style:name="P25"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8e7f80" officeooo:paragraph-rsid="008e7f80" style:font-size-asian="10pt" style:font-weight-asian="bold" style:font-size-complex="10pt" style:font-weight-complex="bold"/>
    </style:style>
    <style:style style:name="P2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9228ad" officeooo:paragraph-rsid="009228ad" style:font-size-asian="10pt" style:font-weight-asian="bold" style:font-size-complex="10pt" style:font-weight-complex="bold"/>
    </style:style>
    <style:style style:name="P2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9cb846" officeooo:paragraph-rsid="00f4b097" style:font-size-asian="10pt" style:font-weight-asian="bold" style:font-size-complex="10pt" style:font-weight-complex="bold"/>
    </style:style>
    <style:style style:name="P28"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9ced68" officeooo:paragraph-rsid="00f4b097" style:font-size-asian="10pt" style:font-weight-asian="bold" style:font-size-complex="10pt" style:font-weight-complex="bold"/>
    </style:style>
    <style:style style:name="P2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a4d0ad" officeooo:paragraph-rsid="00a4d0ad" style:font-size-asian="10pt" style:font-weight-asian="bold" style:font-size-complex="10pt" style:font-weight-complex="bold"/>
    </style:style>
    <style:style style:name="P30"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a50254" officeooo:paragraph-rsid="00a50254" style:font-size-asian="10pt" style:font-weight-asian="bold" style:font-size-complex="10pt" style:font-weight-complex="bold"/>
    </style:style>
    <style:style style:name="P31"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c27e67" officeooo:paragraph-rsid="00f4b097" style:font-size-asian="10pt" style:font-weight-asian="bold" style:font-size-complex="10pt" style:font-weight-complex="bold"/>
    </style:style>
    <style:style style:name="P3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d27097" officeooo:paragraph-rsid="00f4b097" style:font-size-asian="10pt" style:font-weight-asian="bold" style:font-size-complex="10pt" style:font-weight-complex="bold"/>
    </style:style>
    <style:style style:name="P33"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d37326" officeooo:paragraph-rsid="00f4b097" style:font-size-asian="10pt" style:font-weight-asian="bold" style:font-size-complex="10pt" style:font-weight-complex="bold"/>
    </style:style>
    <style:style style:name="P34"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d4fd01" officeooo:paragraph-rsid="00d4fd01" style:font-size-asian="10pt" style:font-weight-asian="bold" style:font-size-complex="10pt" style:font-weight-complex="bold"/>
    </style:style>
    <style:style style:name="P35"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7dc82e" officeooo:paragraph-rsid="007dc82e" style:font-size-asian="10pt" style:font-weight-asian="bold" style:font-size-complex="10pt" style:font-weight-complex="bold"/>
    </style:style>
    <style:style style:name="P3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0ed5f4e" officeooo:paragraph-rsid="00f4b097" style:font-size-asian="10pt" style:font-weight-asian="bold" style:font-size-complex="10pt" style:font-weight-complex="bold"/>
    </style:style>
    <style:style style:name="P3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1042a4c" officeooo:paragraph-rsid="01042a4c" style:font-size-asian="10pt" style:font-weight-asian="bold" style:font-size-complex="10pt" style:font-weight-complex="bold"/>
    </style:style>
    <style:style style:name="P38"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1065574" officeooo:paragraph-rsid="01065574" style:font-size-asian="10pt" style:font-weight-asian="bold" style:font-size-complex="10pt" style:font-weight-complex="bold"/>
    </style:style>
    <style:style style:name="P3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ru" fo:country="RU" fo:font-weight="bold" officeooo:rsid="01185745" officeooo:paragraph-rsid="01185745" style:font-size-asian="10pt" style:font-weight-asian="bold" style:font-size-complex="10pt" style:font-weight-complex="bold"/>
    </style:style>
    <style:style style:name="P40" style:family="paragraph" style:parent-style-name="Standard">
      <style:paragraph-properties fo:text-align="justify" style:justify-single-word="false"/>
      <style:text-properties fo:color="#808080" style:text-position="0% 100%" style:font-name="Courier New" fo:font-size="10pt" fo:language="en" fo:country="US" fo:font-weight="bold" officeooo:rsid="0030420b" officeooo:paragraph-rsid="0030420b" style:font-size-asian="10pt" style:font-weight-asian="bold" style:font-size-complex="10pt" style:font-weight-complex="bold"/>
    </style:style>
    <style:style style:name="P41" style:family="paragraph" style:parent-style-name="Standard">
      <style:paragraph-properties fo:text-align="justify" style:justify-single-word="false"/>
      <style:text-properties fo:color="#808080" style:text-position="0% 100%" style:font-name="Courier New" fo:font-size="10pt" fo:language="en" fo:country="US" fo:font-weight="bold" officeooo:rsid="00329199" officeooo:paragraph-rsid="00329199" style:font-size-asian="10pt" style:font-weight-asian="bold" style:font-size-complex="10pt" style:font-weight-complex="bold"/>
    </style:style>
    <style:style style:name="P42" style:family="paragraph" style:parent-style-name="Standard">
      <style:paragraph-properties fo:text-align="justify" style:justify-single-word="false"/>
      <style:text-properties fo:color="#808080" style:text-position="0% 100%" style:font-name="Courier New" fo:font-size="10pt" fo:language="en" fo:country="US" fo:font-weight="bold" officeooo:rsid="00384236" officeooo:paragraph-rsid="00384236" style:font-size-asian="10pt" style:font-weight-asian="bold" style:font-size-complex="10pt" style:font-weight-complex="bold"/>
    </style:style>
    <style:style style:name="P43" style:family="paragraph" style:parent-style-name="Standard">
      <style:paragraph-properties fo:text-align="justify" style:justify-single-word="false"/>
      <style:text-properties fo:color="#808080" style:text-position="0% 100%" style:font-name="Courier New" fo:font-size="10pt" fo:language="en" fo:country="US" fo:font-weight="bold" officeooo:rsid="003a7c91" officeooo:paragraph-rsid="003a7c91" style:font-size-asian="10pt" style:font-weight-asian="bold" style:font-size-complex="10pt" style:font-weight-complex="bold"/>
    </style:style>
    <style:style style:name="P44" style:family="paragraph" style:parent-style-name="Standard">
      <style:paragraph-properties fo:text-align="justify" style:justify-single-word="false"/>
      <style:text-properties fo:color="#808080" style:text-position="0% 100%" style:font-name="Courier New" fo:font-size="10pt" fo:language="en" fo:country="US" fo:font-weight="bold" officeooo:rsid="003e4a37" officeooo:paragraph-rsid="003e4a37" style:font-size-asian="10pt" style:font-weight-asian="bold" style:font-size-complex="10pt" style:font-weight-complex="bold"/>
    </style:style>
    <style:style style:name="P45" style:family="paragraph" style:parent-style-name="Standard">
      <style:paragraph-properties fo:text-align="justify" style:justify-single-word="false"/>
      <style:text-properties fo:color="#808080" style:text-position="0% 100%" style:font-name="Courier New" fo:font-size="10pt" fo:language="en" fo:country="US" fo:font-weight="bold" officeooo:rsid="00418423" officeooo:paragraph-rsid="00418423" style:font-size-asian="10pt" style:font-weight-asian="bold" style:font-size-complex="10pt" style:font-weight-complex="bold"/>
    </style:style>
    <style:style style:name="P46" style:family="paragraph" style:parent-style-name="Standard">
      <style:paragraph-properties fo:text-align="justify" style:justify-single-word="false"/>
      <style:text-properties fo:color="#808080" style:text-position="0% 100%" style:font-name="Courier New" fo:font-size="10pt" fo:language="en" fo:country="US" fo:font-weight="bold" officeooo:rsid="0042b345" officeooo:paragraph-rsid="0042b345" style:font-size-asian="10pt" style:font-weight-asian="bold" style:font-size-complex="10pt" style:font-weight-complex="bold"/>
    </style:style>
    <style:style style:name="P47" style:family="paragraph" style:parent-style-name="Standard">
      <style:paragraph-properties fo:text-align="justify" style:justify-single-word="false"/>
      <style:text-properties fo:color="#808080" style:text-position="0% 100%" style:font-name="Courier New" fo:font-size="10pt" fo:language="en" fo:country="US" fo:font-weight="bold" officeooo:rsid="0046877c" officeooo:paragraph-rsid="0046877c" style:font-size-asian="10pt" style:font-weight-asian="bold" style:font-size-complex="10pt" style:font-weight-complex="bold"/>
    </style:style>
    <style:style style:name="P48" style:family="paragraph" style:parent-style-name="Standard">
      <style:paragraph-properties fo:text-align="justify" style:justify-single-word="false"/>
      <style:text-properties fo:color="#808080" style:text-position="0% 100%" style:font-name="Courier New" fo:font-size="10pt" fo:language="en" fo:country="US" fo:font-weight="bold" officeooo:rsid="004d6666" officeooo:paragraph-rsid="004d6666" style:font-size-asian="10pt" style:font-weight-asian="bold" style:font-size-complex="10pt" style:font-weight-complex="bold"/>
    </style:style>
    <style:style style:name="P49" style:family="paragraph" style:parent-style-name="Standard">
      <style:paragraph-properties fo:text-align="justify" style:justify-single-word="false"/>
      <style:text-properties fo:color="#808080" style:text-position="0% 100%" style:font-name="Courier New" fo:font-size="10pt" fo:language="en" fo:country="US" fo:font-weight="bold" officeooo:rsid="0052ccb1" officeooo:paragraph-rsid="0052ccb1" style:font-size-asian="10pt" style:font-weight-asian="bold" style:font-size-complex="10pt" style:font-weight-complex="bold"/>
    </style:style>
    <style:style style:name="P50"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en" fo:country="US" fo:font-weight="bold" officeooo:rsid="007d75b1" officeooo:paragraph-rsid="007d75b1" style:font-size-asian="10pt" style:font-weight-asian="bold" style:font-size-complex="10pt" style:font-weight-complex="bold"/>
    </style:style>
    <style:style style:name="P51"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en" fo:country="US" fo:font-weight="bold" officeooo:rsid="009ced68" officeooo:paragraph-rsid="00f4b097" style:font-size-asian="10pt" style:font-weight-asian="bold" style:font-size-complex="10pt" style:font-weight-complex="bold"/>
    </style:style>
    <style:style style:name="P5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0pt" fo:language="en" fo:country="US" fo:font-weight="bold" officeooo:rsid="01042a4c" officeooo:paragraph-rsid="01042a4c" style:font-size-asian="10pt" style:font-weight-asian="bold" style:font-size-complex="10pt" style:font-weight-complex="bold"/>
    </style:style>
    <style:style style:name="P53" style:family="paragraph" style:parent-style-name="Standard">
      <style:paragraph-properties fo:text-align="justify" style:justify-single-word="false"/>
      <style:text-properties fo:color="#808080" style:text-position="0% 100%" style:font-name="Courier New" fo:font-size="14pt" fo:language="ru" fo:country="RU" fo:font-weight="bold" officeooo:rsid="0023018f" officeooo:paragraph-rsid="0023018f" style:font-size-asian="14pt" style:font-weight-asian="bold" style:font-size-complex="14pt" style:font-weight-complex="bold"/>
    </style:style>
    <style:style style:name="P54" style:family="paragraph" style:parent-style-name="Standard">
      <style:paragraph-properties fo:text-align="justify" style:justify-single-word="false"/>
      <style:text-properties fo:color="#808080" style:text-position="0% 100%" style:font-name="Courier New" fo:font-size="14pt" fo:language="ru" fo:country="RU" fo:font-weight="bold" officeooo:rsid="000f7d6a" officeooo:paragraph-rsid="0076a3a2" style:font-size-asian="14pt" style:font-weight-asian="bold" style:font-size-complex="14pt" style:font-weight-complex="bold"/>
    </style:style>
    <style:style style:name="P55" style:family="paragraph" style:parent-style-name="Standard">
      <style:text-properties fo:color="#808080" style:text-position="0% 100%" style:font-name="Courier New" fo:font-size="14pt" fo:language="ru" fo:country="RU" fo:font-weight="bold" officeooo:rsid="000e365d" officeooo:paragraph-rsid="0076c18d" style:font-size-asian="14pt" style:font-weight-asian="bold" style:font-size-complex="14pt" style:font-weight-complex="bold"/>
    </style:style>
    <style:style style:name="P5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4pt" fo:language="ru" fo:country="RU" fo:font-weight="bold" officeooo:rsid="00984004" officeooo:paragraph-rsid="00984004" style:font-size-asian="14pt" style:font-weight-asian="bold" style:font-size-complex="14pt" style:font-weight-complex="bold"/>
    </style:style>
    <style:style style:name="P5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4pt" fo:language="en" fo:country="US" fo:font-weight="bold" officeooo:rsid="00fe9bfa" officeooo:paragraph-rsid="00fe9bfa" style:font-size-asian="14pt" style:font-weight-asian="bold" style:font-size-complex="14pt" style:font-weight-complex="bold"/>
    </style:style>
    <style:style style:name="P58" style:family="paragraph" style:parent-style-name="Standard">
      <style:paragraph-properties fo:text-align="justify" style:justify-single-word="false"/>
      <style:text-properties fo:color="#808080" style:text-position="0% 100%" style:font-name="Courier New" fo:font-size="12pt" fo:language="ru" fo:country="RU" fo:font-weight="bold" officeooo:rsid="0076a3a2" officeooo:paragraph-rsid="0076a3a2" style:font-size-asian="12pt" style:font-weight-asian="bold" style:font-size-complex="12pt" style:font-weight-complex="bold"/>
    </style:style>
    <style:style style:name="P59" style:family="paragraph" style:parent-style-name="Standard">
      <style:paragraph-properties fo:text-align="justify" style:justify-single-word="false"/>
      <style:text-properties fo:color="#808080" style:text-position="0% 100%" style:font-name="Courier New" fo:font-size="12pt" fo:language="ru" fo:country="RU" fo:font-weight="bold" officeooo:rsid="00175ca1" officeooo:paragraph-rsid="00175ca1" style:font-size-asian="12pt" style:font-weight-asian="bold" style:font-size-complex="12pt" style:font-weight-complex="bold"/>
    </style:style>
    <style:style style:name="P60" style:family="paragraph" style:parent-style-name="Standard">
      <style:paragraph-properties fo:text-align="justify" style:justify-single-word="false"/>
      <style:text-properties fo:color="#808080" style:text-position="0% 100%" style:font-name="Courier New" fo:font-size="12pt" fo:language="ru" fo:country="RU" fo:font-weight="bold" officeooo:rsid="00389c77" officeooo:paragraph-rsid="00389c77" style:font-size-asian="12pt" style:font-weight-asian="bold" style:font-size-complex="12pt" style:font-weight-complex="bold"/>
    </style:style>
    <style:style style:name="P61" style:family="paragraph" style:parent-style-name="Standard">
      <style:paragraph-properties fo:text-align="justify" style:justify-single-word="false"/>
      <style:text-properties fo:color="#808080" style:text-position="0% 100%" style:font-name="Courier New" fo:font-size="12pt" fo:language="ru" fo:country="RU" fo:font-weight="bold" officeooo:rsid="00384236" officeooo:paragraph-rsid="00384236" style:font-size-asian="12pt" style:font-weight-asian="bold" style:font-size-complex="12pt" style:font-weight-complex="bold"/>
    </style:style>
    <style:style style:name="P62" style:family="paragraph" style:parent-style-name="Standard">
      <style:paragraph-properties fo:text-align="justify" style:justify-single-word="false"/>
      <style:text-properties fo:color="#808080" style:text-position="0% 100%" style:font-name="Courier New" fo:font-size="12pt" fo:language="ru" fo:country="RU" fo:font-weight="bold" officeooo:rsid="0030420b" officeooo:paragraph-rsid="0030420b" style:font-size-asian="12pt" style:font-weight-asian="bold" style:font-size-complex="12pt" style:font-weight-complex="bold"/>
    </style:style>
    <style:style style:name="P63" style:family="paragraph" style:parent-style-name="Standard">
      <style:paragraph-properties fo:text-align="justify" style:justify-single-word="false"/>
      <style:text-properties fo:color="#808080" style:text-position="0% 100%" style:font-name="Courier New" fo:font-size="12pt" fo:language="ru" fo:country="RU" fo:font-weight="bold" officeooo:rsid="003e4a37" officeooo:paragraph-rsid="003e4a37" style:font-size-asian="12pt" style:font-weight-asian="bold" style:font-size-complex="12pt" style:font-weight-complex="bold"/>
    </style:style>
    <style:style style:name="P64" style:family="paragraph" style:parent-style-name="Standard">
      <style:paragraph-properties fo:text-align="justify" style:justify-single-word="false"/>
      <style:text-properties fo:color="#808080" style:text-position="0% 100%" style:font-name="Courier New" fo:font-size="12pt" fo:language="ru" fo:country="RU" fo:font-weight="bold" officeooo:rsid="00418423" officeooo:paragraph-rsid="00418423"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color="#808080" style:text-position="0% 100%" style:font-name="Courier New" fo:font-size="12pt" fo:language="ru" fo:country="RU" fo:font-weight="bold" officeooo:rsid="0042b345" officeooo:paragraph-rsid="0042b345"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color="#808080" style:text-position="0% 100%" style:font-name="Courier New" fo:font-size="12pt" fo:language="ru" fo:country="RU" fo:font-weight="bold" officeooo:rsid="0045ecfe" officeooo:paragraph-rsid="0045ecfe"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color="#808080" style:text-position="0% 100%" style:font-name="Courier New" fo:font-size="12pt" fo:language="ru" fo:country="RU" fo:font-weight="bold" officeooo:rsid="004d6666" officeooo:paragraph-rsid="004d6666" style:font-size-asian="12pt" style:font-weight-asian="bold" style:font-size-complex="12pt" style:font-weight-complex="bold"/>
    </style:style>
    <style:style style:name="P68" style:family="paragraph" style:parent-style-name="Standard">
      <style:paragraph-properties fo:text-align="justify" style:justify-single-word="false"/>
      <style:text-properties fo:color="#808080" style:text-position="0% 100%" style:font-name="Courier New" fo:font-size="12pt" fo:language="ru" fo:country="RU" fo:font-weight="bold" officeooo:rsid="00518b93" officeooo:paragraph-rsid="00518b93" style:font-size-asian="12pt" style:font-weight-asian="bold" style:font-size-complex="12pt" style:font-weight-complex="bold"/>
    </style:style>
    <style:style style:name="P6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7bbfc5" officeooo:paragraph-rsid="007bbfc5" style:font-size-asian="12pt" style:font-weight-asian="bold" style:font-size-complex="12pt" style:font-weight-complex="bold"/>
    </style:style>
    <style:style style:name="P70"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8936e8" officeooo:paragraph-rsid="008936e8" style:font-size-asian="12pt" style:font-weight-asian="bold" style:font-size-complex="12pt" style:font-weight-complex="bold"/>
    </style:style>
    <style:style style:name="P71" style:family="paragraph" style:parent-style-name="Standard">
      <style:paragraph-properties fo:text-align="justify" style:justify-single-word="false"/>
      <style:text-properties fo:color="#808080" style:text-position="0% 100%" style:font-name="Courier New" fo:font-size="12pt" fo:language="ru" fo:country="RU" fo:font-weight="bold" officeooo:rsid="0030c4f1" officeooo:paragraph-rsid="0030c4f1" style:font-size-asian="12pt" style:font-weight-asian="bold" style:font-size-complex="12pt" style:font-weight-complex="bold"/>
    </style:style>
    <style:style style:name="P7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9b174e" officeooo:paragraph-rsid="009b174e" style:font-size-asian="12pt" style:font-weight-asian="bold" style:font-size-complex="12pt" style:font-weight-complex="bold"/>
    </style:style>
    <style:style style:name="P73"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9b174e" officeooo:paragraph-rsid="00f4b097" style:font-size-asian="12pt" style:font-weight-asian="bold" style:font-size-complex="12pt" style:font-weight-complex="bold"/>
    </style:style>
    <style:style style:name="P74"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9b174e" officeooo:paragraph-rsid="00f9cea4" style:font-size-asian="12pt" style:font-weight-asian="bold" style:font-size-complex="12pt" style:font-weight-complex="bold"/>
    </style:style>
    <style:style style:name="P75"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aae485" officeooo:paragraph-rsid="00aae485" style:font-size-asian="12pt" style:font-weight-asian="bold" style:font-size-complex="12pt" style:font-weight-complex="bold"/>
    </style:style>
    <style:style style:name="P7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af3e46" officeooo:paragraph-rsid="00af3e46" style:font-size-asian="12pt" style:font-weight-asian="bold" style:font-size-complex="12pt" style:font-weight-complex="bold"/>
    </style:style>
    <style:style style:name="P7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b7fd20" officeooo:paragraph-rsid="00b7fd20" style:font-size-asian="12pt" style:font-weight-asian="bold" style:font-size-complex="12pt" style:font-weight-complex="bold"/>
    </style:style>
    <style:style style:name="P78"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bea53e" officeooo:paragraph-rsid="00bea53e" style:font-size-asian="12pt" style:font-weight-asian="bold" style:font-size-complex="12pt" style:font-weight-complex="bold"/>
    </style:style>
    <style:style style:name="P7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c0610c" officeooo:paragraph-rsid="00f4b097" style:font-size-asian="12pt" style:font-weight-asian="bold" style:font-size-complex="12pt" style:font-weight-complex="bold"/>
    </style:style>
    <style:style style:name="P80"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9aaeac" officeooo:paragraph-rsid="00f4596b" style:font-size-asian="12pt" style:font-weight-asian="bold" style:font-size-complex="12pt" style:font-weight-complex="bold"/>
    </style:style>
    <style:style style:name="P81"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ce0a47" officeooo:paragraph-rsid="00ce0a47" style:font-size-asian="12pt" style:font-weight-asian="bold" style:font-size-complex="12pt" style:font-weight-complex="bold"/>
    </style:style>
    <style:style style:name="P8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d3d95a" officeooo:paragraph-rsid="00d3d95a" style:font-size-asian="12pt" style:font-weight-asian="bold" style:font-size-complex="12pt" style:font-weight-complex="bold"/>
    </style:style>
    <style:style style:name="P83" style:family="paragraph" style:parent-style-name="Standard">
      <style:paragraph-properties fo:text-align="justify" style:justify-single-word="false"/>
      <style:text-properties fo:color="#808080" style:text-position="0% 100%" style:font-name="Courier New" fo:font-size="12pt" fo:language="ru" fo:country="RU" fo:font-weight="bold" officeooo:rsid="0052ccb1" officeooo:paragraph-rsid="0052ccb1" style:font-size-asian="12pt" style:font-weight-asian="bold" style:font-size-complex="12pt" style:font-weight-complex="bold"/>
    </style:style>
    <style:style style:name="P84"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e0e776" officeooo:paragraph-rsid="00e0e776" style:font-size-asian="12pt" style:font-weight-asian="bold" style:font-size-complex="12pt" style:font-weight-complex="bold"/>
    </style:style>
    <style:style style:name="P85"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e2a58d" officeooo:paragraph-rsid="00e2a58d" style:font-size-asian="12pt" style:font-weight-asian="bold" style:font-size-complex="12pt" style:font-weight-complex="bold"/>
    </style:style>
    <style:style style:name="P8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ed5f4e" officeooo:paragraph-rsid="00f4b097" style:font-size-asian="12pt" style:font-weight-asian="bold" style:font-size-complex="12pt" style:font-weight-complex="bold"/>
    </style:style>
    <style:style style:name="P8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f04e95" officeooo:paragraph-rsid="00f04e95" style:font-size-asian="12pt" style:font-weight-asian="bold" style:font-size-complex="12pt" style:font-weight-complex="bold"/>
    </style:style>
    <style:style style:name="P88"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f04e95" officeooo:paragraph-rsid="00f4596b" style:font-size-asian="12pt" style:font-weight-asian="bold" style:font-size-complex="12pt" style:font-weight-complex="bold"/>
    </style:style>
    <style:style style:name="P8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f04e95" officeooo:paragraph-rsid="00f9cea4" style:font-size-asian="12pt" style:font-weight-asian="bold" style:font-size-complex="12pt" style:font-weight-complex="bold"/>
    </style:style>
    <style:style style:name="P90"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f1dd0b" officeooo:paragraph-rsid="00f1dd0b" style:font-size-asian="12pt" style:font-weight-asian="bold" style:font-size-complex="12pt" style:font-weight-complex="bold"/>
    </style:style>
    <style:style style:name="P91"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c6574e" officeooo:paragraph-rsid="00c6574e" style:font-size-asian="12pt" style:font-weight-asian="bold" style:font-size-complex="12pt" style:font-weight-complex="bold"/>
    </style:style>
    <style:style style:name="P9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ru" fo:country="RU" fo:font-weight="bold" officeooo:rsid="00a4fdc8" officeooo:paragraph-rsid="00f4b097" style:font-size-asian="12pt" style:font-weight-asian="bold" style:font-size-complex="12pt" style:font-weight-complex="bold"/>
    </style:style>
    <style:style style:name="P93" style:family="paragraph" style:parent-style-name="Standard">
      <style:paragraph-properties fo:text-align="justify" style:justify-single-word="false"/>
      <style:text-properties fo:color="#808080" style:text-position="0% 100%" style:font-name="Courier New" fo:font-size="12pt" fo:language="en" fo:country="US" fo:font-weight="bold" officeooo:rsid="00175ca1" officeooo:paragraph-rsid="00175ca1" style:font-size-asian="12pt" style:font-weight-asian="bold" style:font-size-complex="12pt" style:font-weight-complex="bold"/>
    </style:style>
    <style:style style:name="P94" style:family="paragraph" style:parent-style-name="Standard">
      <style:paragraph-properties fo:text-align="justify" style:justify-single-word="false"/>
      <style:text-properties fo:color="#808080" style:text-position="0% 100%" style:font-name="Courier New" fo:font-size="12pt" fo:language="en" fo:country="US" fo:font-weight="bold" officeooo:rsid="00389c77" officeooo:paragraph-rsid="003a7c91" style:font-size-asian="12pt" style:font-weight-asian="bold" style:font-size-complex="12pt" style:font-weight-complex="bold"/>
    </style:style>
    <style:style style:name="P95" style:family="paragraph" style:parent-style-name="Standard">
      <style:paragraph-properties fo:text-align="justify" style:justify-single-word="false"/>
      <style:text-properties fo:color="#808080" style:text-position="0% 100%" style:font-name="Courier New" fo:font-size="12pt" fo:language="en" fo:country="US" fo:font-weight="bold" officeooo:rsid="0052ccb1" officeooo:paragraph-rsid="0052ccb1" style:font-size-asian="12pt" style:font-weight-asian="bold" style:font-size-complex="12pt" style:font-weight-complex="bold"/>
    </style:style>
    <style:style style:name="P96"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en" fo:country="US" fo:font-weight="bold" officeooo:rsid="007bbfc5" officeooo:paragraph-rsid="007bbfc5" style:font-size-asian="12pt" style:font-weight-asian="bold" style:font-size-complex="12pt" style:font-weight-complex="bold"/>
    </style:style>
    <style:style style:name="P97"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en" fo:country="US" fo:font-weight="bold" officeooo:rsid="008e7f80" officeooo:paragraph-rsid="008e7f80" style:font-size-asian="12pt" style:font-weight-asian="bold" style:font-size-complex="12pt" style:font-weight-complex="bold"/>
    </style:style>
    <style:style style:name="P98"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en" fo:country="US" fo:font-weight="bold" officeooo:rsid="00c0610c" officeooo:paragraph-rsid="00f4b097" style:font-size-asian="12pt" style:font-weight-asian="bold" style:font-size-complex="12pt" style:font-weight-complex="bold"/>
    </style:style>
    <style:style style:name="P99"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12pt" fo:language="en" fo:country="US" fo:font-weight="bold" officeooo:rsid="009b174e" officeooo:paragraph-rsid="00f4596b" style:font-size-asian="12pt" style:font-weight-asian="bold" style:font-size-complex="12pt" style:font-weight-complex="bold"/>
    </style:style>
    <style:style style:name="P100" style:family="paragraph" style:parent-style-name="Standard">
      <style:paragraph-properties fo:text-align="justify" style:justify-single-word="false"/>
      <style:text-properties fo:color="#808080" style:text-position="0% 100%" style:font-name="Courier New" fo:font-size="20pt" fo:language="ru" fo:country="RU" fo:font-weight="bold" officeooo:rsid="00dceef8" officeooo:paragraph-rsid="00dceef8" style:font-size-asian="20pt" style:font-weight-asian="bold" style:font-size-complex="20pt" style:font-weight-complex="bold"/>
    </style:style>
    <style:style style:name="P101"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20pt" fo:language="ru" fo:country="RU" fo:font-weight="bold" officeooo:rsid="00dceef8" officeooo:paragraph-rsid="00dceef8" style:font-size-asian="20pt" style:font-weight-asian="bold" style:font-size-complex="20pt" style:font-weight-complex="bold"/>
    </style:style>
    <style:style style:name="P102" style:family="paragraph" style:parent-style-name="Standard">
      <style:paragraph-properties fo:text-align="justify" style:justify-single-word="false">
        <style:tab-stops>
          <style:tab-stop style:position="2.505cm"/>
        </style:tab-stops>
      </style:paragraph-properties>
      <style:text-properties fo:color="#808080" style:text-position="0% 100%" style:font-name="Courier New" fo:font-size="20pt" fo:language="ru" fo:country="RU" fo:font-weight="bold" officeooo:rsid="00fe9bfa" officeooo:paragraph-rsid="00fe9bfa" style:font-size-asian="20pt" style:font-weight-asian="bold" style:font-size-complex="20pt" style:font-weight-complex="bold"/>
    </style:style>
    <style:style style:name="P103" style:family="paragraph" style:parent-style-name="Standard">
      <style:paragraph-properties fo:text-align="justify" style:justify-single-word="false"/>
      <style:text-properties style:font-name="Tahoma" fo:font-size="8pt" fo:language="ru" fo:country="RU" officeooo:rsid="0005f6a7" officeooo:paragraph-rsid="0076c18d" style:font-size-asian="8pt" style:font-size-complex="8pt"/>
    </style:style>
    <style:style style:name="P104" style:family="paragraph" style:parent-style-name="Standard">
      <style:paragraph-properties fo:text-align="justify" style:justify-single-word="false"/>
      <style:text-properties style:font-name="Tahoma" fo:font-size="8pt" fo:language="ru" fo:country="RU" officeooo:rsid="0007cedf" officeooo:paragraph-rsid="0076c18d" style:font-size-asian="8pt" style:font-size-complex="8pt"/>
    </style:style>
    <style:style style:name="P105" style:family="paragraph" style:parent-style-name="Standard">
      <style:paragraph-properties fo:text-align="justify" style:justify-single-word="false"/>
      <style:text-properties style:font-name="Tahoma" fo:font-size="8pt" fo:language="ru" fo:country="RU" officeooo:rsid="000f7d6a" officeooo:paragraph-rsid="0076a3a2" style:font-size-asian="8pt" style:font-size-complex="8pt"/>
    </style:style>
    <style:style style:name="P106" style:family="paragraph" style:parent-style-name="Standard">
      <style:paragraph-properties fo:text-align="justify" style:justify-single-word="false"/>
      <style:text-properties style:font-name="Tahoma" fo:font-size="8pt" fo:language="ru" fo:country="RU" officeooo:rsid="000f7d6a" officeooo:paragraph-rsid="00a7acb2" style:font-size-asian="8pt" style:font-size-complex="8pt"/>
    </style:style>
    <style:style style:name="P107" style:family="paragraph" style:parent-style-name="Standard">
      <style:paragraph-properties fo:text-align="justify" style:justify-single-word="false"/>
      <style:text-properties style:font-name="Tahoma" fo:font-size="8pt" fo:language="en" fo:country="US" officeooo:rsid="0007cedf" officeooo:paragraph-rsid="0076c18d" style:font-size-asian="8pt" style:font-size-complex="8pt"/>
    </style:style>
    <style:style style:name="P108" style:family="paragraph" style:parent-style-name="Standard">
      <style:paragraph-properties fo:text-align="justify" style:justify-single-word="false"/>
      <style:text-properties style:font-name="Tahoma" fo:font-size="8pt" fo:language="en" fo:country="US" officeooo:rsid="0009964b" officeooo:paragraph-rsid="0076c18d" style:font-size-asian="8pt" style:font-size-complex="8pt"/>
    </style:style>
    <style:style style:name="P109" style:family="paragraph" style:parent-style-name="Standard">
      <style:paragraph-properties fo:text-align="justify" style:justify-single-word="false"/>
      <style:text-properties style:font-name="Tahoma" fo:font-size="8pt" fo:language="en" fo:country="US" officeooo:rsid="0009d735" officeooo:paragraph-rsid="0076c18d" style:font-size-asian="8pt" style:font-size-complex="8pt"/>
    </style:style>
    <style:style style:name="P110" style:family="paragraph" style:parent-style-name="Standard">
      <style:paragraph-properties fo:text-align="justify" style:justify-single-word="false"/>
      <style:text-properties style:font-name="Tahoma" fo:font-size="8pt" fo:language="en" fo:country="US" officeooo:rsid="000b76c9" officeooo:paragraph-rsid="0076c18d" style:font-size-asian="8pt" style:font-size-complex="8pt"/>
    </style:style>
    <style:style style:name="P111" style:family="paragraph" style:parent-style-name="Standard">
      <style:paragraph-properties fo:text-align="justify" style:justify-single-word="false"/>
      <style:text-properties style:font-name="Tahoma" fo:font-size="8pt" fo:language="en" fo:country="US" officeooo:rsid="000cc51c" officeooo:paragraph-rsid="0076c18d" style:font-size-asian="8pt" style:font-size-complex="8pt"/>
    </style:style>
    <style:style style:name="P112" style:family="paragraph" style:parent-style-name="Standard">
      <style:paragraph-properties fo:text-align="justify" style:justify-single-word="false"/>
      <style:text-properties style:text-position="0% 100%" style:font-name="Tahoma" fo:font-size="8pt" fo:language="ru" fo:country="RU" officeooo:rsid="000b76c9" officeooo:paragraph-rsid="0076c18d" style:font-size-asian="8pt" style:font-size-complex="8pt"/>
    </style:style>
    <style:style style:name="P113" style:family="paragraph" style:parent-style-name="Standard">
      <style:paragraph-properties fo:text-align="justify" style:justify-single-word="false"/>
      <style:text-properties style:text-position="0% 100%" style:font-name="Tahoma" fo:font-size="8pt" fo:language="ru" fo:country="RU" officeooo:rsid="00175ca1" officeooo:paragraph-rsid="00175ca1" style:font-size-asian="8pt" style:font-size-complex="8pt"/>
    </style:style>
    <style:style style:name="P114" style:family="paragraph" style:parent-style-name="Standard">
      <style:paragraph-properties fo:text-align="justify" style:justify-single-word="false"/>
      <style:text-properties style:text-position="0% 100%" style:font-name="Tahoma" fo:font-size="8pt" fo:language="ru" fo:country="RU" officeooo:rsid="00175ca1" officeooo:paragraph-rsid="00a7acb2" style:font-size-asian="8pt" style:font-size-complex="8pt"/>
    </style:style>
    <style:style style:name="P115" style:family="paragraph" style:parent-style-name="Standard">
      <style:paragraph-properties fo:text-align="justify" style:justify-single-word="false"/>
      <style:text-properties style:text-position="0% 100%" style:font-name="Tahoma" fo:font-size="8pt" fo:language="ru" fo:country="RU" officeooo:rsid="001a1cca" officeooo:paragraph-rsid="001a1cca" style:font-size-asian="8pt" style:font-size-complex="8pt"/>
    </style:style>
    <style:style style:name="P116" style:family="paragraph" style:parent-style-name="Standard">
      <style:paragraph-properties fo:text-align="justify" style:justify-single-word="false"/>
      <style:text-properties style:text-position="0% 100%" style:font-name="Tahoma" fo:font-size="8pt" fo:language="ru" fo:country="RU" officeooo:rsid="001a1cca" officeooo:paragraph-rsid="00a7acb2" style:font-size-asian="8pt" style:font-size-complex="8pt"/>
    </style:style>
    <style:style style:name="P117" style:family="paragraph" style:parent-style-name="Standard">
      <style:paragraph-properties fo:text-align="justify" style:justify-single-word="false"/>
      <style:text-properties style:text-position="0% 100%" style:font-name="Tahoma" fo:font-size="8pt" fo:language="ru" fo:country="RU" officeooo:rsid="001e40c3" officeooo:paragraph-rsid="001e40c3" style:font-size-asian="8pt" style:font-size-complex="8pt"/>
    </style:style>
    <style:style style:name="P118" style:family="paragraph" style:parent-style-name="Standard">
      <style:paragraph-properties fo:text-align="justify" style:justify-single-word="false"/>
      <style:text-properties style:text-position="0% 100%" style:font-name="Tahoma" fo:font-size="8pt" fo:language="ru" fo:country="RU" officeooo:rsid="001e40c3" officeooo:paragraph-rsid="00a7acb2" style:font-size-asian="8pt" style:font-size-complex="8pt"/>
    </style:style>
    <style:style style:name="P119" style:family="paragraph" style:parent-style-name="Standard">
      <style:paragraph-properties fo:text-align="justify" style:justify-single-word="false"/>
      <style:text-properties style:text-position="0% 100%" style:font-name="Tahoma" fo:font-size="8pt" fo:language="ru" fo:country="RU" officeooo:rsid="001e59fd" officeooo:paragraph-rsid="001e59fd" style:font-size-asian="8pt" style:font-size-complex="8pt"/>
    </style:style>
    <style:style style:name="P120" style:family="paragraph" style:parent-style-name="Standard">
      <style:paragraph-properties fo:text-align="justify" style:justify-single-word="false"/>
      <style:text-properties style:text-position="0% 100%" style:font-name="Tahoma" fo:font-size="8pt" fo:language="ru" fo:country="RU" officeooo:rsid="001f5d6e" officeooo:paragraph-rsid="001f5d6e" style:font-size-asian="8pt" style:font-size-complex="8pt"/>
    </style:style>
    <style:style style:name="P121" style:family="paragraph" style:parent-style-name="Standard">
      <style:paragraph-properties fo:text-align="justify" style:justify-single-word="false"/>
      <style:text-properties style:text-position="0% 100%" style:font-name="Tahoma" fo:font-size="8pt" fo:language="ru" fo:country="RU" officeooo:rsid="0020c40d" officeooo:paragraph-rsid="0020c40d" style:font-size-asian="8pt" style:font-size-complex="8pt"/>
    </style:style>
    <style:style style:name="P122" style:family="paragraph" style:parent-style-name="Standard">
      <style:paragraph-properties fo:text-align="justify" style:justify-single-word="false"/>
      <style:text-properties style:text-position="0% 100%" style:font-name="Tahoma" fo:font-size="8pt" fo:language="ru" fo:country="RU" officeooo:rsid="002275a7" officeooo:paragraph-rsid="002275a7" style:font-size-asian="8pt" style:font-size-complex="8pt"/>
    </style:style>
    <style:style style:name="P123" style:family="paragraph" style:parent-style-name="Standard">
      <style:paragraph-properties fo:text-align="justify" style:justify-single-word="false"/>
      <style:text-properties style:text-position="0% 100%" style:font-name="Tahoma" fo:font-size="8pt" fo:language="ru" fo:country="RU" officeooo:rsid="0023018f" officeooo:paragraph-rsid="0023018f" style:font-size-asian="8pt" style:font-size-complex="8pt"/>
    </style:style>
    <style:style style:name="P124" style:family="paragraph" style:parent-style-name="Standard">
      <style:paragraph-properties fo:text-align="justify" style:justify-single-word="false"/>
      <style:text-properties style:text-position="0% 100%" style:font-name="Tahoma" fo:font-size="8pt" fo:language="ru" fo:country="RU" officeooo:rsid="00233321" officeooo:paragraph-rsid="00233321" style:font-size-asian="8pt" style:font-size-complex="8pt"/>
    </style:style>
    <style:style style:name="P125" style:family="paragraph" style:parent-style-name="Standard">
      <style:paragraph-properties fo:text-align="justify" style:justify-single-word="false"/>
      <style:text-properties style:text-position="0% 100%" style:font-name="Tahoma" fo:font-size="8pt" fo:language="ru" fo:country="RU" officeooo:rsid="0024ba29" officeooo:paragraph-rsid="0024ba29" style:font-size-asian="8pt" style:font-size-complex="8pt"/>
    </style:style>
    <style:style style:name="P126" style:family="paragraph" style:parent-style-name="Standard">
      <style:paragraph-properties fo:text-align="justify" style:justify-single-word="false"/>
      <style:text-properties style:text-position="0% 100%" style:font-name="Tahoma" fo:font-size="8pt" fo:language="ru" fo:country="RU" officeooo:rsid="0024ba29" officeooo:paragraph-rsid="0025c017" style:font-size-asian="8pt" style:font-size-complex="8pt"/>
    </style:style>
    <style:style style:name="P127" style:family="paragraph" style:parent-style-name="Standard">
      <style:paragraph-properties fo:text-align="justify" style:justify-single-word="false"/>
      <style:text-properties style:text-position="0% 100%" style:font-name="Tahoma" fo:font-size="8pt" fo:language="ru" fo:country="RU" officeooo:rsid="0025c017" officeooo:paragraph-rsid="0025c017" style:font-size-asian="8pt" style:font-size-complex="8pt"/>
    </style:style>
    <style:style style:name="P128" style:family="paragraph" style:parent-style-name="Standard">
      <style:paragraph-properties fo:text-align="justify" style:justify-single-word="false"/>
      <style:text-properties style:text-position="0% 100%" style:font-name="Tahoma" fo:font-size="8pt" fo:language="ru" fo:country="RU" officeooo:rsid="00282970" officeooo:paragraph-rsid="00282970" style:font-size-asian="8pt" style:font-size-complex="8pt"/>
    </style:style>
    <style:style style:name="P129" style:family="paragraph" style:parent-style-name="Standard">
      <style:paragraph-properties fo:text-align="justify" style:justify-single-word="false"/>
      <style:text-properties style:text-position="0% 100%" style:font-name="Tahoma" fo:font-size="8pt" fo:language="ru" fo:country="RU" officeooo:rsid="00298d87" officeooo:paragraph-rsid="00298d87" style:font-size-asian="8pt" style:font-size-complex="8pt"/>
    </style:style>
    <style:style style:name="P130" style:family="paragraph" style:parent-style-name="Standard">
      <style:paragraph-properties fo:text-align="justify" style:justify-single-word="false"/>
      <style:text-properties style:text-position="0% 100%" style:font-name="Tahoma" fo:font-size="8pt" fo:language="ru" fo:country="RU" officeooo:rsid="0029ddf1" officeooo:paragraph-rsid="0029ddf1" style:font-size-asian="8pt" style:font-size-complex="8pt"/>
    </style:style>
    <style:style style:name="P131" style:family="paragraph" style:parent-style-name="Standard">
      <style:paragraph-properties fo:text-align="justify" style:justify-single-word="false"/>
      <style:text-properties style:text-position="0% 100%" style:font-name="Tahoma" fo:font-size="8pt" fo:language="ru" fo:country="RU" officeooo:rsid="0029ea91" officeooo:paragraph-rsid="002d0d21" style:font-size-asian="8pt" style:font-size-complex="8pt"/>
    </style:style>
    <style:style style:name="P132" style:family="paragraph" style:parent-style-name="Standard">
      <style:paragraph-properties fo:text-align="justify" style:justify-single-word="false"/>
      <style:text-properties style:text-position="0% 100%" style:font-name="Tahoma" fo:font-size="8pt" fo:language="ru" fo:country="RU" officeooo:rsid="0029ea91" officeooo:paragraph-rsid="007709d8" style:font-size-asian="8pt" style:font-size-complex="8pt"/>
    </style:style>
    <style:style style:name="P133" style:family="paragraph" style:parent-style-name="Standard">
      <style:paragraph-properties fo:text-align="justify" style:justify-single-word="false"/>
      <style:text-properties style:text-position="0% 100%" style:font-name="Tahoma" fo:font-size="8pt" fo:language="ru" fo:country="RU" officeooo:rsid="002d0d21" officeooo:paragraph-rsid="002d0d21" style:font-size-asian="8pt" style:font-size-complex="8pt"/>
    </style:style>
    <style:style style:name="P134" style:family="paragraph" style:parent-style-name="Standard">
      <style:paragraph-properties fo:text-align="justify" style:justify-single-word="false"/>
      <style:text-properties style:text-position="0% 100%" style:font-name="Tahoma" fo:font-size="8pt" fo:language="ru" fo:country="RU" officeooo:rsid="002e1c8a" officeooo:paragraph-rsid="002e1c8a" style:font-size-asian="8pt" style:font-size-complex="8pt"/>
    </style:style>
    <style:style style:name="P135" style:family="paragraph" style:parent-style-name="Standard">
      <style:paragraph-properties fo:text-align="justify" style:justify-single-word="false"/>
      <style:text-properties style:text-position="0% 100%" style:font-name="Tahoma" fo:font-size="8pt" fo:language="ru" fo:country="RU" officeooo:rsid="002ea4f9" officeooo:paragraph-rsid="002ea4f9" style:font-size-asian="8pt" style:font-size-complex="8pt"/>
    </style:style>
    <style:style style:name="P136" style:family="paragraph" style:parent-style-name="Standard">
      <style:paragraph-properties fo:text-align="justify" style:justify-single-word="false"/>
      <style:text-properties style:text-position="0% 100%" style:font-name="Tahoma" fo:font-size="8pt" fo:language="ru" fo:country="RU" officeooo:rsid="0030420b" officeooo:paragraph-rsid="0030420b" style:font-size-asian="8pt" style:font-size-complex="8pt"/>
    </style:style>
    <style:style style:name="P137" style:family="paragraph" style:parent-style-name="Standard">
      <style:paragraph-properties fo:text-align="justify" style:justify-single-word="false"/>
      <style:text-properties style:text-position="0% 100%" style:font-name="Tahoma" fo:font-size="8pt" fo:language="ru" fo:country="RU" officeooo:rsid="0030c4f1" officeooo:paragraph-rsid="0030c4f1" style:font-size-asian="8pt" style:font-size-complex="8pt"/>
    </style:style>
    <style:style style:name="P138" style:family="paragraph" style:parent-style-name="Standard">
      <style:paragraph-properties fo:text-align="justify" style:justify-single-word="false"/>
      <style:text-properties style:text-position="0% 100%" style:font-name="Tahoma" fo:font-size="8pt" fo:language="ru" fo:country="RU" officeooo:rsid="003540ad" officeooo:paragraph-rsid="003540ad" style:font-size-asian="8pt" style:font-size-complex="8pt"/>
    </style:style>
    <style:style style:name="P139" style:family="paragraph" style:parent-style-name="Standard">
      <style:paragraph-properties fo:text-align="justify" style:justify-single-word="false"/>
      <style:text-properties style:text-position="0% 100%" style:font-name="Tahoma" fo:font-size="8pt" fo:language="ru" fo:country="RU" officeooo:rsid="0036c5a1" officeooo:paragraph-rsid="0036c5a1" style:font-size-asian="8pt" style:font-size-complex="8pt"/>
    </style:style>
    <style:style style:name="P140" style:family="paragraph" style:parent-style-name="Standard">
      <style:paragraph-properties fo:text-align="justify" style:justify-single-word="false"/>
      <style:text-properties style:text-position="0% 100%" style:font-name="Tahoma" fo:font-size="8pt" fo:language="ru" fo:country="RU" officeooo:rsid="00384236" officeooo:paragraph-rsid="00384236" style:font-size-asian="8pt" style:font-size-complex="8pt"/>
    </style:style>
    <style:style style:name="P141" style:family="paragraph" style:parent-style-name="Standard">
      <style:paragraph-properties fo:text-align="justify" style:justify-single-word="false"/>
      <style:text-properties style:text-position="0% 100%" style:font-name="Tahoma" fo:font-size="8pt" fo:language="ru" fo:country="RU" officeooo:rsid="00384236" officeooo:paragraph-rsid="00ddf8ec" style:font-size-asian="8pt" style:font-size-complex="8pt"/>
    </style:style>
    <style:style style:name="P142" style:family="paragraph" style:parent-style-name="Standard">
      <style:paragraph-properties fo:text-align="justify" style:justify-single-word="false"/>
      <style:text-properties style:text-position="0% 100%" style:font-name="Tahoma" fo:font-size="8pt" fo:language="ru" fo:country="RU" officeooo:rsid="00389c77" officeooo:paragraph-rsid="00389c77" style:font-size-asian="8pt" style:font-size-complex="8pt"/>
    </style:style>
    <style:style style:name="P143" style:family="paragraph" style:parent-style-name="Standard">
      <style:paragraph-properties fo:text-align="justify" style:justify-single-word="false"/>
      <style:text-properties style:text-position="0% 100%" style:font-name="Tahoma" fo:font-size="8pt" fo:language="ru" fo:country="RU" officeooo:rsid="003c4b84" officeooo:paragraph-rsid="003c4b84" style:font-size-asian="8pt" style:font-size-complex="8pt"/>
    </style:style>
    <style:style style:name="P144" style:family="paragraph" style:parent-style-name="Standard">
      <style:paragraph-properties fo:text-align="justify" style:justify-single-word="false"/>
      <style:text-properties style:text-position="0% 100%" style:font-name="Tahoma" fo:font-size="8pt" fo:language="ru" fo:country="RU" officeooo:rsid="003e4a37" officeooo:paragraph-rsid="003e4a37" style:font-size-asian="8pt" style:font-size-complex="8pt"/>
    </style:style>
    <style:style style:name="P145" style:family="paragraph" style:parent-style-name="Standard">
      <style:paragraph-properties fo:text-align="justify" style:justify-single-word="false"/>
      <style:text-properties style:text-position="0% 100%" style:font-name="Tahoma" fo:font-size="8pt" fo:language="ru" fo:country="RU" officeooo:rsid="00418423" officeooo:paragraph-rsid="00418423" style:font-size-asian="8pt" style:font-size-complex="8pt"/>
    </style:style>
    <style:style style:name="P146" style:family="paragraph" style:parent-style-name="Standard">
      <style:paragraph-properties fo:text-align="justify" style:justify-single-word="false"/>
      <style:text-properties style:text-position="0% 100%" style:font-name="Tahoma" fo:font-size="8pt" fo:language="ru" fo:country="RU" officeooo:rsid="0042b345" officeooo:paragraph-rsid="0042b345" style:font-size-asian="8pt" style:font-size-complex="8pt"/>
    </style:style>
    <style:style style:name="P147" style:family="paragraph" style:parent-style-name="Standard">
      <style:paragraph-properties fo:text-align="justify" style:justify-single-word="false"/>
      <style:text-properties style:text-position="0% 100%" style:font-name="Tahoma" fo:font-size="8pt" fo:language="ru" fo:country="RU" officeooo:rsid="00444080" officeooo:paragraph-rsid="00444080" style:font-size-asian="8pt" style:font-size-complex="8pt"/>
    </style:style>
    <style:style style:name="P148" style:family="paragraph" style:parent-style-name="Standard">
      <style:paragraph-properties fo:text-align="justify" style:justify-single-word="false"/>
      <style:text-properties style:text-position="0% 100%" style:font-name="Tahoma" fo:font-size="8pt" fo:language="ru" fo:country="RU" officeooo:rsid="00450726" officeooo:paragraph-rsid="00450726" style:font-size-asian="8pt" style:font-size-complex="8pt"/>
    </style:style>
    <style:style style:name="P149" style:family="paragraph" style:parent-style-name="Standard">
      <style:paragraph-properties fo:text-align="justify" style:justify-single-word="false"/>
      <style:text-properties style:text-position="0% 100%" style:font-name="Tahoma" fo:font-size="8pt" fo:language="ru" fo:country="RU" officeooo:rsid="00450726" officeooo:paragraph-rsid="00ddf8ec" style:font-size-asian="8pt" style:font-size-complex="8pt"/>
    </style:style>
    <style:style style:name="P150" style:family="paragraph" style:parent-style-name="Standard">
      <style:paragraph-properties fo:text-align="justify" style:justify-single-word="false"/>
      <style:text-properties style:text-position="0% 100%" style:font-name="Tahoma" fo:font-size="8pt" fo:language="ru" fo:country="RU" officeooo:rsid="0045ecfe" officeooo:paragraph-rsid="0045ecfe" style:font-size-asian="8pt" style:font-size-complex="8pt"/>
    </style:style>
    <style:style style:name="P151" style:family="paragraph" style:parent-style-name="Standard">
      <style:paragraph-properties fo:text-align="justify" style:justify-single-word="false"/>
      <style:text-properties style:text-position="0% 100%" style:font-name="Tahoma" fo:font-size="8pt" fo:language="ru" fo:country="RU" officeooo:rsid="0046877c" officeooo:paragraph-rsid="0046877c" style:font-size-asian="8pt" style:font-size-complex="8pt"/>
    </style:style>
    <style:style style:name="P152" style:family="paragraph" style:parent-style-name="Standard">
      <style:paragraph-properties fo:text-align="justify" style:justify-single-word="false"/>
      <style:text-properties style:text-position="0% 100%" style:font-name="Tahoma" fo:font-size="8pt" fo:language="ru" fo:country="RU" officeooo:rsid="0046877c" officeooo:paragraph-rsid="007709d8" style:font-size-asian="8pt" style:font-size-complex="8pt"/>
    </style:style>
    <style:style style:name="P153" style:family="paragraph" style:parent-style-name="Standard">
      <style:paragraph-properties fo:text-align="justify" style:justify-single-word="false"/>
      <style:text-properties style:text-position="0% 100%" style:font-name="Tahoma" fo:font-size="8pt" fo:language="ru" fo:country="RU" officeooo:rsid="0047a0ea" officeooo:paragraph-rsid="0047a0ea" style:font-size-asian="8pt" style:font-size-complex="8pt"/>
    </style:style>
    <style:style style:name="P154" style:family="paragraph" style:parent-style-name="Standard">
      <style:paragraph-properties fo:text-align="justify" style:justify-single-word="false"/>
      <style:text-properties style:text-position="0% 100%" style:font-name="Tahoma" fo:font-size="8pt" fo:language="ru" fo:country="RU" officeooo:rsid="0047a0ea" officeooo:paragraph-rsid="00ddf8ec" style:font-size-asian="8pt" style:font-size-complex="8pt"/>
    </style:style>
    <style:style style:name="P155" style:family="paragraph" style:parent-style-name="Standard">
      <style:paragraph-properties fo:text-align="justify" style:justify-single-word="false"/>
      <style:text-properties style:text-position="0% 100%" style:font-name="Tahoma" fo:font-size="8pt" fo:language="ru" fo:country="RU" officeooo:rsid="004983eb" officeooo:paragraph-rsid="004983eb" style:font-size-asian="8pt" style:font-size-complex="8pt"/>
    </style:style>
    <style:style style:name="P156" style:family="paragraph" style:parent-style-name="Standard">
      <style:paragraph-properties fo:text-align="justify" style:justify-single-word="false"/>
      <style:text-properties style:text-position="0% 100%" style:font-name="Tahoma" fo:font-size="8pt" fo:language="ru" fo:country="RU" officeooo:rsid="004b74d2" officeooo:paragraph-rsid="004b74d2" style:font-size-asian="8pt" style:font-size-complex="8pt"/>
    </style:style>
    <style:style style:name="P157" style:family="paragraph" style:parent-style-name="Standard">
      <style:paragraph-properties fo:text-align="justify" style:justify-single-word="false"/>
      <style:text-properties style:text-position="0% 100%" style:font-name="Tahoma" fo:font-size="8pt" fo:language="ru" fo:country="RU" officeooo:rsid="004d6666" officeooo:paragraph-rsid="004d6666" style:font-size-asian="8pt" style:font-size-complex="8pt"/>
    </style:style>
    <style:style style:name="P158" style:family="paragraph" style:parent-style-name="Standard">
      <style:paragraph-properties fo:text-align="justify" style:justify-single-word="false"/>
      <style:text-properties style:text-position="0% 100%" style:font-name="Tahoma" fo:font-size="8pt" fo:language="ru" fo:country="RU" officeooo:rsid="004e4dd1" officeooo:paragraph-rsid="004e4dd1" style:font-size-asian="8pt" style:font-size-complex="8pt"/>
    </style:style>
    <style:style style:name="P159" style:family="paragraph" style:parent-style-name="Standard">
      <style:paragraph-properties fo:text-align="justify" style:justify-single-word="false"/>
      <style:text-properties style:text-position="0% 100%" style:font-name="Tahoma" fo:font-size="8pt" fo:language="ru" fo:country="RU" officeooo:rsid="004f9d8c" officeooo:paragraph-rsid="004f9d8c" style:font-size-asian="8pt" style:font-size-complex="8pt"/>
    </style:style>
    <style:style style:name="P160" style:family="paragraph" style:parent-style-name="Standard">
      <style:paragraph-properties fo:text-align="justify" style:justify-single-word="false"/>
      <style:text-properties style:text-position="0% 100%" style:font-name="Tahoma" fo:font-size="8pt" fo:language="ru" fo:country="RU" officeooo:rsid="004f9d8c" officeooo:paragraph-rsid="00a7acb2" style:font-size-asian="8pt" style:font-size-complex="8pt"/>
    </style:style>
    <style:style style:name="P161" style:family="paragraph" style:parent-style-name="Standard">
      <style:paragraph-properties fo:text-align="justify" style:justify-single-word="false"/>
      <style:text-properties style:text-position="0% 100%" style:font-name="Tahoma" fo:font-size="8pt" fo:language="ru" fo:country="RU" officeooo:rsid="00518b93" officeooo:paragraph-rsid="00518b93" style:font-size-asian="8pt" style:font-size-complex="8pt"/>
    </style:style>
    <style:style style:name="P162" style:family="paragraph" style:parent-style-name="Standard">
      <style:paragraph-properties fo:text-align="justify" style:justify-single-word="false"/>
      <style:text-properties style:text-position="0% 100%" style:font-name="Tahoma" fo:font-size="8pt" fo:language="ru" fo:country="RU" officeooo:rsid="00518b93" officeooo:paragraph-rsid="00df53fa" style:font-size-asian="8pt" style:font-size-complex="8pt"/>
    </style:style>
    <style:style style:name="P163" style:family="paragraph" style:parent-style-name="Standard">
      <style:paragraph-properties fo:text-align="justify" style:justify-single-word="false"/>
      <style:text-properties style:text-position="0% 100%" style:font-name="Tahoma" fo:font-size="8pt" fo:language="ru" fo:country="RU" officeooo:rsid="0052ccb1" officeooo:paragraph-rsid="0052ccb1" style:font-size-asian="8pt" style:font-size-complex="8pt"/>
    </style:style>
    <style:style style:name="P164" style:family="paragraph" style:parent-style-name="Standard">
      <style:paragraph-properties fo:text-align="justify" style:justify-single-word="false"/>
      <style:text-properties style:text-position="0% 100%" style:font-name="Tahoma" fo:font-size="8pt" fo:language="ru" fo:country="RU" officeooo:rsid="0052ccb1" officeooo:paragraph-rsid="00df53fa" style:font-size-asian="8pt" style:font-size-complex="8pt"/>
    </style:style>
    <style:style style:name="P165" style:family="paragraph" style:parent-style-name="Standard">
      <style:paragraph-properties fo:text-align="justify" style:justify-single-word="false"/>
      <style:text-properties style:text-position="0% 100%" style:font-name="Tahoma" fo:font-size="8pt" fo:language="ru" fo:country="RU" officeooo:rsid="0053f3fd" officeooo:paragraph-rsid="0053f3fd" style:font-size-asian="8pt" style:font-size-complex="8pt"/>
    </style:style>
    <style:style style:name="P166" style:family="paragraph" style:parent-style-name="Standard">
      <style:paragraph-properties fo:text-align="justify" style:justify-single-word="false"/>
      <style:text-properties style:text-position="0% 100%" style:font-name="Tahoma" fo:font-size="8pt" fo:language="ru" fo:country="RU" officeooo:rsid="005507f0" officeooo:paragraph-rsid="005507f0" style:font-size-asian="8pt" style:font-size-complex="8pt"/>
    </style:style>
    <style:style style:name="P167" style:family="paragraph" style:parent-style-name="Standard">
      <style:paragraph-properties fo:text-align="justify" style:justify-single-word="false"/>
      <style:text-properties style:text-position="0% 100%" style:font-name="Tahoma" fo:font-size="8pt" fo:language="ru" fo:country="RU" officeooo:rsid="005586e1" officeooo:paragraph-rsid="005586e1" style:font-size-asian="8pt" style:font-size-complex="8pt"/>
    </style:style>
    <style:style style:name="P168" style:family="paragraph" style:parent-style-name="Standard">
      <style:paragraph-properties fo:text-align="justify" style:justify-single-word="false"/>
      <style:text-properties style:text-position="0% 100%" style:font-name="Tahoma" fo:font-size="8pt" fo:language="ru" fo:country="RU" officeooo:rsid="000f7d6a" officeooo:paragraph-rsid="0076a3a2" style:font-size-asian="8pt" style:font-size-complex="8pt"/>
    </style:style>
    <style:style style:name="P169" style:family="paragraph" style:parent-style-name="Standard">
      <style:paragraph-properties fo:text-align="justify" style:justify-single-word="false"/>
      <style:text-properties style:text-position="0% 100%" style:font-name="Tahoma" fo:font-size="8pt" fo:language="ru" fo:country="RU" officeooo:rsid="0076a3a2" officeooo:paragraph-rsid="0076a3a2" style:font-size-asian="8pt" style:font-size-complex="8pt"/>
    </style:style>
    <style:style style:name="P17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0da227" officeooo:paragraph-rsid="0076c18d" style:font-size-asian="8pt" style:font-size-complex="8pt"/>
    </style:style>
    <style:style style:name="P17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7cc3b0" officeooo:paragraph-rsid="007cc3b0" style:font-size-asian="8pt" style:font-size-complex="8pt"/>
    </style:style>
    <style:style style:name="P17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7d75b1" officeooo:paragraph-rsid="007d75b1" style:font-size-asian="8pt" style:font-size-complex="8pt"/>
    </style:style>
    <style:style style:name="P17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0eb99" officeooo:paragraph-rsid="0080eb99" style:font-size-asian="8pt" style:font-size-complex="8pt"/>
    </style:style>
    <style:style style:name="P17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0eb99" officeooo:paragraph-rsid="00812f0b" style:font-size-asian="8pt" style:font-size-complex="8pt"/>
    </style:style>
    <style:style style:name="P17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12f0b" officeooo:paragraph-rsid="00812f0b" style:font-size-asian="8pt" style:font-size-complex="8pt"/>
    </style:style>
    <style:style style:name="P17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14355" officeooo:paragraph-rsid="00814355" style:font-size-asian="8pt" style:font-size-complex="8pt"/>
    </style:style>
    <style:style style:name="P17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14355" officeooo:paragraph-rsid="00a7acb2" style:font-size-asian="8pt" style:font-size-complex="8pt"/>
    </style:style>
    <style:style style:name="P17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1f4e9" officeooo:paragraph-rsid="0081f4e9" style:font-size-asian="8pt" style:font-size-complex="8pt"/>
    </style:style>
    <style:style style:name="P17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1f4e9" officeooo:paragraph-rsid="00df53fa" style:font-size-asian="8pt" style:font-size-complex="8pt"/>
    </style:style>
    <style:style style:name="P18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33354" officeooo:paragraph-rsid="00833354" style:font-size-asian="8pt" style:font-size-complex="8pt"/>
    </style:style>
    <style:style style:name="P18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33354" officeooo:paragraph-rsid="00a7acb2" style:font-size-asian="8pt" style:font-size-complex="8pt"/>
    </style:style>
    <style:style style:name="P18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33354" officeooo:paragraph-rsid="00df53fa" style:font-size-asian="8pt" style:font-size-complex="8pt"/>
    </style:style>
    <style:style style:name="P18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3a95d" officeooo:paragraph-rsid="0083a95d" style:font-size-asian="8pt" style:font-size-complex="8pt"/>
    </style:style>
    <style:style style:name="P18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3a95d" officeooo:paragraph-rsid="00df53fa" style:font-size-asian="8pt" style:font-size-complex="8pt"/>
    </style:style>
    <style:style style:name="P18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49b9c" officeooo:paragraph-rsid="0086c7c9" style:font-size-asian="8pt" style:font-size-complex="8pt"/>
    </style:style>
    <style:style style:name="P18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8003a" officeooo:paragraph-rsid="0088003a" style:font-size-asian="8pt" style:font-size-complex="8pt"/>
    </style:style>
    <style:style style:name="P18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8003a" officeooo:paragraph-rsid="008881b5" style:font-size-asian="8pt" style:font-size-complex="8pt"/>
    </style:style>
    <style:style style:name="P18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881b5" officeooo:paragraph-rsid="008881b5" style:font-size-asian="8pt" style:font-size-complex="8pt"/>
    </style:style>
    <style:style style:name="P18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936e8" officeooo:paragraph-rsid="008936e8" style:font-size-asian="8pt" style:font-size-complex="8pt"/>
    </style:style>
    <style:style style:name="P19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a0fcc" officeooo:paragraph-rsid="008a0fcc" style:font-size-asian="8pt" style:font-size-complex="8pt"/>
    </style:style>
    <style:style style:name="P19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a0fcc" officeooo:paragraph-rsid="008aead6" style:font-size-asian="8pt" style:font-size-complex="8pt"/>
    </style:style>
    <style:style style:name="P19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aead6" officeooo:paragraph-rsid="008aead6" style:font-size-asian="8pt" style:font-size-complex="8pt"/>
    </style:style>
    <style:style style:name="P19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cddb9" officeooo:paragraph-rsid="008cddb9" style:font-size-asian="8pt" style:font-size-complex="8pt"/>
    </style:style>
    <style:style style:name="P19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e7f80" officeooo:paragraph-rsid="008e7f80" style:font-size-asian="8pt" style:font-size-complex="8pt"/>
    </style:style>
    <style:style style:name="P19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8e7f80" officeooo:paragraph-rsid="008fe4c9" style:font-size-asian="8pt" style:font-size-complex="8pt"/>
    </style:style>
    <style:style style:name="P19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228ad" officeooo:paragraph-rsid="009228ad" style:font-size-asian="8pt" style:font-size-complex="8pt"/>
    </style:style>
    <style:style style:name="P19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84004" officeooo:paragraph-rsid="00984004" style:font-size-asian="8pt" style:font-size-complex="8pt"/>
    </style:style>
    <style:style style:name="P19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84004" officeooo:paragraph-rsid="00adf448" style:font-size-asian="8pt" style:font-size-complex="8pt"/>
    </style:style>
    <style:style style:name="P19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8747a" officeooo:paragraph-rsid="0098747a" style:font-size-asian="8pt" style:font-size-complex="8pt"/>
    </style:style>
    <style:style style:name="P20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cb846" officeooo:paragraph-rsid="00f4b097" style:font-size-asian="8pt" style:font-size-complex="8pt"/>
    </style:style>
    <style:style style:name="P20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eb2de" officeooo:paragraph-rsid="00f4b097" style:font-size-asian="8pt" style:font-size-complex="8pt"/>
    </style:style>
    <style:style style:name="P20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086d0" officeooo:paragraph-rsid="00f4b097" style:font-size-asian="8pt" style:font-size-complex="8pt"/>
    </style:style>
    <style:style style:name="P20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24a3f" officeooo:paragraph-rsid="00f4b097" style:font-size-asian="8pt" style:font-size-complex="8pt"/>
    </style:style>
    <style:style style:name="P20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2ccd3" officeooo:paragraph-rsid="00f4b097" style:font-size-asian="8pt" style:font-size-complex="8pt"/>
    </style:style>
    <style:style style:name="P20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376b6" officeooo:paragraph-rsid="00f4b097" style:font-size-asian="8pt" style:font-size-complex="8pt"/>
    </style:style>
    <style:style style:name="P20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3a5a8" officeooo:paragraph-rsid="00f4b097" style:font-size-asian="8pt" style:font-size-complex="8pt"/>
    </style:style>
    <style:style style:name="P20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4a7b5" officeooo:paragraph-rsid="00f4b097" style:font-size-asian="8pt" style:font-size-complex="8pt"/>
    </style:style>
    <style:style style:name="P20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4d0ad" officeooo:paragraph-rsid="00a4d0ad" style:font-size-asian="8pt" style:font-size-complex="8pt"/>
    </style:style>
    <style:style style:name="P20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4fdc8" officeooo:paragraph-rsid="00a4fdc8" style:font-size-asian="8pt" style:font-size-complex="8pt"/>
    </style:style>
    <style:style style:name="P21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4fdc8" officeooo:paragraph-rsid="00f4b097" style:font-size-asian="8pt" style:font-size-complex="8pt"/>
    </style:style>
    <style:style style:name="P21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50254" officeooo:paragraph-rsid="00a50254" style:font-size-asian="8pt" style:font-size-complex="8pt"/>
    </style:style>
    <style:style style:name="P212" style:family="paragraph" style:parent-style-name="Standard">
      <style:paragraph-properties fo:text-align="justify" style:justify-single-word="false"/>
      <style:text-properties style:text-position="0% 100%" style:font-name="Tahoma" fo:font-size="8pt" fo:language="ru" fo:country="RU" officeooo:rsid="00181fda" officeooo:paragraph-rsid="00a7acb2" style:font-size-asian="8pt" style:font-size-complex="8pt"/>
    </style:style>
    <style:style style:name="P213" style:family="paragraph" style:parent-style-name="Standard">
      <style:paragraph-properties fo:text-align="justify" style:justify-single-word="false"/>
      <style:text-properties style:text-position="0% 100%" style:font-name="Tahoma" fo:font-size="8pt" fo:language="ru" fo:country="RU" officeooo:rsid="001b77e8" officeooo:paragraph-rsid="00a7acb2" style:font-size-asian="8pt" style:font-size-complex="8pt"/>
    </style:style>
    <style:style style:name="P214" style:family="paragraph" style:parent-style-name="Standard">
      <style:paragraph-properties fo:text-align="justify" style:justify-single-word="false"/>
      <style:text-properties style:text-position="0% 100%" style:font-name="Tahoma" fo:font-size="8pt" fo:language="ru" fo:country="RU" officeooo:rsid="001c4898" officeooo:paragraph-rsid="00a7acb2" style:font-size-asian="8pt" style:font-size-complex="8pt"/>
    </style:style>
    <style:style style:name="P21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9aaeac" officeooo:paragraph-rsid="009aaeac" style:font-size-asian="8pt" style:font-size-complex="8pt"/>
    </style:style>
    <style:style style:name="P21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8a92d" officeooo:paragraph-rsid="00a8a92d" style:font-size-asian="8pt" style:font-size-complex="8pt"/>
    </style:style>
    <style:style style:name="P21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c1de6" officeooo:paragraph-rsid="00ac1de6" style:font-size-asian="8pt" style:font-size-complex="8pt"/>
    </style:style>
    <style:style style:name="P21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c1de6" officeooo:paragraph-rsid="00adf448" style:font-size-asian="8pt" style:font-size-complex="8pt"/>
    </style:style>
    <style:style style:name="P21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df448" officeooo:paragraph-rsid="00adf448" style:font-size-asian="8pt" style:font-size-complex="8pt"/>
    </style:style>
    <style:style style:name="P22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df448" officeooo:paragraph-rsid="00ae8103" style:font-size-asian="8pt" style:font-size-complex="8pt"/>
    </style:style>
    <style:style style:name="P22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e8103" officeooo:paragraph-rsid="00ae8103" style:font-size-asian="8pt" style:font-size-complex="8pt"/>
    </style:style>
    <style:style style:name="P22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e8103" officeooo:paragraph-rsid="00af2d65" style:font-size-asian="8pt" style:font-size-complex="8pt"/>
    </style:style>
    <style:style style:name="P22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f2d65" officeooo:paragraph-rsid="00af2d65" style:font-size-asian="8pt" style:font-size-complex="8pt"/>
    </style:style>
    <style:style style:name="P22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f2d65" officeooo:paragraph-rsid="00df53fa" style:font-size-asian="8pt" style:font-size-complex="8pt"/>
    </style:style>
    <style:style style:name="P22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af3e46" officeooo:paragraph-rsid="00af3e46" style:font-size-asian="8pt" style:font-size-complex="8pt"/>
    </style:style>
    <style:style style:name="P22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11433" officeooo:paragraph-rsid="00b11433" style:font-size-asian="8pt" style:font-size-complex="8pt"/>
    </style:style>
    <style:style style:name="P22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11433" officeooo:paragraph-rsid="00b1b47a" style:font-size-asian="8pt" style:font-size-complex="8pt"/>
    </style:style>
    <style:style style:name="P22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1b47a" officeooo:paragraph-rsid="00b1b47a" style:font-size-asian="8pt" style:font-size-complex="8pt"/>
    </style:style>
    <style:style style:name="P22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1b47a" officeooo:paragraph-rsid="00f2619a" style:font-size-asian="8pt" style:font-size-complex="8pt"/>
    </style:style>
    <style:style style:name="P23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33ca5" officeooo:paragraph-rsid="00b33ca5" style:font-size-asian="8pt" style:font-size-complex="8pt"/>
    </style:style>
    <style:style style:name="P23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33ca5" officeooo:paragraph-rsid="00f2619a" style:font-size-asian="8pt" style:font-size-complex="8pt"/>
    </style:style>
    <style:style style:name="P23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5010d" officeooo:paragraph-rsid="00b5010d" style:font-size-asian="8pt" style:font-size-complex="8pt"/>
    </style:style>
    <style:style style:name="P23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5ab07" officeooo:paragraph-rsid="00b5ab07" style:font-size-asian="8pt" style:font-size-complex="8pt"/>
    </style:style>
    <style:style style:name="P23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6b57c" officeooo:paragraph-rsid="00b6b57c" style:font-size-asian="8pt" style:font-size-complex="8pt"/>
    </style:style>
    <style:style style:name="P23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6b5aa" officeooo:paragraph-rsid="00b6b5aa" style:font-size-asian="8pt" style:font-size-complex="8pt"/>
    </style:style>
    <style:style style:name="P23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6b5aa" officeooo:paragraph-rsid="00b7fd20" style:font-size-asian="8pt" style:font-size-complex="8pt"/>
    </style:style>
    <style:style style:name="P23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7fd20" officeooo:paragraph-rsid="00b7fd20" style:font-size-asian="8pt" style:font-size-complex="8pt"/>
    </style:style>
    <style:style style:name="P23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7fd20" officeooo:paragraph-rsid="00b8c622" style:font-size-asian="8pt" style:font-size-complex="8pt"/>
    </style:style>
    <style:style style:name="P23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7fd20" officeooo:paragraph-rsid="00e0652a" style:font-size-asian="8pt" style:font-size-complex="8pt"/>
    </style:style>
    <style:style style:name="P24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7fd20" officeooo:paragraph-rsid="00f2619a" style:font-size-asian="8pt" style:font-size-complex="8pt"/>
    </style:style>
    <style:style style:name="P24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8c622" officeooo:paragraph-rsid="00b8c622" style:font-size-asian="8pt" style:font-size-complex="8pt"/>
    </style:style>
    <style:style style:name="P24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8c622" officeooo:paragraph-rsid="00b97b1f" style:font-size-asian="8pt" style:font-size-complex="8pt"/>
    </style:style>
    <style:style style:name="P24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8c622" officeooo:paragraph-rsid="00f2619a" style:font-size-asian="8pt" style:font-size-complex="8pt"/>
    </style:style>
    <style:style style:name="P24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97b1f" officeooo:paragraph-rsid="00b97b1f" style:font-size-asian="8pt" style:font-size-complex="8pt"/>
    </style:style>
    <style:style style:name="P24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97b1f" officeooo:paragraph-rsid="00f2619a" style:font-size-asian="8pt" style:font-size-complex="8pt"/>
    </style:style>
    <style:style style:name="P24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b1827" officeooo:paragraph-rsid="00bb1827" style:font-size-asian="8pt" style:font-size-complex="8pt"/>
    </style:style>
    <style:style style:name="P24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b1827" officeooo:paragraph-rsid="00bcb7b1" style:font-size-asian="8pt" style:font-size-complex="8pt"/>
    </style:style>
    <style:style style:name="P24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bea53e" officeooo:paragraph-rsid="00bea53e" style:font-size-asian="8pt" style:font-size-complex="8pt"/>
    </style:style>
    <style:style style:name="P24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0610c" officeooo:paragraph-rsid="00f4b097" style:font-size-asian="8pt" style:font-size-complex="8pt"/>
    </style:style>
    <style:style style:name="P25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27e67" officeooo:paragraph-rsid="00f4b097" style:font-size-asian="8pt" style:font-size-complex="8pt"/>
    </style:style>
    <style:style style:name="P25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1e3d5" officeooo:paragraph-rsid="00f4b097" style:font-size-asian="8pt" style:font-size-complex="8pt"/>
    </style:style>
    <style:style style:name="P25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54536" officeooo:paragraph-rsid="00f4b097" style:font-size-asian="8pt" style:font-size-complex="8pt"/>
    </style:style>
    <style:style style:name="P25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6574e" officeooo:paragraph-rsid="00c6574e" style:font-size-asian="8pt" style:font-size-complex="8pt"/>
    </style:style>
    <style:style style:name="P25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90101" officeooo:paragraph-rsid="00c90101" style:font-size-asian="8pt" style:font-size-complex="8pt"/>
    </style:style>
    <style:style style:name="P25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90101" officeooo:paragraph-rsid="00cc0cf4" style:font-size-asian="8pt" style:font-size-complex="8pt"/>
    </style:style>
    <style:style style:name="P25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c0cf4" officeooo:paragraph-rsid="00cc0cf4" style:font-size-asian="8pt" style:font-size-complex="8pt"/>
    </style:style>
    <style:style style:name="P25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e0a47" officeooo:paragraph-rsid="00ce0a47" style:font-size-asian="8pt" style:font-size-complex="8pt"/>
    </style:style>
    <style:style style:name="P25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e9cb3" officeooo:paragraph-rsid="00ce9cb3" style:font-size-asian="8pt" style:font-size-complex="8pt"/>
    </style:style>
    <style:style style:name="P25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e9cb3" officeooo:paragraph-rsid="00cf84d7" style:font-size-asian="8pt" style:font-size-complex="8pt"/>
    </style:style>
    <style:style style:name="P26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e9cb3" officeooo:paragraph-rsid="00f2619a" style:font-size-asian="8pt" style:font-size-complex="8pt"/>
    </style:style>
    <style:style style:name="P26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f84d7" officeooo:paragraph-rsid="00cf84d7" style:font-size-asian="8pt" style:font-size-complex="8pt"/>
    </style:style>
    <style:style style:name="P26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cf84d7" officeooo:paragraph-rsid="00f2619a" style:font-size-asian="8pt" style:font-size-complex="8pt"/>
    </style:style>
    <style:style style:name="P26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0a719" officeooo:paragraph-rsid="00d0a719" style:font-size-asian="8pt" style:font-size-complex="8pt"/>
    </style:style>
    <style:style style:name="P26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0a719" officeooo:paragraph-rsid="00d27097" style:font-size-asian="8pt" style:font-size-complex="8pt"/>
    </style:style>
    <style:style style:name="P26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27097" officeooo:paragraph-rsid="00d27097" style:font-size-asian="8pt" style:font-size-complex="8pt"/>
    </style:style>
    <style:style style:name="P26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27097" officeooo:paragraph-rsid="00f4b097" style:font-size-asian="8pt" style:font-size-complex="8pt"/>
    </style:style>
    <style:style style:name="P26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29b9a" officeooo:paragraph-rsid="00f4b097" style:font-size-asian="8pt" style:font-size-complex="8pt"/>
    </style:style>
    <style:style style:name="P26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37326" officeooo:paragraph-rsid="00f51206" style:font-size-asian="8pt" style:font-size-complex="8pt"/>
    </style:style>
    <style:style style:name="P26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3d95a" officeooo:paragraph-rsid="00f4b097" style:font-size-asian="8pt" style:font-size-complex="8pt"/>
    </style:style>
    <style:style style:name="P27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4fd01" officeooo:paragraph-rsid="00d4fd01" style:font-size-asian="8pt" style:font-size-complex="8pt"/>
    </style:style>
    <style:style style:name="P27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67324" officeooo:paragraph-rsid="00d67324" style:font-size-asian="8pt" style:font-size-complex="8pt"/>
    </style:style>
    <style:style style:name="P27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67324" officeooo:paragraph-rsid="00d84f28" style:font-size-asian="8pt" style:font-size-complex="8pt"/>
    </style:style>
    <style:style style:name="P27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67324" officeooo:paragraph-rsid="00f2619a" style:font-size-asian="8pt" style:font-size-complex="8pt"/>
    </style:style>
    <style:style style:name="P27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84f28" officeooo:paragraph-rsid="00d84f28" style:font-size-asian="8pt" style:font-size-complex="8pt"/>
    </style:style>
    <style:style style:name="P27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84f28" officeooo:paragraph-rsid="00d88896" style:font-size-asian="8pt" style:font-size-complex="8pt"/>
    </style:style>
    <style:style style:name="P27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88896" officeooo:paragraph-rsid="00d88896" style:font-size-asian="8pt" style:font-size-complex="8pt"/>
    </style:style>
    <style:style style:name="P27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9625a" officeooo:paragraph-rsid="00d9625a" style:font-size-asian="8pt" style:font-size-complex="8pt"/>
    </style:style>
    <style:style style:name="P27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9625a" officeooo:paragraph-rsid="00db1131" style:font-size-asian="8pt" style:font-size-complex="8pt"/>
    </style:style>
    <style:style style:name="P27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b1131" officeooo:paragraph-rsid="00db1131" style:font-size-asian="8pt" style:font-size-complex="8pt"/>
    </style:style>
    <style:style style:name="P28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c5a89" officeooo:paragraph-rsid="00dc5a89" style:font-size-asian="8pt" style:font-size-complex="8pt"/>
    </style:style>
    <style:style style:name="P28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dcb1c3" officeooo:paragraph-rsid="00dcb1c3" style:font-size-asian="8pt" style:font-size-complex="8pt"/>
    </style:style>
    <style:style style:name="P282" style:family="paragraph" style:parent-style-name="Standard">
      <style:paragraph-properties fo:text-align="justify" style:justify-single-word="false"/>
      <style:text-properties style:text-position="0% 100%" style:font-name="Tahoma" fo:font-size="8pt" fo:language="ru" fo:country="RU" officeooo:rsid="00ddf8ec" officeooo:paragraph-rsid="00ddf8ec" style:font-size-asian="8pt" style:font-size-complex="8pt"/>
    </style:style>
    <style:style style:name="P28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0e776" officeooo:paragraph-rsid="00e0e776" style:font-size-asian="8pt" style:font-size-complex="8pt"/>
    </style:style>
    <style:style style:name="P28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2a58d" officeooo:paragraph-rsid="00e2a58d" style:font-size-asian="8pt" style:font-size-complex="8pt"/>
    </style:style>
    <style:style style:name="P28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2a58d" officeooo:paragraph-rsid="00f2619a" style:font-size-asian="8pt" style:font-size-complex="8pt"/>
    </style:style>
    <style:style style:name="P28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54732" officeooo:paragraph-rsid="00e54732" style:font-size-asian="8pt" style:font-size-complex="8pt"/>
    </style:style>
    <style:style style:name="P28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54732" officeooo:paragraph-rsid="00e73343" style:font-size-asian="8pt" style:font-size-complex="8pt"/>
    </style:style>
    <style:style style:name="P28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7ae23" officeooo:paragraph-rsid="00e7ae23" style:font-size-asian="8pt" style:font-size-complex="8pt"/>
    </style:style>
    <style:style style:name="P28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7ae23" officeooo:paragraph-rsid="00f4596b" style:font-size-asian="8pt" style:font-size-complex="8pt"/>
    </style:style>
    <style:style style:name="P29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7e299" officeooo:paragraph-rsid="00e7e299" style:font-size-asian="8pt" style:font-size-complex="8pt"/>
    </style:style>
    <style:style style:name="P29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7e299" officeooo:paragraph-rsid="00e9d5c9" style:font-size-asian="8pt" style:font-size-complex="8pt"/>
    </style:style>
    <style:style style:name="P29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9d5c9" officeooo:paragraph-rsid="00e9d5c9" style:font-size-asian="8pt" style:font-size-complex="8pt"/>
    </style:style>
    <style:style style:name="P29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9d5c9" officeooo:paragraph-rsid="00ed5f4e" style:font-size-asian="8pt" style:font-size-complex="8pt"/>
    </style:style>
    <style:style style:name="P29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d5f4e" officeooo:paragraph-rsid="00f4b097" style:font-size-asian="8pt" style:font-size-complex="8pt"/>
    </style:style>
    <style:style style:name="P29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e0c15" officeooo:paragraph-rsid="00f4596b" style:font-size-asian="8pt" style:font-size-complex="8pt"/>
    </style:style>
    <style:style style:name="P29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e506f" officeooo:paragraph-rsid="00f4596b" style:font-size-asian="8pt" style:font-size-complex="8pt"/>
    </style:style>
    <style:style style:name="P29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ee506f" officeooo:paragraph-rsid="00f51206" style:font-size-asian="8pt" style:font-size-complex="8pt"/>
    </style:style>
    <style:style style:name="P29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04e95" officeooo:paragraph-rsid="00f04e95" style:font-size-asian="8pt" style:font-size-complex="8pt"/>
    </style:style>
    <style:style style:name="P29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04e95" officeooo:paragraph-rsid="00f9cea4" style:font-size-asian="8pt" style:font-size-complex="8pt"/>
    </style:style>
    <style:style style:name="P30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1dd0b" officeooo:paragraph-rsid="00f1dd0b" style:font-size-asian="8pt" style:font-size-complex="8pt"/>
    </style:style>
    <style:style style:name="P30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1dd0b" officeooo:paragraph-rsid="00f2619a" style:font-size-asian="8pt" style:font-size-complex="8pt"/>
    </style:style>
    <style:style style:name="P30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2619a" officeooo:paragraph-rsid="00f2619a" style:font-size-asian="8pt" style:font-size-complex="8pt"/>
    </style:style>
    <style:style style:name="P30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6c9ef" officeooo:paragraph-rsid="00f7cc53" style:font-size-asian="8pt" style:font-size-complex="8pt"/>
    </style:style>
    <style:style style:name="P30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6c9ef" officeooo:paragraph-rsid="00f7fd7b" style:font-size-asian="8pt" style:font-size-complex="8pt"/>
    </style:style>
    <style:style style:name="P30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6c9ef" officeooo:paragraph-rsid="00f9cea4" style:font-size-asian="8pt" style:font-size-complex="8pt"/>
    </style:style>
    <style:style style:name="P30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7fd7b" officeooo:paragraph-rsid="00f7fd7b" style:font-size-asian="8pt" style:font-size-complex="8pt"/>
    </style:style>
    <style:style style:name="P30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9cea4" officeooo:paragraph-rsid="00f9cea4" style:font-size-asian="8pt" style:font-size-complex="8pt"/>
    </style:style>
    <style:style style:name="P30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a005e" officeooo:paragraph-rsid="00fa005e" style:font-size-asian="8pt" style:font-size-complex="8pt"/>
    </style:style>
    <style:style style:name="P30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b1ec5" officeooo:paragraph-rsid="00fb1ec5" style:font-size-asian="8pt" style:font-size-complex="8pt"/>
    </style:style>
    <style:style style:name="P31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d0547" officeooo:paragraph-rsid="00fd0547" style:font-size-asian="8pt" style:font-size-complex="8pt"/>
    </style:style>
    <style:style style:name="P31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d0e02" officeooo:paragraph-rsid="00fd0e02" style:font-size-asian="8pt" style:font-size-complex="8pt"/>
    </style:style>
    <style:style style:name="P31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0fe9bfa" officeooo:paragraph-rsid="00fe9bfa" style:font-size-asian="8pt" style:font-size-complex="8pt"/>
    </style:style>
    <style:style style:name="P31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1a00e" officeooo:paragraph-rsid="0101a00e" style:font-size-asian="8pt" style:font-size-complex="8pt"/>
    </style:style>
    <style:style style:name="P31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1a00e" officeooo:paragraph-rsid="010274b8" style:font-size-asian="8pt" style:font-size-complex="8pt"/>
    </style:style>
    <style:style style:name="P31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1a00e" officeooo:paragraph-rsid="010a8603" style:font-size-asian="8pt" style:font-size-complex="8pt"/>
    </style:style>
    <style:style style:name="P31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3a91c" officeooo:paragraph-rsid="0103a91c" style:font-size-asian="8pt" style:font-size-complex="8pt"/>
    </style:style>
    <style:style style:name="P31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3a91c" officeooo:paragraph-rsid="01085507" style:font-size-asian="8pt" style:font-size-complex="8pt"/>
    </style:style>
    <style:style style:name="P31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51c23" officeooo:paragraph-rsid="01085507" style:font-size-asian="8pt" style:font-size-complex="8pt"/>
    </style:style>
    <style:style style:name="P31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949a3" officeooo:paragraph-rsid="010949a3" style:font-size-asian="8pt" style:font-size-complex="8pt"/>
    </style:style>
    <style:style style:name="P32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949a3" officeooo:paragraph-rsid="010a8603" style:font-size-asian="8pt" style:font-size-complex="8pt"/>
    </style:style>
    <style:style style:name="P32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a8603" officeooo:paragraph-rsid="010a8603" style:font-size-asian="8pt" style:font-size-complex="8pt"/>
    </style:style>
    <style:style style:name="P32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274b8" officeooo:paragraph-rsid="010a8603" style:font-size-asian="8pt" style:font-size-complex="8pt"/>
    </style:style>
    <style:style style:name="P32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be818" officeooo:paragraph-rsid="010be818" style:font-size-asian="8pt" style:font-size-complex="8pt"/>
    </style:style>
    <style:style style:name="P32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be818" officeooo:paragraph-rsid="010dbbf3" style:font-size-asian="8pt" style:font-size-complex="8pt"/>
    </style:style>
    <style:style style:name="P32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be818" officeooo:paragraph-rsid="0113b458" style:font-size-asian="8pt" style:font-size-complex="8pt"/>
    </style:style>
    <style:style style:name="P32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be818" officeooo:paragraph-rsid="0114adfa" style:font-size-asian="8pt" style:font-size-complex="8pt"/>
    </style:style>
    <style:style style:name="P32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dbbf3" officeooo:paragraph-rsid="010dbbf3" style:font-size-asian="8pt" style:font-size-complex="8pt"/>
    </style:style>
    <style:style style:name="P32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f38ba" officeooo:paragraph-rsid="010f38ba" style:font-size-asian="8pt" style:font-size-complex="8pt"/>
    </style:style>
    <style:style style:name="P32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10373" officeooo:paragraph-rsid="01110373" style:font-size-asian="8pt" style:font-size-complex="8pt"/>
    </style:style>
    <style:style style:name="P33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25c74" officeooo:paragraph-rsid="01125c74" style:font-size-asian="8pt" style:font-size-complex="8pt"/>
    </style:style>
    <style:style style:name="P33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085507" officeooo:paragraph-rsid="01085507" style:font-size-asian="8pt" style:font-size-complex="8pt"/>
    </style:style>
    <style:style style:name="P33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43ab1" officeooo:paragraph-rsid="01143ab1" style:font-size-asian="8pt" style:font-size-complex="8pt"/>
    </style:style>
    <style:style style:name="P33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039ad" officeooo:paragraph-rsid="011039ad" style:font-size-asian="8pt" style:font-size-complex="8pt"/>
    </style:style>
    <style:style style:name="P33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87b51" officeooo:paragraph-rsid="01187b51" style:font-size-asian="8pt" style:font-size-complex="8pt"/>
    </style:style>
    <style:style style:name="P33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9c597" officeooo:paragraph-rsid="0119c597" style:font-size-asian="8pt" style:font-size-complex="8pt"/>
    </style:style>
    <style:style style:name="P33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bcc54" officeooo:paragraph-rsid="011bcc54" style:font-size-asian="8pt" style:font-size-complex="8pt"/>
    </style:style>
    <style:style style:name="P33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b3fb0" officeooo:paragraph-rsid="011b3fb0" style:font-size-asian="8pt" style:font-size-complex="8pt"/>
    </style:style>
    <style:style style:name="P338" style:family="paragraph" style:parent-style-name="Standard">
      <style:paragraph-properties fo:text-align="justify" style:justify-single-word="false"/>
      <style:text-properties style:text-position="0% 100%" style:font-name="Tahoma" fo:font-size="8pt" fo:language="en" fo:country="US" officeooo:rsid="003540ad" officeooo:paragraph-rsid="003540ad" style:font-size-asian="8pt" style:font-size-complex="8pt"/>
    </style:style>
    <style:style style:name="P339" style:family="paragraph" style:parent-style-name="Standard">
      <style:paragraph-properties fo:text-align="justify" style:justify-single-word="false"/>
      <style:text-properties style:text-position="0% 100%" style:font-name="Tahoma" fo:font-size="8pt" fo:language="en" fo:country="US" officeooo:rsid="0030c4f1" officeooo:paragraph-rsid="0030c4f1" style:font-size-asian="8pt" style:font-size-complex="8pt"/>
    </style:style>
    <style:style style:name="P340" style:family="paragraph" style:parent-style-name="Standard">
      <style:paragraph-properties fo:text-align="justify" style:justify-single-word="false"/>
      <style:text-properties style:text-position="0% 100%" style:font-name="Tahoma" fo:font-size="8pt" fo:language="en" fo:country="US" officeooo:rsid="003a7c91" officeooo:paragraph-rsid="003a7c91" style:font-size-asian="8pt" style:font-size-complex="8pt"/>
    </style:style>
    <style:style style:name="P341" style:family="paragraph" style:parent-style-name="Standard">
      <style:paragraph-properties fo:text-align="justify" style:justify-single-word="false"/>
      <style:text-properties style:text-position="0% 100%" style:font-name="Tahoma" fo:font-size="8pt" fo:language="en" fo:country="US" officeooo:rsid="004d6666" officeooo:paragraph-rsid="004d6666" style:font-size-asian="8pt" style:font-size-complex="8pt"/>
    </style:style>
    <style:style style:name="P342" style:family="paragraph" style:parent-style-name="Standard">
      <style:paragraph-properties fo:text-align="justify" style:justify-single-word="false"/>
      <style:text-properties style:text-position="0% 100%" style:font-name="Tahoma" fo:font-size="8pt" fo:language="en" fo:country="US" officeooo:rsid="00518b93" officeooo:paragraph-rsid="00518b93" style:font-size-asian="8pt" style:font-size-complex="8pt"/>
    </style:style>
    <style:style style:name="P343" style:family="paragraph" style:parent-style-name="Standard">
      <style:paragraph-properties fo:text-align="justify" style:justify-single-word="false"/>
      <style:text-properties style:text-position="0% 100%" style:font-name="Tahoma" fo:font-size="8pt" fo:language="en" fo:country="US" officeooo:rsid="0052ccb1" officeooo:paragraph-rsid="0052ccb1" style:font-size-asian="8pt" style:font-size-complex="8pt"/>
    </style:style>
    <style:style style:name="P344" style:family="paragraph" style:parent-style-name="Standard">
      <style:paragraph-properties fo:text-align="justify" style:justify-single-word="false"/>
      <style:text-properties style:text-position="0% 100%" style:font-name="Tahoma" fo:font-size="8pt" fo:language="en" fo:country="US" officeooo:rsid="0053f3fd" officeooo:paragraph-rsid="0053f3fd" style:font-size-asian="8pt" style:font-size-complex="8pt"/>
    </style:style>
    <style:style style:name="P34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83a95d" officeooo:paragraph-rsid="0083a95d" style:font-size-asian="8pt" style:font-size-complex="8pt"/>
    </style:style>
    <style:style style:name="P34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7dc82e" officeooo:paragraph-rsid="007dc82e" style:font-size-asian="8pt" style:font-size-complex="8pt"/>
    </style:style>
    <style:style style:name="P34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80eb99" officeooo:paragraph-rsid="007dc82e" style:font-size-asian="8pt" style:font-size-complex="8pt"/>
    </style:style>
    <style:style style:name="P34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833354" officeooo:paragraph-rsid="00833354" style:font-size-asian="8pt" style:font-size-complex="8pt"/>
    </style:style>
    <style:style style:name="P34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81f4e9" officeooo:paragraph-rsid="0081f4e9" style:font-size-asian="8pt" style:font-size-complex="8pt"/>
    </style:style>
    <style:style style:name="P35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ac1de6" officeooo:paragraph-rsid="00ac1de6" style:font-size-asian="8pt" style:font-size-complex="8pt"/>
    </style:style>
    <style:style style:name="P35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b7fd20" officeooo:paragraph-rsid="00b7fd20" style:font-size-asian="8pt" style:font-size-complex="8pt"/>
    </style:style>
    <style:style style:name="P35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9b174e" officeooo:paragraph-rsid="00f4b097" style:font-size-asian="8pt" style:font-size-complex="8pt"/>
    </style:style>
    <style:style style:name="P35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c8506a" officeooo:paragraph-rsid="00c8506a" style:font-size-asian="8pt" style:font-size-complex="8pt"/>
    </style:style>
    <style:style style:name="P35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c90101" officeooo:paragraph-rsid="00c90101" style:font-size-asian="8pt" style:font-size-complex="8pt"/>
    </style:style>
    <style:style style:name="P35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cf84d7" officeooo:paragraph-rsid="00cf84d7" style:font-size-asian="8pt" style:font-size-complex="8pt"/>
    </style:style>
    <style:style style:name="P35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db1131" officeooo:paragraph-rsid="00db1131" style:font-size-asian="8pt" style:font-size-complex="8pt"/>
    </style:style>
    <style:style style:name="P357"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d3d95a" officeooo:paragraph-rsid="00d3d95a" style:font-size-asian="8pt" style:font-size-complex="8pt"/>
    </style:style>
    <style:style style:name="P358"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d4fd01" officeooo:paragraph-rsid="00d4fd01" style:font-size-asian="8pt" style:font-size-complex="8pt"/>
    </style:style>
    <style:style style:name="P359"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dc5a89" officeooo:paragraph-rsid="00dc5a89" style:font-size-asian="8pt" style:font-size-complex="8pt"/>
    </style:style>
    <style:style style:name="P360"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e0e776" officeooo:paragraph-rsid="00e0e776" style:font-size-asian="8pt" style:font-size-complex="8pt"/>
    </style:style>
    <style:style style:name="P361"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e4490c" officeooo:paragraph-rsid="00e4490c" style:font-size-asian="8pt" style:font-size-complex="8pt"/>
    </style:style>
    <style:style style:name="P36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e54732" officeooo:paragraph-rsid="00e54732" style:font-size-asian="8pt" style:font-size-complex="8pt"/>
    </style:style>
    <style:style style:name="P363"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ed5f4e" officeooo:paragraph-rsid="00f4b097" style:font-size-asian="8pt" style:font-size-complex="8pt"/>
    </style:style>
    <style:style style:name="P364"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0ee506f" officeooo:paragraph-rsid="00f4596b" style:font-size-asian="8pt" style:font-size-complex="8pt"/>
    </style:style>
    <style:style style:name="P365"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10080f7" officeooo:paragraph-rsid="010080f7" style:font-size-asian="8pt" style:font-size-complex="8pt"/>
    </style:style>
    <style:style style:name="P366"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en" fo:country="US" officeooo:rsid="0108ba16" officeooo:paragraph-rsid="0108ba16" style:font-size-asian="8pt" style:font-size-complex="8pt"/>
    </style:style>
    <style:style style:name="P367" style:family="paragraph" style:parent-style-name="Standard">
      <style:paragraph-properties fo:text-align="justify" style:justify-single-word="false"/>
      <style:text-properties style:text-position="0% 100%" style:font-name="Courier New" fo:font-size="8pt" fo:language="en" fo:country="US" officeooo:rsid="00282970" officeooo:paragraph-rsid="00282970" style:font-size-asian="8pt" style:font-size-complex="8pt"/>
    </style:style>
    <style:style style:name="P368" style:family="paragraph" style:parent-style-name="Standard">
      <style:paragraph-properties fo:text-align="justify" style:justify-single-word="false"/>
      <style:text-properties style:text-position="0% 100%" style:font-name="Courier New" fo:font-size="8pt" fo:language="en" fo:country="US" officeooo:rsid="00298d87" officeooo:paragraph-rsid="00298d87" style:font-size-asian="8pt" style:font-size-complex="8pt"/>
    </style:style>
    <style:style style:name="P369" style:family="paragraph" style:parent-style-name="Standard">
      <style:paragraph-properties fo:text-align="justify" style:justify-single-word="false"/>
      <style:text-properties style:text-position="0% 100%" style:font-name="Courier New" fo:font-size="8pt" fo:language="en" fo:country="US" officeooo:rsid="000f7d6a" officeooo:paragraph-rsid="0076a3a2" style:font-size-asian="8pt" style:font-size-complex="8pt"/>
    </style:style>
    <style:style style:name="P37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8pt" fo:language="en" fo:country="US" officeooo:rsid="008a0fcc" officeooo:paragraph-rsid="008a0fcc" style:font-size-asian="8pt" style:font-size-complex="8pt"/>
    </style:style>
    <style:style style:name="P371" style:family="paragraph" style:parent-style-name="Standard">
      <style:paragraph-properties fo:text-align="justify" style:justify-single-word="false"/>
      <style:text-properties style:text-position="0% 100%" style:font-name="Courier New" fo:font-size="8pt" fo:language="en" fo:country="US" officeooo:rsid="0047a0ea" officeooo:paragraph-rsid="00ddf8ec" style:font-size-asian="8pt" style:font-size-complex="8pt"/>
    </style:style>
    <style:style style:name="P37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8pt" fo:language="en" fo:country="US" officeooo:rsid="00fb1ec5" officeooo:paragraph-rsid="00fb1ec5" style:font-size-asian="8pt" style:font-size-complex="8pt"/>
    </style:style>
    <style:style style:name="P37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8pt" fo:language="en" fo:country="US" officeooo:rsid="011b3fb0" officeooo:paragraph-rsid="011b3fb0" style:font-size-asian="8pt" style:font-size-complex="8pt"/>
    </style:style>
    <style:style style:name="P374" style:family="paragraph" style:parent-style-name="Standard">
      <style:paragraph-properties fo:text-align="justify" style:justify-single-word="false"/>
      <style:text-properties style:text-position="0% 100%" style:font-name="Courier New" fo:font-size="8pt" fo:language="ru" fo:country="RU" officeooo:rsid="00282970" officeooo:paragraph-rsid="00282970" style:font-size-asian="8pt" style:font-size-complex="8pt"/>
    </style:style>
    <style:style style:name="P375" style:family="paragraph" style:parent-style-name="Standard">
      <style:paragraph-properties fo:text-align="justify" style:justify-single-word="false"/>
      <style:text-properties style:text-position="0% 100%" style:font-name="Courier New" fo:font-size="10pt" fo:language="ru" fo:country="RU" officeooo:rsid="00175ca1" officeooo:paragraph-rsid="00175ca1" style:font-size-asian="10pt" style:font-size-complex="10pt"/>
    </style:style>
    <style:style style:name="P376" style:family="paragraph" style:parent-style-name="Standard">
      <style:paragraph-properties fo:text-align="justify" style:justify-single-word="false"/>
      <style:text-properties style:text-position="0% 100%" style:font-name="Courier New" fo:font-size="10pt" fo:language="ru" fo:country="RU" officeooo:rsid="002e1c8a" officeooo:paragraph-rsid="002e1c8a" style:font-size-asian="10pt" style:font-size-complex="10pt"/>
    </style:style>
    <style:style style:name="P377" style:family="paragraph" style:parent-style-name="Standard">
      <style:paragraph-properties fo:text-align="justify" style:justify-single-word="false"/>
      <style:text-properties style:text-position="0% 100%" style:font-name="Courier New" fo:font-size="10pt" fo:language="ru" fo:country="RU" officeooo:rsid="002ea4f9" officeooo:paragraph-rsid="002ea4f9" style:font-size-asian="10pt" style:font-size-complex="10pt"/>
    </style:style>
    <style:style style:name="P378" style:family="paragraph" style:parent-style-name="Standard">
      <style:paragraph-properties fo:text-align="justify" style:justify-single-word="false"/>
      <style:text-properties style:text-position="0% 100%" style:font-name="Courier New" fo:font-size="10pt" fo:language="ru" fo:country="RU" officeooo:rsid="0030c4f1" officeooo:paragraph-rsid="0030c4f1" style:font-size-asian="10pt" style:font-size-complex="10pt"/>
    </style:style>
    <style:style style:name="P379" style:family="paragraph" style:parent-style-name="Standard">
      <style:paragraph-properties fo:text-align="justify" style:justify-single-word="false"/>
      <style:text-properties style:text-position="0% 100%" style:font-name="Courier New" fo:font-size="10pt" fo:language="ru" fo:country="RU" officeooo:rsid="0047a0ea" officeooo:paragraph-rsid="0047a0ea" style:font-size-asian="10pt" style:font-size-complex="10pt"/>
    </style:style>
    <style:style style:name="P380" style:family="paragraph" style:parent-style-name="Standard">
      <style:paragraph-properties fo:text-align="justify" style:justify-single-word="false"/>
      <style:text-properties style:text-position="0% 100%" style:font-name="Courier New" fo:font-size="10pt" fo:language="ru" fo:country="RU" officeooo:rsid="004b74d2" officeooo:paragraph-rsid="004b74d2" style:font-size-asian="10pt" style:font-size-complex="10pt"/>
    </style:style>
    <style:style style:name="P38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814355" officeooo:paragraph-rsid="00814355" style:font-size-asian="10pt" style:font-size-complex="10pt"/>
    </style:style>
    <style:style style:name="P38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81f4e9" officeooo:paragraph-rsid="0081f4e9" style:font-size-asian="10pt" style:font-size-complex="10pt"/>
    </style:style>
    <style:style style:name="P38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83a95d" officeooo:paragraph-rsid="0083a95d" style:font-size-asian="10pt" style:font-size-complex="10pt"/>
    </style:style>
    <style:style style:name="P38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a24a3f" officeooo:paragraph-rsid="00f4b097" style:font-size-asian="10pt" style:font-size-complex="10pt"/>
    </style:style>
    <style:style style:name="P38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a50254" officeooo:paragraph-rsid="00a50254" style:font-size-asian="10pt" style:font-size-complex="10pt"/>
    </style:style>
    <style:style style:name="P38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d37326" officeooo:paragraph-rsid="00f4b097" style:font-size-asian="10pt" style:font-size-complex="10pt"/>
    </style:style>
    <style:style style:name="P38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d9625a" officeooo:paragraph-rsid="00d9625a" style:font-size-asian="10pt" style:font-size-complex="10pt"/>
    </style:style>
    <style:style style:name="P38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ru" fo:country="RU" officeooo:rsid="00dc5a89" officeooo:paragraph-rsid="00dc5a89" style:font-size-asian="10pt" style:font-size-complex="10pt"/>
    </style:style>
    <style:style style:name="P389" style:family="paragraph" style:parent-style-name="Standard">
      <style:paragraph-properties fo:text-align="justify" style:justify-single-word="false"/>
      <style:text-properties style:text-position="0% 100%" style:font-name="Courier New" fo:font-size="10pt" fo:language="en" fo:country="US" officeooo:rsid="00175ca1" officeooo:paragraph-rsid="00175ca1" style:font-size-asian="10pt" style:font-size-complex="10pt"/>
    </style:style>
    <style:style style:name="P390" style:family="paragraph" style:parent-style-name="Standard">
      <style:paragraph-properties fo:text-align="justify" style:justify-single-word="false"/>
      <style:text-properties style:text-position="0% 100%" style:font-name="Courier New" fo:font-size="10pt" fo:language="en" fo:country="US" officeooo:rsid="001b77e8" officeooo:paragraph-rsid="001b77e8" style:font-size-asian="10pt" style:font-size-complex="10pt"/>
    </style:style>
    <style:style style:name="P391" style:family="paragraph" style:parent-style-name="Standard">
      <style:paragraph-properties fo:text-align="justify" style:justify-single-word="false"/>
      <style:text-properties style:text-position="0% 100%" style:font-name="Courier New" fo:font-size="10pt" fo:language="en" fo:country="US" officeooo:rsid="001c4898" officeooo:paragraph-rsid="001c4898" style:font-size-asian="10pt" style:font-size-complex="10pt"/>
    </style:style>
    <style:style style:name="P392" style:family="paragraph" style:parent-style-name="Standard">
      <style:paragraph-properties fo:text-align="justify" style:justify-single-word="false"/>
      <style:text-properties style:text-position="0% 100%" style:font-name="Courier New" fo:font-size="10pt" fo:language="en" fo:country="US" officeooo:rsid="001e40c3" officeooo:paragraph-rsid="001e40c3" style:font-size-asian="10pt" style:font-size-complex="10pt"/>
    </style:style>
    <style:style style:name="P393" style:family="paragraph" style:parent-style-name="Standard">
      <style:paragraph-properties fo:text-align="justify" style:justify-single-word="false"/>
      <style:text-properties style:text-position="0% 100%" style:font-name="Courier New" fo:font-size="10pt" fo:language="en" fo:country="US" officeooo:rsid="001e59fd" officeooo:paragraph-rsid="001e59fd" style:font-size-asian="10pt" style:font-size-complex="10pt"/>
    </style:style>
    <style:style style:name="P394" style:family="paragraph" style:parent-style-name="Standard">
      <style:paragraph-properties fo:text-align="justify" style:justify-single-word="false"/>
      <style:text-properties style:text-position="0% 100%" style:font-name="Courier New" fo:font-size="10pt" fo:language="en" fo:country="US" officeooo:rsid="001f5d6e" officeooo:paragraph-rsid="001f5d6e" style:font-size-asian="10pt" style:font-size-complex="10pt"/>
    </style:style>
    <style:style style:name="P395" style:family="paragraph" style:parent-style-name="Standard">
      <style:paragraph-properties fo:text-align="justify" style:justify-single-word="false"/>
      <style:text-properties style:text-position="0% 100%" style:font-name="Courier New" fo:font-size="10pt" fo:language="en" fo:country="US" officeooo:rsid="00181fda" officeooo:paragraph-rsid="001e40c3" style:font-size-asian="10pt" style:font-size-complex="10pt"/>
    </style:style>
    <style:style style:name="P396" style:family="paragraph" style:parent-style-name="Standard">
      <style:paragraph-properties fo:text-align="justify" style:justify-single-word="false"/>
      <style:text-properties style:text-position="0% 100%" style:font-name="Courier New" fo:font-size="10pt" fo:language="en" fo:country="US" officeooo:rsid="00181fda" officeooo:paragraph-rsid="00181fda" style:font-size-asian="10pt" style:font-size-complex="10pt"/>
    </style:style>
    <style:style style:name="P397" style:family="paragraph" style:parent-style-name="Standard">
      <style:paragraph-properties fo:text-align="justify" style:justify-single-word="false"/>
      <style:text-properties style:text-position="0% 100%" style:font-name="Courier New" fo:font-size="10pt" fo:language="en" fo:country="US" officeooo:rsid="001a1cca" officeooo:paragraph-rsid="001a1cca" style:font-size-asian="10pt" style:font-size-complex="10pt"/>
    </style:style>
    <style:style style:name="P398" style:family="paragraph" style:parent-style-name="Standard">
      <style:paragraph-properties fo:text-align="justify" style:justify-single-word="false"/>
      <style:text-properties style:text-position="0% 100%" style:font-name="Courier New" fo:font-size="10pt" fo:language="en" fo:country="US" officeooo:rsid="002ea4f9" officeooo:paragraph-rsid="002ea4f9" style:font-size-asian="10pt" style:font-size-complex="10pt"/>
    </style:style>
    <style:style style:name="P399" style:family="paragraph" style:parent-style-name="Standard">
      <style:paragraph-properties fo:text-align="justify" style:justify-single-word="false"/>
      <style:text-properties style:text-position="0% 100%" style:font-name="Courier New" fo:font-size="10pt" fo:language="en" fo:country="US" officeooo:rsid="0030420b" officeooo:paragraph-rsid="0030420b" style:font-size-asian="10pt" style:font-size-complex="10pt"/>
    </style:style>
    <style:style style:name="P400" style:family="paragraph" style:parent-style-name="Standard">
      <style:paragraph-properties fo:text-align="justify" style:justify-single-word="false"/>
      <style:text-properties style:text-position="0% 100%" style:font-name="Courier New" fo:font-size="10pt" fo:language="en" fo:country="US" officeooo:rsid="0030c4f1" officeooo:paragraph-rsid="0030c4f1" style:font-size-asian="10pt" style:font-size-complex="10pt"/>
    </style:style>
    <style:style style:name="P401" style:family="paragraph" style:parent-style-name="Standard">
      <style:paragraph-properties fo:text-align="justify" style:justify-single-word="false"/>
      <style:text-properties style:text-position="0% 100%" style:font-name="Courier New" fo:font-size="10pt" fo:language="en" fo:country="US" officeooo:rsid="0033a09a" officeooo:paragraph-rsid="0033a09a" style:font-size-asian="10pt" style:font-size-complex="10pt"/>
    </style:style>
    <style:style style:name="P402" style:family="paragraph" style:parent-style-name="Standard">
      <style:paragraph-properties fo:text-align="justify" style:justify-single-word="false"/>
      <style:text-properties style:text-position="0% 100%" style:font-name="Courier New" fo:font-size="10pt" fo:language="en" fo:country="US" officeooo:rsid="003540ad" officeooo:paragraph-rsid="003540ad" style:font-size-asian="10pt" style:font-size-complex="10pt"/>
    </style:style>
    <style:style style:name="P403" style:family="paragraph" style:parent-style-name="Standard">
      <style:paragraph-properties fo:text-align="justify" style:justify-single-word="false"/>
      <style:text-properties style:text-position="0% 100%" style:font-name="Courier New" fo:font-size="10pt" fo:language="en" fo:country="US" officeooo:rsid="00384236" officeooo:paragraph-rsid="00384236" style:font-size-asian="10pt" style:font-size-complex="10pt"/>
    </style:style>
    <style:style style:name="P404" style:family="paragraph" style:parent-style-name="Standard">
      <style:paragraph-properties fo:text-align="justify" style:justify-single-word="false"/>
      <style:text-properties style:text-position="0% 100%" style:font-name="Courier New" fo:font-size="10pt" fo:language="en" fo:country="US" officeooo:rsid="002d0d21" officeooo:paragraph-rsid="002d0d21" style:font-size-asian="10pt" style:font-size-complex="10pt"/>
    </style:style>
    <style:style style:name="P405" style:family="paragraph" style:parent-style-name="Standard">
      <style:paragraph-properties fo:text-align="justify" style:justify-single-word="false"/>
      <style:text-properties style:text-position="0% 100%" style:font-name="Courier New" fo:font-size="10pt" fo:language="en" fo:country="US" officeooo:rsid="002e1c8a" officeooo:paragraph-rsid="002e1c8a" style:font-size-asian="10pt" style:font-size-complex="10pt"/>
    </style:style>
    <style:style style:name="P406" style:family="paragraph" style:parent-style-name="Standard">
      <style:paragraph-properties fo:text-align="justify" style:justify-single-word="false"/>
      <style:text-properties style:text-position="0% 100%" style:font-name="Courier New" fo:font-size="10pt" fo:language="en" fo:country="US" officeooo:rsid="00329199" officeooo:paragraph-rsid="00329199" style:font-size-asian="10pt" style:font-size-complex="10pt"/>
    </style:style>
    <style:style style:name="P407" style:family="paragraph" style:parent-style-name="Standard">
      <style:paragraph-properties fo:text-align="justify" style:justify-single-word="false"/>
      <style:text-properties style:text-position="0% 100%" style:font-name="Courier New" fo:font-size="10pt" fo:language="en" fo:country="US" officeooo:rsid="00389c77" officeooo:paragraph-rsid="00389c77" style:font-size-asian="10pt" style:font-size-complex="10pt"/>
    </style:style>
    <style:style style:name="P408" style:family="paragraph" style:parent-style-name="Standard">
      <style:paragraph-properties fo:text-align="justify" style:justify-single-word="false"/>
      <style:text-properties style:text-position="0% 100%" style:font-name="Courier New" fo:font-size="10pt" fo:language="en" fo:country="US" officeooo:rsid="003c4b84" officeooo:paragraph-rsid="003c4b84" style:font-size-asian="10pt" style:font-size-complex="10pt"/>
    </style:style>
    <style:style style:name="P409" style:family="paragraph" style:parent-style-name="Standard">
      <style:paragraph-properties fo:text-align="justify" style:justify-single-word="false"/>
      <style:text-properties style:text-position="0% 100%" style:font-name="Courier New" fo:font-size="10pt" fo:language="en" fo:country="US" officeooo:rsid="003e4a37" officeooo:paragraph-rsid="003e4a37" style:font-size-asian="10pt" style:font-size-complex="10pt"/>
    </style:style>
    <style:style style:name="P410" style:family="paragraph" style:parent-style-name="Standard">
      <style:paragraph-properties fo:text-align="justify" style:justify-single-word="false"/>
      <style:text-properties style:text-position="0% 100%" style:font-name="Courier New" fo:font-size="10pt" fo:language="en" fo:country="US" officeooo:rsid="00418423" officeooo:paragraph-rsid="00418423" style:font-size-asian="10pt" style:font-size-complex="10pt"/>
    </style:style>
    <style:style style:name="P411" style:family="paragraph" style:parent-style-name="Standard">
      <style:paragraph-properties fo:text-align="justify" style:justify-single-word="false"/>
      <style:text-properties style:text-position="0% 100%" style:font-name="Courier New" fo:font-size="10pt" fo:language="en" fo:country="US" officeooo:rsid="0042b345" officeooo:paragraph-rsid="0042b345" style:font-size-asian="10pt" style:font-size-complex="10pt"/>
    </style:style>
    <style:style style:name="P412" style:family="paragraph" style:parent-style-name="Standard">
      <style:paragraph-properties fo:text-align="justify" style:justify-single-word="false"/>
      <style:text-properties style:text-position="0% 100%" style:font-name="Courier New" fo:font-size="10pt" fo:language="en" fo:country="US" officeooo:rsid="00444080" officeooo:paragraph-rsid="00444080" style:font-size-asian="10pt" style:font-size-complex="10pt"/>
    </style:style>
    <style:style style:name="P413" style:family="paragraph" style:parent-style-name="Standard">
      <style:paragraph-properties fo:text-align="justify" style:justify-single-word="false"/>
      <style:text-properties style:text-position="0% 100%" style:font-name="Courier New" fo:font-size="10pt" fo:language="en" fo:country="US" officeooo:rsid="00444c19" officeooo:paragraph-rsid="00444c19" style:font-size-asian="10pt" style:font-size-complex="10pt"/>
    </style:style>
    <style:style style:name="P414" style:family="paragraph" style:parent-style-name="Standard">
      <style:paragraph-properties fo:text-align="justify" style:justify-single-word="false"/>
      <style:text-properties style:text-position="0% 100%" style:font-name="Courier New" fo:font-size="10pt" fo:language="en" fo:country="US" officeooo:rsid="00450726" officeooo:paragraph-rsid="00450726" style:font-size-asian="10pt" style:font-size-complex="10pt"/>
    </style:style>
    <style:style style:name="P415" style:family="paragraph" style:parent-style-name="Standard">
      <style:paragraph-properties fo:text-align="justify" style:justify-single-word="false"/>
      <style:text-properties style:text-position="0% 100%" style:font-name="Courier New" fo:font-size="10pt" fo:language="en" fo:country="US" officeooo:rsid="0045ecfe" officeooo:paragraph-rsid="0045ecfe" style:font-size-asian="10pt" style:font-size-complex="10pt"/>
    </style:style>
    <style:style style:name="P416" style:family="paragraph" style:parent-style-name="Standard">
      <style:paragraph-properties fo:text-align="justify" style:justify-single-word="false"/>
      <style:text-properties style:text-position="0% 100%" style:font-name="Courier New" fo:font-size="10pt" fo:language="en" fo:country="US" officeooo:rsid="004983eb" officeooo:paragraph-rsid="004983eb" style:font-size-asian="10pt" style:font-size-complex="10pt"/>
    </style:style>
    <style:style style:name="P417" style:family="paragraph" style:parent-style-name="Standard">
      <style:paragraph-properties fo:text-align="justify" style:justify-single-word="false"/>
      <style:text-properties style:text-position="0% 100%" style:font-name="Courier New" fo:font-size="10pt" fo:language="en" fo:country="US" officeooo:rsid="004e4dd1" officeooo:paragraph-rsid="004e4dd1" style:font-size-asian="10pt" style:font-size-complex="10pt"/>
    </style:style>
    <style:style style:name="P418" style:family="paragraph" style:parent-style-name="Standard">
      <style:paragraph-properties fo:text-align="justify" style:justify-single-word="false"/>
      <style:text-properties style:text-position="0% 100%" style:font-name="Courier New" fo:font-size="10pt" fo:language="en" fo:country="US" officeooo:rsid="004f9d8c" officeooo:paragraph-rsid="004f9d8c" style:font-size-asian="10pt" style:font-size-complex="10pt"/>
    </style:style>
    <style:style style:name="P419" style:family="paragraph" style:parent-style-name="Standard">
      <style:paragraph-properties fo:text-align="justify" style:justify-single-word="false"/>
      <style:text-properties style:text-position="0% 100%" style:font-name="Courier New" fo:font-size="10pt" fo:language="en" fo:country="US" officeooo:rsid="00518b93" officeooo:paragraph-rsid="00518b93" style:font-size-asian="10pt" style:font-size-complex="10pt"/>
    </style:style>
    <style:style style:name="P420" style:family="paragraph" style:parent-style-name="Standard">
      <style:paragraph-properties fo:text-align="justify" style:justify-single-word="false"/>
      <style:text-properties style:text-position="0% 100%" style:font-name="Courier New" fo:font-size="10pt" fo:language="en" fo:country="US" officeooo:rsid="005507f0" officeooo:paragraph-rsid="005507f0" style:font-size-asian="10pt" style:font-size-complex="10pt"/>
    </style:style>
    <style:style style:name="P421" style:family="paragraph" style:parent-style-name="Standard">
      <style:paragraph-properties fo:text-align="justify" style:justify-single-word="false"/>
      <style:text-properties style:text-position="0% 100%" style:font-name="Courier New" fo:font-size="10pt" fo:language="en" fo:country="US" officeooo:rsid="005586e1" officeooo:paragraph-rsid="005586e1" style:font-size-asian="10pt" style:font-size-complex="10pt"/>
    </style:style>
    <style:style style:name="P422" style:family="paragraph" style:parent-style-name="Standard">
      <style:paragraph-properties fo:text-align="justify" style:justify-single-word="false"/>
      <style:text-properties style:text-position="0% 100%" style:font-name="Courier New" fo:font-size="10pt" fo:language="en" fo:country="US" officeooo:rsid="0046877c" officeooo:paragraph-rsid="0046877c" style:font-size-asian="10pt" style:font-size-complex="10pt"/>
    </style:style>
    <style:style style:name="P423" style:family="paragraph" style:parent-style-name="Standard">
      <style:paragraph-properties fo:text-align="justify" style:justify-single-word="false"/>
      <style:text-properties style:text-position="0% 100%" style:font-name="Courier New" fo:font-size="10pt" fo:language="en" fo:country="US" officeooo:rsid="004d6666" officeooo:paragraph-rsid="004d6666" style:font-size-asian="10pt" style:font-size-complex="10pt"/>
    </style:style>
    <style:style style:name="P424" style:family="paragraph" style:parent-style-name="Standard">
      <style:paragraph-properties fo:text-align="justify" style:justify-single-word="false"/>
      <style:text-properties style:text-position="0% 100%" style:font-name="Courier New" fo:font-size="10pt" fo:language="en" fo:country="US" officeooo:rsid="0052ccb1" officeooo:paragraph-rsid="0052ccb1" style:font-size-asian="10pt" style:font-size-complex="10pt"/>
    </style:style>
    <style:style style:name="P425" style:family="paragraph" style:parent-style-name="Standard">
      <style:paragraph-properties fo:text-align="justify" style:justify-single-word="false"/>
      <style:text-properties style:text-position="0% 100%" style:font-name="Courier New" fo:font-size="10pt" fo:language="en" fo:country="US" officeooo:rsid="0053f3fd" officeooo:paragraph-rsid="0053f3fd" style:font-size-asian="10pt" style:font-size-complex="10pt"/>
    </style:style>
    <style:style style:name="P426" style:family="paragraph" style:parent-style-name="Standard">
      <style:paragraph-properties fo:text-align="justify" style:justify-single-word="false"/>
      <style:text-properties style:text-position="0% 100%" style:font-name="Courier New" fo:font-size="10pt" fo:language="en" fo:country="US" officeooo:rsid="005335b0" officeooo:paragraph-rsid="005335b0" style:font-size-asian="10pt" style:font-size-complex="10pt"/>
    </style:style>
    <style:style style:name="P42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88003a" officeooo:paragraph-rsid="0088003a" style:font-size-asian="10pt" style:font-size-complex="10pt"/>
    </style:style>
    <style:style style:name="P42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7d75b1" officeooo:paragraph-rsid="007d75b1" style:font-size-asian="10pt" style:font-size-complex="10pt"/>
    </style:style>
    <style:style style:name="P429"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7dc82e" officeooo:paragraph-rsid="007dc82e" style:font-size-asian="10pt" style:font-size-complex="10pt"/>
    </style:style>
    <style:style style:name="P43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7f7d2a" officeooo:paragraph-rsid="007f7d2a" style:font-size-asian="10pt" style:font-size-complex="10pt"/>
    </style:style>
    <style:style style:name="P43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814355" officeooo:paragraph-rsid="00814355" style:font-size-asian="10pt" style:font-size-complex="10pt"/>
    </style:style>
    <style:style style:name="P43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81f4e9" officeooo:paragraph-rsid="0081f4e9" style:font-size-asian="10pt" style:font-size-complex="10pt"/>
    </style:style>
    <style:style style:name="P43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812f0b" officeooo:paragraph-rsid="00814355" style:font-size-asian="10pt" style:font-size-complex="10pt"/>
    </style:style>
    <style:style style:name="P43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812f0b" officeooo:paragraph-rsid="0081f4e9" style:font-size-asian="10pt" style:font-size-complex="10pt"/>
    </style:style>
    <style:style style:name="P43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9eb2de" officeooo:paragraph-rsid="00f4b097" style:font-size-asian="10pt" style:font-size-complex="10pt"/>
    </style:style>
    <style:style style:name="P43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086d0" officeooo:paragraph-rsid="00f4b097" style:font-size-asian="10pt" style:font-size-complex="10pt"/>
    </style:style>
    <style:style style:name="P43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24a3f" officeooo:paragraph-rsid="00f4b097" style:font-size-asian="10pt" style:font-size-complex="10pt"/>
    </style:style>
    <style:style style:name="P43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2ccd3" officeooo:paragraph-rsid="00f4b097" style:font-size-asian="10pt" style:font-size-complex="10pt"/>
    </style:style>
    <style:style style:name="P439"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376b6" officeooo:paragraph-rsid="00f4b097" style:font-size-asian="10pt" style:font-size-complex="10pt"/>
    </style:style>
    <style:style style:name="P44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3a5a8" officeooo:paragraph-rsid="00f4b097" style:font-size-asian="10pt" style:font-size-complex="10pt"/>
    </style:style>
    <style:style style:name="P44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9cb846" officeooo:paragraph-rsid="00f4b097" style:font-size-asian="10pt" style:font-size-complex="10pt"/>
    </style:style>
    <style:style style:name="P44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4a7b5" officeooo:paragraph-rsid="00f4b097" style:font-size-asian="10pt" style:font-size-complex="10pt"/>
    </style:style>
    <style:style style:name="P44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50254" officeooo:paragraph-rsid="00a50254" style:font-size-asian="10pt" style:font-size-complex="10pt"/>
    </style:style>
    <style:style style:name="P44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4d0ad" officeooo:paragraph-rsid="00a4d0ad" style:font-size-asian="10pt" style:font-size-complex="10pt"/>
    </style:style>
    <style:style style:name="P44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c1de6" officeooo:paragraph-rsid="00ac1de6" style:font-size-asian="10pt" style:font-size-complex="10pt"/>
    </style:style>
    <style:style style:name="P44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af3e46" officeooo:paragraph-rsid="00af3e46" style:font-size-asian="10pt" style:font-size-complex="10pt"/>
    </style:style>
    <style:style style:name="P44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b1b47a" officeooo:paragraph-rsid="00b1b47a" style:font-size-asian="10pt" style:font-size-complex="10pt"/>
    </style:style>
    <style:style style:name="P44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b33ca5" officeooo:paragraph-rsid="00b33ca5" style:font-size-asian="10pt" style:font-size-complex="10pt"/>
    </style:style>
    <style:style style:name="P449"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b6b57c" officeooo:paragraph-rsid="00b6b57c" style:font-size-asian="10pt" style:font-size-complex="10pt"/>
    </style:style>
    <style:style style:name="P45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b6b5aa" officeooo:paragraph-rsid="00b6b5aa" style:font-size-asian="10pt" style:font-size-complex="10pt"/>
    </style:style>
    <style:style style:name="P45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b7fd20" officeooo:paragraph-rsid="00b7fd20" style:font-size-asian="10pt" style:font-size-complex="10pt"/>
    </style:style>
    <style:style style:name="P45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27e67" officeooo:paragraph-rsid="00f4b097" style:font-size-asian="10pt" style:font-size-complex="10pt"/>
    </style:style>
    <style:style style:name="P45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8506a" officeooo:paragraph-rsid="00c8506a" style:font-size-asian="10pt" style:font-size-complex="10pt"/>
    </style:style>
    <style:style style:name="P45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90101" officeooo:paragraph-rsid="00c90101" style:font-size-asian="10pt" style:font-size-complex="10pt"/>
    </style:style>
    <style:style style:name="P45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e0a47" officeooo:paragraph-rsid="00ce0a47" style:font-size-asian="10pt" style:font-size-complex="10pt"/>
    </style:style>
    <style:style style:name="P45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e9cb3" officeooo:paragraph-rsid="00ce9cb3" style:font-size-asian="10pt" style:font-size-complex="10pt"/>
    </style:style>
    <style:style style:name="P45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cf84d7" officeooo:paragraph-rsid="00cf84d7" style:font-size-asian="10pt" style:font-size-complex="10pt"/>
    </style:style>
    <style:style style:name="P45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4fd01" officeooo:paragraph-rsid="00d4fd01" style:font-size-asian="10pt" style:font-size-complex="10pt"/>
    </style:style>
    <style:style style:name="P459"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67324" officeooo:paragraph-rsid="00d67324" style:font-size-asian="10pt" style:font-size-complex="10pt"/>
    </style:style>
    <style:style style:name="P46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84f28" officeooo:paragraph-rsid="00d84f28" style:font-size-asian="10pt" style:font-size-complex="10pt"/>
    </style:style>
    <style:style style:name="P46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84f28" officeooo:paragraph-rsid="00d88896" style:font-size-asian="10pt" style:font-size-complex="10pt"/>
    </style:style>
    <style:style style:name="P46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9625a" officeooo:paragraph-rsid="00d9625a" style:font-size-asian="10pt" style:font-size-complex="10pt"/>
    </style:style>
    <style:style style:name="P46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b1131" officeooo:paragraph-rsid="00db1131" style:font-size-asian="10pt" style:font-size-complex="10pt"/>
    </style:style>
    <style:style style:name="P46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88896" officeooo:paragraph-rsid="00d9625a" style:font-size-asian="10pt" style:font-size-complex="10pt"/>
    </style:style>
    <style:style style:name="P46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c5a89" officeooo:paragraph-rsid="00dc5a89" style:font-size-asian="10pt" style:font-size-complex="10pt"/>
    </style:style>
    <style:style style:name="P46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27097" officeooo:paragraph-rsid="00f4b097" style:font-size-asian="10pt" style:font-size-complex="10pt"/>
    </style:style>
    <style:style style:name="P46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d37326" officeooo:paragraph-rsid="00f4b097" style:font-size-asian="10pt" style:font-size-complex="10pt"/>
    </style:style>
    <style:style style:name="P46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e0e776" officeooo:paragraph-rsid="00e0e776" style:font-size-asian="10pt" style:font-size-complex="10pt"/>
    </style:style>
    <style:style style:name="P469"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e4490c" officeooo:paragraph-rsid="00e4490c" style:font-size-asian="10pt" style:font-size-complex="10pt"/>
    </style:style>
    <style:style style:name="P470"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e54732" officeooo:paragraph-rsid="00e54732" style:font-size-asian="10pt" style:font-size-complex="10pt"/>
    </style:style>
    <style:style style:name="P471"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ed5f4e" officeooo:paragraph-rsid="00f4b097" style:font-size-asian="10pt" style:font-size-complex="10pt"/>
    </style:style>
    <style:style style:name="P472"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ee506f" officeooo:paragraph-rsid="00f4596b" style:font-size-asian="10pt" style:font-size-complex="10pt"/>
    </style:style>
    <style:style style:name="P473"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f1dd0b" officeooo:paragraph-rsid="00f1dd0b" style:font-size-asian="10pt" style:font-size-complex="10pt"/>
    </style:style>
    <style:style style:name="P474"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0f2619a" officeooo:paragraph-rsid="00f2619a" style:font-size-asian="10pt" style:font-size-complex="10pt"/>
    </style:style>
    <style:style style:name="P475"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10080f7" officeooo:paragraph-rsid="010080f7" style:font-size-asian="10pt" style:font-size-complex="10pt"/>
    </style:style>
    <style:style style:name="P476"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0pt" fo:language="en" fo:country="US" officeooo:rsid="0108ba16" officeooo:paragraph-rsid="0108ba16" style:font-size-asian="10pt" style:font-size-complex="10pt"/>
    </style:style>
    <style:style style:name="P477"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2pt" fo:language="en" fo:country="US" officeooo:rsid="009b174e" officeooo:paragraph-rsid="009b174e" style:font-size-asian="12pt" style:font-size-complex="12pt"/>
    </style:style>
    <style:style style:name="P478" style:family="paragraph" style:parent-style-name="Standard">
      <style:paragraph-properties fo:text-align="justify" style:justify-single-word="false">
        <style:tab-stops>
          <style:tab-stop style:position="2.505cm"/>
        </style:tab-stops>
      </style:paragraph-properties>
      <style:text-properties style:text-position="0% 100%" style:font-name="Courier New" fo:font-size="12pt" fo:language="en" fo:country="US" officeooo:rsid="009b174e" officeooo:paragraph-rsid="00f4b097" style:font-size-asian="12pt" style:font-size-complex="12pt"/>
    </style:style>
    <style:style style:name="P479" style:family="paragraph" style:parent-style-name="Standard">
      <style:paragraph-properties fo:text-align="justify" style:justify-single-word="false"/>
      <style:text-properties fo:color="#000000" style:text-position="0% 100%" style:font-name="Courier New" fo:font-size="10pt" fo:language="en" fo:country="US" fo:font-weight="normal" officeooo:rsid="0030c4f1" officeooo:paragraph-rsid="0030c4f1" style:font-size-asian="10pt" style:font-weight-asian="normal" style:font-size-complex="10pt" style:font-weight-complex="normal"/>
    </style:style>
    <style:style style:name="P480" style:family="paragraph" style:parent-style-name="Standard">
      <style:paragraph-properties fo:text-align="justify" style:justify-single-word="false">
        <style:tab-stops>
          <style:tab-stop style:position="2.505cm"/>
        </style:tab-stops>
      </style:paragraph-properties>
      <style:text-properties fo:color="#000000" style:text-position="0% 100%" style:font-name="Tahoma" fo:font-size="8pt" fo:language="ru" fo:country="RU" fo:font-weight="normal" officeooo:rsid="00d27097" officeooo:paragraph-rsid="00f51206" style:font-size-asian="8pt" style:font-weight-asian="normal" style:font-size-complex="8pt" style:font-weight-complex="normal"/>
    </style:style>
    <style:style style:name="P481" style:family="paragraph" style:parent-style-name="Standard">
      <style:paragraph-properties fo:text-align="justify" style:justify-single-word="false">
        <style:tab-stops>
          <style:tab-stop style:position="2.505cm"/>
        </style:tab-stops>
      </style:paragraph-properties>
      <style:text-properties fo:color="#000000" style:text-position="0% 100%" style:font-name="Tahoma" fo:font-size="8pt" fo:language="ru" fo:country="RU" fo:font-weight="normal" officeooo:rsid="00ed5f4e" officeooo:paragraph-rsid="00f51206" style:font-size-asian="8pt" style:font-weight-asian="normal" style:font-size-complex="8pt" style:font-weight-complex="normal"/>
    </style:style>
    <style:style style:name="P482" style:family="paragraph" style:parent-style-name="Standard">
      <style:paragraph-properties fo:text-align="justify" style:justify-single-word="false" fo:break-before="page"/>
      <style:text-properties fo:color="#808080" style:text-position="0% 100%" style:font-name="Courier New" fo:font-size="20pt" fo:language="ru" fo:country="RU" fo:font-weight="bold" officeooo:rsid="00dceef8" officeooo:paragraph-rsid="00dceef8" style:font-size-asian="20pt" style:font-weight-asian="bold" style:font-size-complex="20pt" style:font-weight-complex="bold"/>
    </style:style>
    <style:style style:name="P483" style:family="paragraph" style:parent-style-name="Standard">
      <style:paragraph-properties fo:text-align="justify" style:justify-single-word="false" fo:break-before="page">
        <style:tab-stops>
          <style:tab-stop style:position="2.505cm"/>
        </style:tab-stops>
      </style:paragraph-properties>
      <style:text-properties fo:color="#808080" style:text-position="0% 100%" style:font-name="Courier New" fo:font-size="20pt" fo:language="ru" fo:country="RU" fo:font-weight="bold" officeooo:rsid="00dceef8" officeooo:paragraph-rsid="00dceef8" style:font-size-asian="20pt" style:font-weight-asian="bold" style:font-size-complex="20pt" style:font-weight-complex="bold"/>
    </style:style>
    <style:style style:name="P484" style:family="paragraph" style:parent-style-name="Standard">
      <style:paragraph-properties fo:text-align="justify" style:justify-single-word="false" fo:break-before="page">
        <style:tab-stops>
          <style:tab-stop style:position="2.505cm"/>
        </style:tab-stops>
      </style:paragraph-properties>
      <style:text-properties fo:color="#808080" style:text-position="0% 100%" style:font-name="Courier New" fo:font-size="20pt" fo:language="ru" fo:country="RU" fo:font-weight="bold" officeooo:rsid="00fe9bfa" officeooo:paragraph-rsid="00fe9bfa" style:font-size-asian="20pt" style:font-weight-asian="bold" style:font-size-complex="20pt" style:font-weight-complex="bold"/>
    </style:style>
    <style:style style:name="P485" style:family="paragraph" style:parent-style-name="Standard">
      <style:paragraph-properties fo:text-align="justify" style:justify-single-word="false" fo:break-before="page"/>
      <style:text-properties fo:color="#808080" style:text-position="0% 100%" style:font-name="Courier New" fo:font-size="10pt" fo:language="ru" fo:country="RU" fo:font-weight="bold" officeooo:rsid="0046877c" officeooo:paragraph-rsid="0046877c" style:font-size-asian="10pt" style:font-weight-asian="bold" style:font-size-complex="10pt" style:font-weight-complex="bold"/>
    </style:style>
    <style:style style:name="P486" style:family="paragraph" style:parent-style-name="Standard">
      <style:paragraph-properties fo:text-align="justify" style:justify-single-word="false" fo:break-before="page"/>
      <style:text-properties fo:color="#808080" style:text-position="0% 100%" style:font-name="Courier New" fo:font-size="12pt" fo:language="ru" fo:country="RU" fo:font-weight="bold" officeooo:rsid="0052ccb1" officeooo:paragraph-rsid="0052ccb1" style:font-size-asian="12pt" style:font-weight-asian="bold" style:font-size-complex="12pt" style:font-weight-complex="bold"/>
    </style:style>
    <style:style style:name="P487" style:family="paragraph" style:parent-style-name="Standard">
      <style:paragraph-properties fo:text-align="justify" style:justify-single-word="false" fo:break-before="page">
        <style:tab-stops>
          <style:tab-stop style:position="2.505cm"/>
        </style:tab-stops>
      </style:paragraph-properties>
      <style:text-properties fo:color="#808080" style:text-position="0% 100%" style:font-name="Courier New" fo:font-size="12pt" fo:language="ru" fo:country="RU" fo:font-weight="bold" officeooo:rsid="00f1dd0b" officeooo:paragraph-rsid="00f1dd0b" style:font-size-asian="12pt" style:font-weight-asian="bold" style:font-size-complex="12pt" style:font-weight-complex="bold"/>
    </style:style>
    <style:style style:name="P488" style:family="paragraph" style:parent-style-name="Standard">
      <style:paragraph-properties fo:text-align="justify" style:justify-single-word="false" fo:break-before="page">
        <style:tab-stops>
          <style:tab-stop style:position="2.505cm"/>
        </style:tab-stops>
      </style:paragraph-properties>
      <style:text-properties fo:color="#808080" style:text-position="0% 100%" style:font-name="Courier New" fo:font-size="12pt" fo:language="ru" fo:country="RU" fo:font-weight="bold" officeooo:rsid="00c6574e" officeooo:paragraph-rsid="00c6574e" style:font-size-asian="12pt" style:font-weight-asian="bold" style:font-size-complex="12pt" style:font-weight-complex="bold"/>
    </style:style>
    <style:style style:name="P489" style:family="paragraph" style:parent-style-name="Standard">
      <style:paragraph-properties fo:text-align="justify" style:justify-single-word="false" fo:break-before="page"/>
      <style:text-properties fo:color="#808080" style:font-name="Courier New" fo:font-size="20pt" fo:language="ru" fo:country="RU" fo:font-weight="bold" officeooo:rsid="00dceef8" officeooo:paragraph-rsid="00dceef8" style:font-size-asian="20pt" style:font-weight-asian="bold" style:font-size-complex="20pt" style:font-weight-complex="bold"/>
    </style:style>
    <style:style style:name="P490" style:family="paragraph" style:parent-style-name="Standard">
      <style:paragraph-properties fo:text-align="justify" style:justify-single-word="false" fo:break-before="page"/>
      <style:text-properties style:text-position="0% 100%" style:font-name="Courier New" fo:font-size="10pt" fo:language="en" fo:country="US" officeooo:rsid="0030c4f1" officeooo:paragraph-rsid="0030c4f1" style:font-size-asian="10pt" style:font-size-complex="10pt"/>
    </style:style>
    <style:style style:name="P491" style:family="paragraph" style:parent-style-name="Standard">
      <style:paragraph-properties fo:text-align="justify" style:justify-single-word="false" fo:break-before="page">
        <style:tab-stops>
          <style:tab-stop style:position="2.505cm"/>
        </style:tab-stops>
      </style:paragraph-properties>
      <style:text-properties style:text-position="0% 100%" style:font-name="Courier New" fo:font-size="10pt" fo:language="ru" fo:country="RU" officeooo:rsid="00dc5a89" officeooo:paragraph-rsid="00dc5a89" style:font-size-asian="10pt" style:font-size-complex="10pt"/>
    </style:style>
    <style:style style:name="P492" style:family="paragraph" style:parent-style-name="Standard">
      <style:paragraph-properties fo:text-align="justify" style:justify-single-word="false">
        <style:tab-stops>
          <style:tab-stop style:position="2.505cm"/>
        </style:tab-stops>
      </style:paragraph-properties>
      <style:text-properties style:text-position="0% 100%" style:font-name="Tahoma" fo:font-size="8pt" fo:language="ru" fo:country="RU" officeooo:rsid="011bcc54" officeooo:paragraph-rsid="011bcc54" style:font-size-asian="8pt" style:font-size-complex="8pt"/>
    </style:style>
    <style:style style:name="T1" style:family="text">
      <style:text-properties fo:language="en" fo:country="US"/>
    </style:style>
    <style:style style:name="T2" style:family="text">
      <style:text-properties fo:language="en" fo:country="US" officeooo:rsid="0007cedf"/>
    </style:style>
    <style:style style:name="T3" style:family="text">
      <style:text-properties fo:language="en" fo:country="US" officeooo:rsid="0009d735"/>
    </style:style>
    <style:style style:name="T4" style:family="text">
      <style:text-properties fo:language="en" fo:country="US" officeooo:rsid="00181fda"/>
    </style:style>
    <style:style style:name="T5" style:family="text">
      <style:text-properties fo:language="en" fo:country="US" officeooo:rsid="001a1cca"/>
    </style:style>
    <style:style style:name="T6" style:family="text">
      <style:text-properties fo:language="en" fo:country="US" officeooo:rsid="002ac1c1"/>
    </style:style>
    <style:style style:name="T7" style:family="text">
      <style:text-properties fo:language="en" fo:country="US" officeooo:rsid="002beab7"/>
    </style:style>
    <style:style style:name="T8" style:family="text">
      <style:text-properties fo:language="en" fo:country="US" officeooo:rsid="0042b345"/>
    </style:style>
    <style:style style:name="T9" style:family="text">
      <style:text-properties fo:language="en" fo:country="US" officeooo:rsid="000e365d"/>
    </style:style>
    <style:style style:name="T10" style:family="text">
      <style:text-properties fo:language="en" fo:country="US" officeooo:rsid="00812f0b"/>
    </style:style>
    <style:style style:name="T11" style:family="text">
      <style:text-properties fo:language="en" fo:country="US" officeooo:rsid="00856e9d"/>
    </style:style>
    <style:style style:name="T12" style:family="text">
      <style:text-properties fo:language="en" fo:country="US" officeooo:rsid="008aead6"/>
    </style:style>
    <style:style style:name="T13" style:family="text">
      <style:text-properties fo:language="en" fo:country="US" officeooo:rsid="009228ad"/>
    </style:style>
    <style:style style:name="T14" style:family="text">
      <style:text-properties fo:language="en" fo:country="US" officeooo:rsid="009b174e"/>
    </style:style>
    <style:style style:name="T15" style:family="text">
      <style:text-properties fo:language="en" fo:country="US" officeooo:rsid="00a086d0"/>
    </style:style>
    <style:style style:name="T16" style:family="text">
      <style:text-properties fo:language="en" fo:country="US" officeooo:rsid="00a3a5a8"/>
    </style:style>
    <style:style style:name="T17" style:family="text">
      <style:text-properties fo:language="en" fo:country="US" officeooo:rsid="00aa68f1"/>
    </style:style>
    <style:style style:name="T18" style:family="text">
      <style:text-properties fo:language="en" fo:country="US" officeooo:rsid="00aae485"/>
    </style:style>
    <style:style style:name="T19" style:family="text">
      <style:text-properties fo:language="en" fo:country="US" officeooo:rsid="00c3fcfa"/>
    </style:style>
    <style:style style:name="T20" style:family="text">
      <style:text-properties fo:language="en" fo:country="US" officeooo:rsid="00c54536"/>
    </style:style>
    <style:style style:name="T21" style:family="text">
      <style:text-properties fo:language="en" fo:country="US" officeooo:rsid="00ca62c2"/>
    </style:style>
    <style:style style:name="T22" style:family="text">
      <style:text-properties fo:language="en" fo:country="US" officeooo:rsid="00d0a719"/>
    </style:style>
    <style:style style:name="T23" style:family="text">
      <style:text-properties fo:language="en" fo:country="US" officeooo:rsid="00d4fd01"/>
    </style:style>
    <style:style style:name="T24" style:family="text">
      <style:text-properties fo:language="en" fo:country="US" officeooo:rsid="00d88896"/>
    </style:style>
    <style:style style:name="T25" style:family="text">
      <style:text-properties fo:language="en" fo:country="US" officeooo:rsid="00f0bb79"/>
    </style:style>
    <style:style style:name="T26" style:family="text">
      <style:text-properties fo:language="en" fo:country="US" officeooo:rsid="00f7cc53"/>
    </style:style>
    <style:style style:name="T27" style:family="text">
      <style:text-properties fo:language="en" fo:country="US" officeooo:rsid="00ff7d1e"/>
    </style:style>
    <style:style style:name="T28" style:family="text">
      <style:text-properties style:font-name="Courier New"/>
    </style:style>
    <style:style style:name="T29" style:family="text">
      <style:text-properties style:font-name="Courier New" fo:language="en" fo:country="US"/>
    </style:style>
    <style:style style:name="T30" style:family="text">
      <style:text-properties style:font-name="Courier New" fo:language="en" fo:country="US" officeooo:rsid="0007cedf"/>
    </style:style>
    <style:style style:name="T31" style:family="text">
      <style:text-properties style:font-name="Courier New" fo:language="en" fo:country="US" officeooo:rsid="0009d735"/>
    </style:style>
    <style:style style:name="T32" style:family="text">
      <style:text-properties style:font-name="Courier New" fo:language="en" fo:country="US" officeooo:rsid="00181fda"/>
    </style:style>
    <style:style style:name="T33" style:family="text">
      <style:text-properties style:font-name="Courier New" fo:language="en" fo:country="US" officeooo:rsid="001a1cca"/>
    </style:style>
    <style:style style:name="T34" style:family="text">
      <style:text-properties style:font-name="Courier New" fo:language="en" fo:country="US" officeooo:rsid="001c4898"/>
    </style:style>
    <style:style style:name="T35" style:family="text">
      <style:text-properties style:font-name="Courier New" fo:language="en" fo:country="US" officeooo:rsid="00175ca1"/>
    </style:style>
    <style:style style:name="T36" style:family="text">
      <style:text-properties style:font-name="Courier New" fo:language="en" fo:country="US" officeooo:rsid="00282970"/>
    </style:style>
    <style:style style:name="T37" style:family="text">
      <style:text-properties style:font-name="Courier New" fo:language="en" fo:country="US" officeooo:rsid="002ac1c1"/>
    </style:style>
    <style:style style:name="T38" style:family="text">
      <style:text-properties style:font-name="Courier New" fo:language="en" fo:country="US" officeooo:rsid="002beab7"/>
    </style:style>
    <style:style style:name="T39" style:family="text">
      <style:text-properties style:font-name="Courier New" fo:language="en" fo:country="US" officeooo:rsid="002d0d21"/>
    </style:style>
    <style:style style:name="T40" style:family="text">
      <style:text-properties style:font-name="Courier New" fo:language="en" fo:country="US" officeooo:rsid="004b74d2"/>
    </style:style>
    <style:style style:name="T41" style:family="text">
      <style:text-properties style:font-name="Courier New" fo:language="en" fo:country="US" officeooo:rsid="000e365d"/>
    </style:style>
    <style:style style:name="T42" style:family="text">
      <style:text-properties style:font-name="Courier New" fo:language="en" fo:country="US" officeooo:rsid="00812f0b"/>
    </style:style>
    <style:style style:name="T43" style:family="text">
      <style:text-properties style:font-name="Courier New" fo:language="en" fo:country="US" officeooo:rsid="00833354"/>
    </style:style>
    <style:style style:name="T44" style:family="text">
      <style:text-properties style:font-name="Courier New" fo:language="en" fo:country="US" officeooo:rsid="00856e9d"/>
    </style:style>
    <style:style style:name="T45" style:family="text">
      <style:text-properties style:font-name="Courier New" fo:language="en" fo:country="US" officeooo:rsid="008aead6"/>
    </style:style>
    <style:style style:name="T46" style:family="text">
      <style:text-properties style:font-name="Courier New" fo:language="en" fo:country="US" officeooo:rsid="00a086d0"/>
    </style:style>
    <style:style style:name="T47" style:family="text">
      <style:text-properties style:font-name="Courier New" fo:language="en" fo:country="US" officeooo:rsid="00a24a3f"/>
    </style:style>
    <style:style style:name="T48" style:family="text">
      <style:text-properties style:font-name="Courier New" fo:language="en" fo:country="US" officeooo:rsid="00a3a5a8"/>
    </style:style>
    <style:style style:name="T49" style:family="text">
      <style:text-properties style:font-name="Courier New" fo:language="en" fo:country="US" officeooo:rsid="00aa68f1"/>
    </style:style>
    <style:style style:name="T50" style:family="text">
      <style:text-properties style:font-name="Courier New" fo:language="en" fo:country="US" officeooo:rsid="00aae485"/>
    </style:style>
    <style:style style:name="T51" style:family="text">
      <style:text-properties style:font-name="Courier New" fo:language="en" fo:country="US" officeooo:rsid="00ae8103"/>
    </style:style>
    <style:style style:name="T52" style:family="text">
      <style:text-properties style:font-name="Courier New" fo:language="en" fo:country="US" officeooo:rsid="00c3fcfa"/>
    </style:style>
    <style:style style:name="T53" style:family="text">
      <style:text-properties style:font-name="Courier New" fo:language="en" fo:country="US" officeooo:rsid="00c54536"/>
    </style:style>
    <style:style style:name="T54" style:family="text">
      <style:text-properties style:font-name="Courier New" fo:language="en" fo:country="US" officeooo:rsid="00ca62c2"/>
    </style:style>
    <style:style style:name="T55" style:family="text">
      <style:text-properties style:font-name="Courier New" fo:language="en" fo:country="US" officeooo:rsid="00cf84d7"/>
    </style:style>
    <style:style style:name="T56" style:family="text">
      <style:text-properties style:font-name="Courier New" fo:language="en" fo:country="US" officeooo:rsid="00d0a719"/>
    </style:style>
    <style:style style:name="T57" style:family="text">
      <style:text-properties style:font-name="Courier New" fo:language="en" fo:country="US" officeooo:rsid="00d4fd01"/>
    </style:style>
    <style:style style:name="T58" style:family="text">
      <style:text-properties style:font-name="Courier New" fo:language="en" fo:country="US" officeooo:rsid="00e9d5c9"/>
    </style:style>
    <style:style style:name="T59" style:family="text">
      <style:text-properties style:font-name="Courier New" fo:language="en" fo:country="US" officeooo:rsid="00ead3eb"/>
    </style:style>
    <style:style style:name="T60" style:family="text">
      <style:text-properties style:font-name="Courier New" fo:language="en" fo:country="US" officeooo:rsid="00f65741"/>
    </style:style>
    <style:style style:name="T61" style:family="text">
      <style:text-properties style:font-name="Courier New" fo:language="en" fo:country="US" officeooo:rsid="00f7cc53"/>
    </style:style>
    <style:style style:name="T62" style:family="text">
      <style:text-properties style:font-name="Courier New" officeooo:rsid="0009d735"/>
    </style:style>
    <style:style style:name="T63" style:family="text">
      <style:text-properties style:font-name="Courier New" fo:font-size="10pt" fo:language="en" fo:country="US" style:font-size-asian="10pt" style:font-size-complex="10pt"/>
    </style:style>
    <style:style style:name="T64" style:family="text">
      <style:text-properties style:font-name="Courier New" fo:font-size="10pt" fo:language="en" fo:country="US" officeooo:rsid="00181fda" style:font-size-asian="10pt" style:font-size-complex="10pt"/>
    </style:style>
    <style:style style:name="T65" style:family="text">
      <style:text-properties style:font-name="Courier New" officeooo:rsid="00181fda"/>
    </style:style>
    <style:style style:name="T66" style:family="text">
      <style:text-properties style:font-name="Courier New" officeooo:rsid="001a1cca"/>
    </style:style>
    <style:style style:name="T67" style:family="text">
      <style:text-properties style:font-name="Courier New" officeooo:rsid="001c4898"/>
    </style:style>
    <style:style style:name="T68" style:family="text">
      <style:text-properties style:font-name="Courier New" officeooo:rsid="00175ca1"/>
    </style:style>
    <style:style style:name="T69" style:family="text">
      <style:text-properties style:font-name="Courier New" officeooo:rsid="00282970"/>
    </style:style>
    <style:style style:name="T70" style:family="text">
      <style:text-properties style:font-name="Courier New" officeooo:rsid="002ac1c1"/>
    </style:style>
    <style:style style:name="T71" style:family="text">
      <style:text-properties style:font-name="Courier New" officeooo:rsid="002beab7"/>
    </style:style>
    <style:style style:name="T72" style:family="text">
      <style:text-properties style:font-name="Courier New" officeooo:rsid="002d0d21"/>
    </style:style>
    <style:style style:name="T73" style:family="text">
      <style:text-properties style:font-name="Courier New" officeooo:rsid="004b74d2"/>
    </style:style>
    <style:style style:name="T74" style:family="text">
      <style:text-properties style:font-name="Courier New" officeooo:rsid="000e365d"/>
    </style:style>
    <style:style style:name="T75" style:family="text">
      <style:text-properties style:font-name="Courier New" officeooo:rsid="00833354"/>
    </style:style>
    <style:style style:name="T76" style:family="text">
      <style:text-properties style:font-name="Courier New" officeooo:rsid="00856e9d"/>
    </style:style>
    <style:style style:name="T77" style:family="text">
      <style:text-properties style:font-name="Courier New" officeooo:rsid="008aead6"/>
    </style:style>
    <style:style style:name="T78" style:family="text">
      <style:text-properties style:font-name="Courier New" officeooo:rsid="00a086d0"/>
    </style:style>
    <style:style style:name="T79" style:family="text">
      <style:text-properties style:font-name="Courier New" officeooo:rsid="00a24a3f"/>
    </style:style>
    <style:style style:name="T80" style:family="text">
      <style:text-properties style:font-name="Courier New" officeooo:rsid="00a3a5a8"/>
    </style:style>
    <style:style style:name="T81" style:family="text">
      <style:text-properties style:font-name="Courier New" officeooo:rsid="00a4fdc8"/>
    </style:style>
    <style:style style:name="T82" style:family="text">
      <style:text-properties style:font-name="Courier New" officeooo:rsid="00aa68f1"/>
    </style:style>
    <style:style style:name="T83" style:family="text">
      <style:text-properties style:font-name="Courier New" officeooo:rsid="00ae8103"/>
    </style:style>
    <style:style style:name="T84" style:family="text">
      <style:text-properties style:font-name="Courier New" officeooo:rsid="00c3fcfa"/>
    </style:style>
    <style:style style:name="T85" style:family="text">
      <style:text-properties style:font-name="Courier New" officeooo:rsid="00c54536"/>
    </style:style>
    <style:style style:name="T86" style:family="text">
      <style:text-properties style:font-name="Courier New" fo:language="ru" fo:country="RU"/>
    </style:style>
    <style:style style:name="T87" style:family="text">
      <style:text-properties style:font-name="Courier New" fo:language="ru" fo:country="RU" officeooo:rsid="00c561bf"/>
    </style:style>
    <style:style style:name="T88" style:family="text">
      <style:text-properties style:font-name="Courier New" fo:language="ru" fo:country="RU" officeooo:rsid="00c6574e"/>
    </style:style>
    <style:style style:name="T89" style:family="text">
      <style:text-properties style:font-name="Courier New" officeooo:rsid="00c561bf"/>
    </style:style>
    <style:style style:name="T90" style:family="text">
      <style:text-properties style:font-name="Courier New" officeooo:rsid="00c6574e"/>
    </style:style>
    <style:style style:name="T91" style:family="text">
      <style:text-properties style:font-name="Courier New" officeooo:rsid="00ca62c2"/>
    </style:style>
    <style:style style:name="T92" style:family="text">
      <style:text-properties style:font-name="Courier New" officeooo:rsid="00d0a719"/>
    </style:style>
    <style:style style:name="T93" style:family="text">
      <style:text-properties style:font-name="Courier New" officeooo:rsid="00ead3eb"/>
    </style:style>
    <style:style style:name="T94" style:family="text">
      <style:text-properties style:font-name="Courier New" officeooo:rsid="00f7cc53"/>
    </style:style>
    <style:style style:name="T95" style:family="text">
      <style:text-properties fo:language="ru" fo:country="RU"/>
    </style:style>
    <style:style style:name="T96" style:family="text">
      <style:text-properties fo:language="ru" fo:country="RU" officeooo:rsid="0009964b"/>
    </style:style>
    <style:style style:name="T97" style:family="text">
      <style:text-properties fo:language="ru" fo:country="RU" officeooo:rsid="00c561bf"/>
    </style:style>
    <style:style style:name="T98" style:family="text">
      <style:text-properties fo:language="ru" fo:country="RU" officeooo:rsid="00c6574e"/>
    </style:style>
    <style:style style:name="T99" style:family="text">
      <style:text-properties fo:language="ru" fo:country="RU" officeooo:rsid="0103a91c"/>
    </style:style>
    <style:style style:name="T100" style:family="text">
      <style:text-properties fo:language="ru" fo:country="RU" officeooo:rsid="01042a4c"/>
    </style:style>
    <style:style style:name="T101" style:family="text">
      <style:text-properties officeooo:rsid="0007cedf"/>
    </style:style>
    <style:style style:name="T102" style:family="text">
      <style:text-properties style:text-position="super 58%"/>
    </style:style>
    <style:style style:name="T103" style:family="text">
      <style:text-properties style:text-position="super 58%" fo:language="ru" fo:country="RU"/>
    </style:style>
    <style:style style:name="T104" style:family="text">
      <style:text-properties style:text-position="super 58%" fo:language="ru" fo:country="RU" officeooo:rsid="0009964b"/>
    </style:style>
    <style:style style:name="T105" style:family="text">
      <style:text-properties style:text-position="super 58%" fo:language="ru" fo:country="RU" officeooo:rsid="0009d735"/>
    </style:style>
    <style:style style:name="T106" style:family="text">
      <style:text-properties style:text-position="super 58%" style:font-name="Courier New"/>
    </style:style>
    <style:style style:name="T107" style:family="text">
      <style:text-properties style:text-position="super 58%" style:font-name="Courier New" fo:language="ru" fo:country="RU"/>
    </style:style>
    <style:style style:name="T108" style:family="text">
      <style:text-properties style:text-position="super 58%" officeooo:rsid="0009d735"/>
    </style:style>
    <style:style style:name="T109" style:family="text">
      <style:text-properties style:text-position="0% 100%"/>
    </style:style>
    <style:style style:name="T110" style:family="text">
      <style:text-properties style:text-position="0% 100%" fo:language="ru" fo:country="RU"/>
    </style:style>
    <style:style style:name="T111" style:family="text">
      <style:text-properties style:text-position="0% 100%" fo:language="ru" fo:country="RU" officeooo:rsid="000b76c9"/>
    </style:style>
    <style:style style:name="T112" style:family="text">
      <style:text-properties style:text-position="0% 100%" fo:language="ru" fo:country="RU" officeooo:rsid="0009d735"/>
    </style:style>
    <style:style style:name="T113" style:family="text">
      <style:text-properties style:text-position="0% 100%" fo:language="ru" fo:country="RU" officeooo:rsid="0005f6a7"/>
    </style:style>
    <style:style style:name="T114" style:family="text">
      <style:text-properties style:text-position="0% 100%" style:font-name="Courier New"/>
    </style:style>
    <style:style style:name="T115" style:family="text">
      <style:text-properties style:text-position="0% 100%" style:font-name="Courier New" fo:language="ru" fo:country="RU"/>
    </style:style>
    <style:style style:name="T116" style:family="text">
      <style:text-properties style:text-position="0% 100%" style:font-name="Courier New" fo:language="ru" fo:country="RU" officeooo:rsid="000b76c9"/>
    </style:style>
    <style:style style:name="T117" style:family="text">
      <style:text-properties style:text-position="0% 100%" style:font-name="Courier New" officeooo:rsid="000b76c9"/>
    </style:style>
    <style:style style:name="T118" style:family="text">
      <style:text-properties style:text-position="0% 100%" style:font-name="Courier New" officeooo:rsid="000cc51c"/>
    </style:style>
    <style:style style:name="T119" style:family="text">
      <style:text-properties style:text-position="0% 100%" style:font-name="Courier New" officeooo:rsid="0009d735"/>
    </style:style>
    <style:style style:name="T120" style:family="text">
      <style:text-properties style:text-position="0% 100%" style:font-name="Courier New" fo:language="en" fo:country="US"/>
    </style:style>
    <style:style style:name="T121" style:family="text">
      <style:text-properties style:text-position="0% 100%" style:font-name="Courier New" fo:language="en" fo:country="US" officeooo:rsid="0010ca4a"/>
    </style:style>
    <style:style style:name="T122" style:family="text">
      <style:text-properties style:text-position="0% 100%" style:font-name="Courier New" fo:language="en" fo:country="US" officeooo:rsid="00120c59"/>
    </style:style>
    <style:style style:name="T123" style:family="text">
      <style:text-properties style:text-position="0% 100%" style:font-name="Courier New" officeooo:rsid="00120c59"/>
    </style:style>
    <style:style style:name="T124" style:family="text">
      <style:text-properties style:text-position="0% 100%" officeooo:rsid="000b76c9"/>
    </style:style>
    <style:style style:name="T125" style:family="text">
      <style:text-properties style:text-position="0% 100%" fo:language="en" fo:country="US"/>
    </style:style>
    <style:style style:name="T126" style:family="text">
      <style:text-properties style:text-position="0% 100%" fo:language="en" fo:country="US" officeooo:rsid="0010ca4a"/>
    </style:style>
    <style:style style:name="T127" style:family="text">
      <style:text-properties style:text-position="0% 100%" fo:language="en" fo:country="US" officeooo:rsid="00120c59"/>
    </style:style>
    <style:style style:name="T128" style:family="text">
      <style:text-properties style:text-position="0% 100%" officeooo:rsid="000e365d"/>
    </style:style>
    <style:style style:name="T129" style:family="text">
      <style:text-properties style:text-position="0% 100%" officeooo:rsid="0010ca4a"/>
    </style:style>
    <style:style style:name="T130" style:family="text">
      <style:text-properties style:text-position="0% 100%" officeooo:rsid="00120c59"/>
    </style:style>
    <style:style style:name="T131" style:family="text">
      <style:text-properties style:text-position="0% 100%" officeooo:rsid="0076a3a2"/>
    </style:style>
    <style:style style:name="T132" style:family="text">
      <style:text-properties officeooo:rsid="0009d735"/>
    </style:style>
    <style:style style:name="T133" style:family="text">
      <style:text-properties officeooo:rsid="00175ca1"/>
    </style:style>
    <style:style style:name="T134" style:family="text">
      <style:text-properties officeooo:rsid="00181fda"/>
    </style:style>
    <style:style style:name="T135" style:family="text">
      <style:text-properties officeooo:rsid="001a1cca"/>
    </style:style>
    <style:style style:name="T136" style:family="text">
      <style:text-properties officeooo:rsid="001c4898"/>
    </style:style>
    <style:style style:name="T137" style:family="text">
      <style:text-properties officeooo:rsid="001f5d6e"/>
    </style:style>
    <style:style style:name="T138" style:family="text">
      <style:text-properties officeooo:rsid="0025c017"/>
    </style:style>
    <style:style style:name="T139" style:family="text">
      <style:text-properties officeooo:rsid="0027badf"/>
    </style:style>
    <style:style style:name="T140" style:family="text">
      <style:text-properties officeooo:rsid="00282970"/>
    </style:style>
    <style:style style:name="T141" style:family="text">
      <style:text-properties officeooo:rsid="002ac1c1"/>
    </style:style>
    <style:style style:name="T142" style:family="text">
      <style:text-properties style:font-name="Tahoma"/>
    </style:style>
    <style:style style:name="T143" style:family="text">
      <style:text-properties style:font-name="Tahoma" fo:language="en" fo:country="US"/>
    </style:style>
    <style:style style:name="T144" style:family="text">
      <style:text-properties style:font-name="Tahoma" fo:language="en" fo:country="US" officeooo:rsid="00812f0b"/>
    </style:style>
    <style:style style:name="T145" style:family="text">
      <style:text-properties style:font-name="Tahoma" officeooo:rsid="002beab7"/>
    </style:style>
    <style:style style:name="T146" style:family="text">
      <style:text-properties style:font-name="Tahoma" officeooo:rsid="002d0d21"/>
    </style:style>
    <style:style style:name="T147" style:family="text">
      <style:text-properties style:font-name="Tahoma" officeooo:rsid="002e1c8a"/>
    </style:style>
    <style:style style:name="T148" style:family="text">
      <style:text-properties style:font-name="Tahoma" officeooo:rsid="0030420b"/>
    </style:style>
    <style:style style:name="T149" style:family="text">
      <style:text-properties style:font-name="Tahoma" fo:language="ru" fo:country="RU"/>
    </style:style>
    <style:style style:name="T150" style:family="text">
      <style:text-properties style:font-name="Tahoma" fo:language="ru" fo:country="RU" officeooo:rsid="003540ad"/>
    </style:style>
    <style:style style:name="T151" style:family="text">
      <style:text-properties style:font-name="Tahoma" officeooo:rsid="00389c77"/>
    </style:style>
    <style:style style:name="T152" style:family="text">
      <style:text-properties style:font-name="Tahoma" officeooo:rsid="00856e9d"/>
    </style:style>
    <style:style style:name="T153" style:family="text">
      <style:text-properties style:font-name="Tahoma" officeooo:rsid="0086c7c9"/>
    </style:style>
    <style:style style:name="T154" style:family="text">
      <style:text-properties style:font-name="Tahoma" officeooo:rsid="0088003a"/>
    </style:style>
    <style:style style:name="T155" style:family="text">
      <style:text-properties style:font-name="Tahoma" officeooo:rsid="00d27097"/>
    </style:style>
    <style:style style:name="T156" style:family="text">
      <style:text-properties officeooo:rsid="002beab7"/>
    </style:style>
    <style:style style:name="T157" style:family="text">
      <style:text-properties officeooo:rsid="003ce819"/>
    </style:style>
    <style:style style:name="T158" style:family="text">
      <style:text-properties officeooo:rsid="003fd83b"/>
    </style:style>
    <style:style style:name="T159" style:family="text">
      <style:text-properties officeooo:rsid="00444c19"/>
    </style:style>
    <style:style style:name="T160" style:family="text">
      <style:text-properties officeooo:rsid="0047a0ea"/>
    </style:style>
    <style:style style:name="T161" style:family="text">
      <style:text-properties officeooo:rsid="004983eb"/>
    </style:style>
    <style:style style:name="T162" style:family="text">
      <style:text-properties officeooo:rsid="004b74d2"/>
    </style:style>
    <style:style style:name="T163" style:family="text">
      <style:text-properties officeooo:rsid="00518b93"/>
    </style:style>
    <style:style style:name="T164" style:family="text">
      <style:text-properties officeooo:rsid="00567765"/>
    </style:style>
    <style:style style:name="T165" style:family="text">
      <style:text-properties officeooo:rsid="000e365d"/>
    </style:style>
    <style:style style:name="T166" style:family="text">
      <style:text-properties officeooo:rsid="007d75b1"/>
    </style:style>
    <style:style style:name="T167" style:family="text">
      <style:text-properties officeooo:rsid="00812f0b"/>
    </style:style>
    <style:style style:name="T168" style:family="text">
      <style:text-properties officeooo:rsid="00814355"/>
    </style:style>
    <style:style style:name="T169" style:family="text">
      <style:text-properties officeooo:rsid="00833354"/>
    </style:style>
    <style:style style:name="T170" style:family="text">
      <style:text-properties officeooo:rsid="00856e9d"/>
    </style:style>
    <style:style style:name="T171" style:family="text">
      <style:text-properties officeooo:rsid="008881b5"/>
    </style:style>
    <style:style style:name="T172" style:family="text">
      <style:text-properties officeooo:rsid="008aead6"/>
    </style:style>
    <style:style style:name="T173" style:family="text">
      <style:text-properties officeooo:rsid="008fe4c9"/>
    </style:style>
    <style:style style:name="T174" style:family="text">
      <style:text-properties officeooo:rsid="00997f74"/>
    </style:style>
    <style:style style:name="T175" style:family="text">
      <style:text-properties officeooo:rsid="009ced68"/>
    </style:style>
    <style:style style:name="T176" style:family="text">
      <style:text-properties officeooo:rsid="00a086d0"/>
    </style:style>
    <style:style style:name="T177" style:family="text">
      <style:text-properties officeooo:rsid="00a24a3f"/>
    </style:style>
    <style:style style:name="T178" style:family="text">
      <style:text-properties officeooo:rsid="00a3a5a8"/>
    </style:style>
    <style:style style:name="T179" style:family="text">
      <style:text-properties officeooo:rsid="00a4fdc8"/>
    </style:style>
    <style:style style:name="T180" style:family="text">
      <style:text-properties officeooo:rsid="00aa68f1"/>
    </style:style>
    <style:style style:name="T181" style:family="text">
      <style:text-properties officeooo:rsid="00adf448"/>
    </style:style>
    <style:style style:name="T182" style:family="text">
      <style:text-properties officeooo:rsid="00ae8103"/>
    </style:style>
    <style:style style:name="T183" style:family="text">
      <style:text-properties officeooo:rsid="00b11433"/>
    </style:style>
    <style:style style:name="T184" style:family="text">
      <style:text-properties officeooo:rsid="00b1b47a"/>
    </style:style>
    <style:style style:name="T185" style:family="text">
      <style:text-properties officeooo:rsid="00b33ca5"/>
    </style:style>
    <style:style style:name="T186" style:family="text">
      <style:text-properties officeooo:rsid="00b5010d"/>
    </style:style>
    <style:style style:name="T187" style:family="text">
      <style:text-properties officeooo:rsid="00b6b57c"/>
    </style:style>
    <style:style style:name="T188" style:family="text">
      <style:text-properties officeooo:rsid="00b8c622"/>
    </style:style>
    <style:style style:name="T189" style:family="text">
      <style:text-properties officeooo:rsid="00b97b1f"/>
    </style:style>
    <style:style style:name="T190" style:family="text">
      <style:text-properties officeooo:rsid="00bcb7b1"/>
    </style:style>
    <style:style style:name="T191" style:family="text">
      <style:text-properties officeooo:rsid="00bea53e"/>
    </style:style>
    <style:style style:name="T192" style:family="text">
      <style:text-properties officeooo:rsid="00c1e3d5"/>
    </style:style>
    <style:style style:name="T193" style:family="text">
      <style:text-properties officeooo:rsid="00c3fcfa"/>
    </style:style>
    <style:style style:name="T194" style:family="text">
      <style:text-properties officeooo:rsid="00c54536"/>
    </style:style>
    <style:style style:name="T195" style:family="text">
      <style:text-properties officeooo:rsid="00c561bf"/>
    </style:style>
    <style:style style:name="T196" style:family="text">
      <style:text-properties officeooo:rsid="00c8506a"/>
    </style:style>
    <style:style style:name="T197" style:family="text">
      <style:text-properties officeooo:rsid="00ca62c2"/>
    </style:style>
    <style:style style:name="T198" style:family="text">
      <style:text-properties officeooo:rsid="00cf84d7"/>
    </style:style>
    <style:style style:name="T199" style:family="text">
      <style:text-properties officeooo:rsid="00d0a719"/>
    </style:style>
    <style:style style:name="T200" style:family="text">
      <style:text-properties officeooo:rsid="00d27097"/>
    </style:style>
    <style:style style:name="T201" style:family="text">
      <style:text-properties officeooo:rsid="00d4fd01"/>
    </style:style>
    <style:style style:name="T202" style:family="text">
      <style:text-properties officeooo:rsid="00d84f28"/>
    </style:style>
    <style:style style:name="T203" style:family="text">
      <style:text-properties officeooo:rsid="00d88896"/>
    </style:style>
    <style:style style:name="T204" style:family="text">
      <style:text-properties officeooo:rsid="00db1131"/>
    </style:style>
    <style:style style:name="T205" style:family="text">
      <style:text-properties officeooo:rsid="00ddf8ec"/>
    </style:style>
    <style:style style:name="T206" style:family="text">
      <style:text-properties officeooo:rsid="00e0652a"/>
    </style:style>
    <style:style style:name="T207" style:family="text">
      <style:text-properties officeooo:rsid="00e54732"/>
    </style:style>
    <style:style style:name="T208" style:family="text">
      <style:text-properties officeooo:rsid="00e73343"/>
    </style:style>
    <style:style style:name="T209" style:family="text">
      <style:text-properties officeooo:rsid="00e7e299"/>
    </style:style>
    <style:style style:name="T210" style:family="text">
      <style:text-properties officeooo:rsid="00e9d5c9"/>
    </style:style>
    <style:style style:name="T211" style:family="text">
      <style:text-properties officeooo:rsid="00ead3eb"/>
    </style:style>
    <style:style style:name="T212" style:family="text">
      <style:text-properties officeooo:rsid="00ed5f4e"/>
    </style:style>
    <style:style style:name="T213" style:family="text">
      <style:text-properties officeooo:rsid="00f04e95"/>
    </style:style>
    <style:style style:name="T214" style:family="text">
      <style:text-properties officeooo:rsid="00f2619a"/>
    </style:style>
    <style:style style:name="T215" style:family="text">
      <style:text-properties officeooo:rsid="00f7cc53"/>
    </style:style>
    <style:style style:name="T216" style:family="text">
      <style:text-properties officeooo:rsid="00f7fd7b"/>
    </style:style>
    <style:style style:name="T217" style:family="text">
      <style:text-properties officeooo:rsid="00fa7141"/>
    </style:style>
    <style:style style:name="T218" style:family="text">
      <style:text-properties officeooo:rsid="010274b8"/>
    </style:style>
    <style:style style:name="T219" style:family="text">
      <style:text-properties officeooo:rsid="0108ba16"/>
    </style:style>
    <style:style style:name="T220" style:family="text">
      <style:text-properties officeooo:rsid="010dbbf3"/>
    </style:style>
    <style:style style:name="T221" style:family="text">
      <style:text-properties officeooo:rsid="011039ad"/>
    </style:style>
    <style:style style:name="T222" style:family="text">
      <style:text-properties officeooo:rsid="01110373"/>
    </style:style>
    <style:style style:name="T223" style:family="text">
      <style:text-properties officeooo:rsid="01136a84"/>
    </style:style>
    <style:style style:name="T224" style:family="text">
      <style:text-properties officeooo:rsid="011377fb"/>
    </style:style>
    <style:style style:name="T225" style:family="text">
      <style:text-properties officeooo:rsid="01168407"/>
    </style:style>
    <style:style style:name="T226" style:family="text">
      <style:text-properties officeooo:rsid="011b3fb0"/>
    </style:style>
    <style:style style:name="T227" style:family="text">
      <style:text-properties officeooo:rsid="011d49a0"/>
    </style:style>
    <style:style style:name="T228" style:family="text">
      <style:text-properties officeooo:rsid="011d54d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Часть 1 (<text:span text:style-name="T227">Апплеты</text:span>)</text:p>
      <text:p text:style-name="P55"/>
      <text:p text:style-name="P4"><text:span text:style-name="T128">А</text:span><text:span text:style-name="T109">пплеты</text:span></text:p>
      <text:p text:style-name="P54"/>
      <text:p text:style-name="P168">Апплет — это (небольшая) прикладная программа, хранящаяся на веб- сервере, и запускающаяся при интерпретировании веб- документа.</text:p>
      <text:p text:style-name="P105"><text:span text:style-name="T130">Подключение апплетак веб- документу выполняется</text:span><text:span text:style-name="T131"> </text:span><text:span text:style-name="T130">средствами языка разметки.</text:span></text:p>
      <text:p text:style-name="P168">Апплеты исполняются в специально сформированной для них песочнице.</text:p>
      <text:p text:style-name="P168">Апплеты имеют следующую структуру кода:</text:p>
      <text:p text:style-name="P2"><text:span text:style-name="T109">import java.awt.*<text:tab/><text:tab/>// </text:span><text:span text:style-name="T110">какая- л/ граф. библиотека</text:span></text:p>
      <text:p text:style-name="P369">import java.applet.*<text:tab/>// java.applet</text:p>
      <text:p text:style-name="P2"><text:span text:style-name="T109">public class ClassName extends Applet // </text:span><text:span text:style-name="T110">класс инкапс. код апплета</text:span></text:p>
      <text:p text:style-name="P369">{ public void FuncName ( … ) { … }}</text:p>
      <text:p text:style-name="P369"/>
      <text:p text:style-name="P106"><text:span text:style-name="T109">апплеты традиционно оснащаются средствами </text:span><text:span text:style-name="T125">GUI </text:span><text:span text:style-name="T130">(и ввод- вывод в апплетах осуществляется средствами графических библиотек, без использования потоков ввода-вывода)</text:span><text:span text:style-name="T125">; </text:span><text:span text:style-name="T109">кроме того, они используют возможности</text:span><text:span text:style-name="T114"> </text:span><text:span text:style-name="T120">java.applet </text:span><text:span text:style-name="T125">(</text:span><text:span text:style-name="T109">и этого требует песочница</text:span><text:span text:style-name="T125">).</text:span></text:p>
      <text:p text:style-name="P106"><text:span text:style-name="T129">Класс, инкапсуллирующий апплет, как и функция — точка входа в него, должен быть </text:span><text:span text:style-name="T121">public</text:span><text:span text:style-name="T126">, </text:span><text:span text:style-name="T129">дабы быть доступным из песочницы.</text:span><text:span text:style-name="T125"> </text:span><text:span text:style-name="T130">Функция — точка входа не должна называться</text:span><text:span text:style-name="T123"> </text:span><text:span text:style-name="T122">main()</text:span><text:span text:style-name="T127">.</text:span></text:p>
      <text:p text:style-name="P59"/>
      <text:p text:style-name="P59">Класс <text:span text:style-name="T1">Applet</text:span></text:p>
      <text:p text:style-name="P23"/>
      <text:p text:style-name="P23">Методы класса <text:span text:style-name="T1">Applet</text:span></text:p>
      <text:p text:style-name="P93"/>
      <text:p text:style-name="P389">destroy()</text:p>
      <text:p text:style-name="P389"/>
      <text:p text:style-name="P114">используется для уничтожения апплета; параметров не принимает; этот метод не делает ничего — он служит для переопределения (если вообще используется, и должен выполнять пользовательские действия (они производятся перед ничтожением апплета песочницей));</text:p>
      <text:p text:style-name="P114">возвращает ничтоже;</text:p>
      <text:p text:style-name="P389"/>
      <text:p text:style-name="P389">getAccessibleContext()</text:p>
      <text:p text:style-name="P389"/>
      <text:p text:style-name="P114">используется для возврата контекста доступности вызывающего объекта; параметров не принимает; возвращает контекст доступности вызывающего объекта; возвращает объект<text:span text:style-name="T28"> </text:span><text:span text:style-name="T29">AccessibleContext</text:span>;</text:p>
      <text:p text:style-name="P389"/>
      <text:p text:style-name="P389"><text:soft-page-break/>getAppletcontext()</text:p>
      <text:p text:style-name="P389"/>
      <text:p text:style-name="P114">используется для возврата контекста апплета; параметров не принимает; возвращает контекст апплета;</text:p>
      <text:p text:style-name="P114">возвращает объект<text:span text:style-name="T28"> </text:span><text:span text:style-name="T29">AppletContext</text:span>;</text:p>
      <text:p text:style-name="P389"/>
      <text:p text:style-name="P389">getAppletInfo()</text:p>
      <text:p text:style-name="P389"/>
      <text:p text:style-name="P114">используется для получения информации об апплете; параметров не принимает; этот метод не делает ничего — он служит для переопределения (если вообще используется, и должен возвращать строку с информацией об апплете, в оригинальной версии метод возвращает значение<text:span text:style-name="T28"> </text:span><text:span text:style-name="T29">null</text:span>);</text:p>
      <text:p text:style-name="P114">возвращает объект<text:span text:style-name="T28"> </text:span><text:span text:style-name="T29">String</text:span><text:span text:style-name="T1">;</text:span></text:p>
      <text:p text:style-name="P389"/>
      <text:p text:style-name="P375"><text:span text:style-name="T1">getAudioClip(</text:span><text:span text:style-name="T4">)</text:span></text:p>
      <text:p text:style-name="P389"/>
      <text:p text:style-name="P113">используется для возврата указанного аудиоклипа; принимает параметр<text:span text:style-name="T134">ы</text:span> — адрес указанного аудиоклипа (в виде<text:span text:style-name="T28"> </text:span><text:span text:style-name="T29">URL</text:span>), <text:span text:style-name="T134">либо адрес и строку (используетсякак имя аудиоклипа)</text:span><text:span text:style-name="T4">; </text:span><text:span text:style-name="T134">возвращает указанный аудиоклип; возвращает объект</text:span><text:span text:style-name="T65"> </text:span><text:span text:style-name="T32">AudioClip </text:span><text:span text:style-name="T4">(</text:span><text:span text:style-name="T134">инкапсуллирует указанный аудиоклип</text:span><text:span text:style-name="T4">);</text:span></text:p>
      <text:p text:style-name="P395"/>
      <text:p text:style-name="P117"><text:span text:style-name="T64">n</text:span><text:span text:style-name="T63">ewAudioClip()</text:span></text:p>
      <text:p text:style-name="P118"><text:span text:style-name="T1"><text:line-break/></text:span><text:span text:style-name="T133">используется для возврата указанного аудиоклипа; принимает параметры — адрес указанного аудиоклипа (в виде</text:span><text:span text:style-name="T68"> </text:span><text:span text:style-name="T35">URL</text:span><text:span text:style-name="T133">)</text:span><text:span text:style-name="T4">;</text:span></text:p>
      <text:p text:style-name="P118"><text:span text:style-name="T134">возвращает указанный аудиоклип; возвращает объект</text:span><text:span text:style-name="T65"> </text:span><text:span text:style-name="T32">AudioClip </text:span><text:span text:style-name="T4">(</text:span><text:span text:style-name="T134">инкапсуллирует указанный аудиоклип</text:span><text:span text:style-name="T4">);</text:span></text:p>
      <text:p text:style-name="P117">этот метод — синоним метода<text:span text:style-name="T28"> </text:span><text:span text:style-name="T29">getAudioClip()</text:span><text:span text:style-name="T1">, </text:span>за тем исключением, что принимает только один параметр, и является статическим и завершенным;</text:p>
      <text:p text:style-name="P396"/>
      <text:p text:style-name="P396">getCodeBase()</text:p>
      <text:p text:style-name="P396"/>
      <text:p text:style-name="P212">используется для возврата значения атрибута<text:span text:style-name="T28"> </text:span><text:span text:style-name="T29">codebase </text:span>соответствующего тега; параметров не принимает;</text:p>
      <text:p text:style-name="P212">возвращает значение указанного атрибута; возвращает<text:span text:style-name="T28"> </text:span><text:span text:style-name="T29">URL</text:span><text:span text:style-name="T1">;</text:span></text:p>
      <text:p text:style-name="P396"/>
      <text:p text:style-name="P396">getDocumentBase()</text:p>
      <text:p text:style-name="P396"/>
      <text:p text:style-name="P212">используется для возврата значения а<text:span text:style-name="T135">дреса веб- документа, к которому подключен апплет; параметров не принимает; возвращает адрес веб- документа к которому подключен апплет;</text:span></text:p>
      <text:p text:style-name="P212"><text:span text:style-name="T135">возвращает</text:span><text:span text:style-name="T66"> </text:span><text:span text:style-name="T33">URL</text:span><text:span text:style-name="T5">;</text:span></text:p>
      <text:p text:style-name="P397"/>
      <text:p text:style-name="P397"><text:soft-page-break/>getImage()</text:p>
      <text:p text:style-name="P397"/>
      <text:p text:style-name="P116">используется для возврата указанного изображения; принимает параметры — <text:span text:style-name="T29">URL </text:span><text:span text:style-name="T1">(</text:span>целевого изображения<text:span text:style-name="T1">), </text:span>либо<text:span text:style-name="T28"> </text:span><text:span text:style-name="T29">URL </text:span>и строку (исполльзуется как имя целевого изображения);</text:p>
      <text:p text:style-name="P116">возвращает указанное изображение;</text:p>
      <text:p text:style-name="P116">возвращает объект <text:span text:style-name="T29">Image</text:span><text:span text:style-name="T1">;</text:span></text:p>
      <text:p text:style-name="P397"/>
      <text:p text:style-name="P397">getLocale()</text:p>
      <text:p text:style-name="P397"/>
      <text:p text:style-name="P116">используется для возврата объекта<text:span text:style-name="T28"> </text:span><text:span text:style-name="T29">Locale </text:span><text:span text:style-name="T1">(</text:span>инкапсуллирует настройки локализации<text:span text:style-name="T1">); </text:span>параметров не принимает;</text:p>
      <text:p text:style-name="P116">возвращает объект<text:span text:style-name="T28"> </text:span><text:span text:style-name="T29">Locale</text:span><text:span text:style-name="T1">;</text:span> возвращает объект<text:span text:style-name="T28"> </text:span><text:span text:style-name="T29">Locale</text:span><text:span text:style-name="T1">;</text:span></text:p>
      <text:p text:style-name="P397"/>
      <text:p text:style-name="P397">getParameter()</text:p>
      <text:p text:style-name="P397"/>
      <text:p text:style-name="P115">используется для возврата параметра с указанным именем; принмает параметр — строку (используется как имя параметра); возвращает указанный параметр; возвращает строку;</text:p>
      <text:p text:style-name="P390"/>
      <text:p text:style-name="P390">getParameterInfo()</text:p>
      <text:p text:style-name="P390"/>
      <text:p text:style-name="P213">используется для возврата сведений о параметре; параметров не принимает; этот метод не делает ничего, он служит для последующего переопределения (если вообще используется, и должен возвращать массив строк (<text:span text:style-name="T136">двумерный массив, он будет использоваться как таблица, каждаязапись таблицы должна состоять из трех строк - «имя параметра», «тип параметра, экстремумы значений», «комментирующие сведения»</text:span>);</text:p>
      <text:p text:style-name="P213"><text:span text:style-name="T136">оригинальная версия метода возвращает значение</text:span><text:span text:style-name="T67"> </text:span><text:span text:style-name="T34">null</text:span>; возвращает массив строк;</text:p>
      <text:p text:style-name="P391"/>
      <text:p text:style-name="P391">init()</text:p>
      <text:p text:style-name="P391"/>
      <text:p text:style-name="P214">используется песочницей для запуска апплета; параметров не принимает; выполняет запуск апплета;</text:p>
      <text:p text:style-name="P214">возвращает ничтоже;</text:p>
      <text:p text:style-name="P391"/>
      <text:p text:style-name="P391">isActive()</text:p>
      <text:p text:style-name="P391"/>
      <text:p text:style-name="P118">используется для проверки, активен ли апплет (исполняется ли он); параметров не принимает; проверяет, активен ли апплет;</text:p>
      <text:p text:style-name="P118">возвращает логическое значение (<text:span text:style-name="T29">true </text:span><text:span text:style-name="T1">– </text:span>активен,<text:span text:style-name="T28"> </text:span><text:span text:style-name="T29">false </text:span><text:span text:style-name="T1">– </text:span>нет);</text:p>
      <text:p text:style-name="P392"/>
      <text:p text:style-name="P392"><text:soft-page-break/>isValidateRoot()</text:p>
      <text:p text:style-name="P392"/>
      <text:p text:style-name="P117">используется для проверки, проверяет ли апплет корневой каталог; параметров не принимает; выполняет проверку, проверяет ли апплет корневой каталог; возвращает логическое значение (<text:span text:style-name="T29">true </text:span><text:span text:style-name="T1">– </text:span>проверяет,<text:span text:style-name="T28"> </text:span><text:span text:style-name="T29">false </text:span><text:span text:style-name="T1">– </text:span>нет);</text:p>
      <text:p text:style-name="P392"/>
      <text:p text:style-name="P392">play()</text:p>
      <text:p text:style-name="P392"/>
      <text:p text:style-name="P117">используется для воспроизведения аудиоклипа; принимает параметры —<text:span text:style-name="T28"> </text:span><text:span text:style-name="T29">URL</text:span><text:span text:style-name="T1"> (</text:span>аудиоклипа<text:span text:style-name="T1">), </text:span>либо<text:span text:style-name="T28"> </text:span><text:span text:style-name="T29">URL </text:span>и строку (используется как имя аудиоклипа); воспроизводит указанный аудиоклип; возвращает ничтоже;</text:p>
      <text:p text:style-name="P393"/>
      <text:p text:style-name="P393">resize()</text:p>
      <text:p text:style-name="P393"/>
      <text:p text:style-name="P119">используется для изменения размеров отображаемого апплета; принимает параметры — объект<text:span text:style-name="T28"> </text:span><text:span text:style-name="T29">Dimensions </text:span><text:span text:style-name="T1">(</text:span>содержит целочисленные <text:span text:style-name="T29">DimensionsObjectName.width </text:span>и<text:span text:style-name="T28"> </text:span><text:span text:style-name="T29">DimensionsObjectName.height </text:span><text:span text:style-name="T1">– </text:span>указывают размеры; класс<text:span text:style-name="T28"> </text:span><text:span text:style-name="T29">Dimensions </text:span>располагается в<text:span text:style-name="T28"> </text:span><text:span text:style-name="T29">java.awt</text:span><text:span text:style-name="T1">), </text:span>либо число (целочисленное, ширина) и число (целочисленное, высота); руководствуясь переданными параметрами, изменяет габариты отображаемого апплета; возвращает ничтоже;</text:p>
      <text:p text:style-name="P393"/>
      <text:p text:style-name="P393">setStub()</text:p>
      <text:p text:style-name="P393"/>
      <text:p text:style-name="P119">используется для установки заглушки апплета (заглушка апплета — это объект <text:span text:style-name="T29">AppletStub</text:span><text:span text:style-name="T1">, </text:span>он инкапсуллирет код, отвечающий за взаимодействие апплета с браузером); принимает параметр — объект заглушки апплета; устанавливает целевую заглушку апплета (этот метод вызывается самой песочницей, и не доступен для вызова программистом); возвращает ничтоже;</text:p>
      <text:p text:style-name="P119">этот метод объявлен как завершенный;</text:p>
      <text:p text:style-name="P393"/>
      <text:p text:style-name="P393">showStatus()</text:p>
      <text:p text:style-name="P393"/>
      <text:p text:style-name="P119">используется для вывода в строке состояния браузера; принимает параметр — строку <text:span text:style-name="T137">(она и будет выведена); выводит указанную строку в строке состояния браузера; возвращает ничтоже;</text:span></text:p>
      <text:p text:style-name="P394"/>
      <text:p text:style-name="P394">start()</text:p>
      <text:p text:style-name="P394"/>
      <text:p text:style-name="P120">используется для начала работы апплета (после инициализации апплета, либо при его возобновлении); параметровне принимает; выполняет старт апплета (этот метод вызывается самой песочницей) возвращает ничтоже;</text:p>
      <text:p text:style-name="P394"/>
      <text:p text:style-name="P394"><text:soft-page-break/>stop()</text:p>
      <text:p text:style-name="P394"/>
      <text:p text:style-name="P120">используется для приостановки апплета; параметров не принимает; выполняет приостановку апплета (этот метод вызывается самой песочницей); возвращает ничтоже;</text:p>
      <text:p text:style-name="P121">чтобы апплет был уничтожен, он сперва приостанавливается;</text:p>
      <text:p text:style-name="P121"/>
      <text:p text:style-name="P22">Переменные класса <text:span text:style-name="T1">Applet</text:span></text:p>
      <text:p text:style-name="P169"/>
      <text:p text:style-name="P169">О них — в справочнике.</text:p>
      <text:p text:style-name="P58"/>
      <text:p text:style-name="P58">Прочие вопросы</text:p>
      <text:p text:style-name="P122"/>
      <text:p text:style-name="P122">прочие вопросы касательно апплетов — это уже вопрос написания апплетов, и поэтому в этих записях не рассматриваются.</text:p>
      <text:p text:style-name="P100"/>
      <text:p text:style-name="P482">Часть 2 (События)</text:p>
      <text:p text:style-name="P100"/>
      <text:p text:style-name="P53">События</text:p>
      <text:p text:style-name="P53"/>
      <text:p text:style-name="P123">При программиовании на<text:span text:style-name="T28"> </text:span><text:span text:style-name="T29">Java </text:span>события традиционно применяются в хоть сколь- бы то ни было сложном ПО (если речь идет о коммерческой программе, оснащенной <text:span text:style-name="T1">GUI, </text:span>то это ПО несомненно задействует события).</text:p>
      <text:p text:style-name="P124">Поддержка событий реализована в следующих пакетах:<text:span text:style-name="T28"> </text:span><text:span text:style-name="T29">java.event</text:span><text:span text:style-name="T1">,</text:span><text:span text:style-name="T29"> java.awt</text:span><text:span text:style-name="T1">,</text:span><text:span text:style-name="T29"> java.util</text:span><text:span text:style-name="T1">.</text:span></text:p>
      <text:p text:style-name="P125">Пр<text:span text:style-name="T138">о</text:span>цесс обработки событий определяется так называемой «моделью делегирования событий». Модель, в общих чертах, предписывает следующее.</text:p>
      <text:p text:style-name="P126">В рамках этой модели, события должны генерироваться и обрабатываться штатными для этого средствами (далее — «источниками» и «приемниками»). <text:span text:style-name="T138">Таким образом, обработка событий делегируется этим средствам — за это модель и получила свое название.</text:span></text:p>
      <text:p text:style-name="P126">Источник генерирует определенное событие (это объект, <text:span text:style-name="T138">описывающий собственно событие</text:span>), и извещает об этом целевой приемник (целевыхприемников может быть и несколько). <text:span text:style-name="T138">По факту извещения, п</text:span>риемник обрабатывает это событие, и возвращает управление. <text:span text:style-name="T138">Приемник становится целевым для источника по факту его регистрации источником в качестве целевого.</text:span></text:p>
      <text:p text:style-name="P127">Событие целесообразно трактовать как объект, описывающий изменение состояния его источника. События могут наступать в результате различных процессов (действий пользователя с <text:span text:style-name="T1">GUI, </text:span>и прочих процессов). События могут быть языковыми и пользовательскими (<text:span text:style-name="T139">разработчик языка считает, что поддержка пользовательских событий необходима, так как пользовательские события могут быть более подходящими для применения в каких- либо конкретных программах</text:span>). <text:span text:style-name="T140">Источником события является тоже объект (что логично для объектно- ориентированных языков), по изменению его состояния и возникает событие.</text:span></text:p>
      <text:p text:style-name="P128">Приемники событий — это методы своих объектов; они имеют имя вида:</text:p>
      <text:p text:style-name="P367">addEventNameListener()</text:p>
      <text:p text:style-name="P128">эти методы объявлены как публичные (так как должны быть доступны), и возвращающие ничтоже (так как принято считать, что приемник должен делать всю работу сам, и не вообще делегировать ее доделывать (действительно, приемник и есть тот модуль, которому делегируется обработка события)). Эти методы принимают следующие параметры:</text:p>
      <text:p text:style-name="P374">(<text:span text:style-name="T1">EventName ObjectName, … </text:span>)</text:p>
      <text:p text:style-name="P374"/>
      <text:p text:style-name="P129">источник событий поставляет метод снятия приемника с регистрации, это метод, имя которого имеет вид:</text:p>
      <text:p text:style-name="P368">removeEventNameListener()</text:p>
      <text:p text:style-name="P368"/>
      <text:p text:style-name="P129"><text:soft-page-break/>этот метод тоже публичный, и тоже возвращающий ничтоже — по тем же причинам. Область параметров имеет тот же вид -<text:span text:style-name="T28"> </text:span><text:span text:style-name="T69">(</text:span><text:span text:style-name="T36">EventName ObjectName, … </text:span><text:span text:style-name="T69">)</text:span><text:span text:style-name="T140">.</text:span></text:p>
      <text:p text:style-name="P130">Строго говоря, приемник — это не сам метод, а объект, уведомляемыйо событии. Он должен быть зарегистрирован соответствующим методом источника;также, он должен задействовать средства пакетов, осуществляющих поддержку событий (расширять соответствующие интерфейсы; это интерфейсы с именами <text:span text:style-name="T29">EventName</text:span><text:span text:style-name="T1">, </text:span>и представляющие специфические для события средства).</text:p>
      <text:p text:style-name="P132">События, представленные в их классах, являются ядром механизма поддержки событий.</text:p>
      <text:p text:style-name="P132"><text:span text:style-name="T141">Класс</text:span><text:span text:style-name="T70"> </text:span><text:span text:style-name="T37">EventObject </text:span><text:span text:style-name="T6">– </text:span><text:span text:style-name="T141">это вершина иерархии классов событий, он располагается в</text:span><text:span text:style-name="T70"> </text:span><text:span text:style-name="T37">java.util</text:span><text:span text:style-name="T141">. Этот класс имеет конструктор объектов <text:s/>(</text:span><text:span text:style-name="T38">EventObject( … )</text:span><text:span text:style-name="T7">, </text:span><text:span text:style-name="T156">в параметрах прописывается объект- источник); и методы </text:span><text:span text:style-name="T38">getSource() - </text:span><text:span text:style-name="T156">возвращает объект- источник</text:span><text:span text:style-name="T7">, </text:span><text:span text:style-name="T156">и</text:span><text:span text:style-name="T71"> </text:span><text:span text:style-name="T38">toString() - </text:span><text:span text:style-name="T156">возвращает строковое представление своего объекта.</text:span></text:p>
      <text:p text:style-name="P132"><text:span text:style-name="T156">Класс</text:span><text:span text:style-name="T71"> </text:span><text:span text:style-name="T38">AWTEvent </text:span><text:span text:style-name="T7">(</text:span><text:span text:style-name="T38">java.awt</text:span><text:span text:style-name="T7">) </text:span><text:span text:style-name="T156">является производным от</text:span><text:span text:style-name="T71"> </text:span><text:span text:style-name="T38">EventObject</text:span><text:span text:style-name="T7">, </text:span><text:span text:style-name="T156">и вершиной иерархии классов событий библиотеки</text:span><text:span text:style-name="T71"> </text:span><text:span text:style-name="T38">AWT</text:span><text:span text:style-name="T145">. Метод</text:span><text:span text:style-name="T71"> </text:span><text:span text:style-name="T38">AWTEvent.getID() </text:span><text:span text:style-name="T145">позволяет запросить тип события.</text:span></text:p>
      <text:p text:style-name="P131"><text:span text:style-name="T146">Пакет</text:span><text:span text:style-name="T72"> </text:span><text:span text:style-name="T39">java.awt.event </text:span><text:span text:style-name="T146">содержит ряд классов событий, в частности следующие классы.</text:span></text:p>
      <text:p text:style-name="P404"/>
      <text:p text:style-name="P404">ActionEvent</text:p>
      <text:p text:style-name="P404"/>
      <text:p text:style-name="P133"><text:span text:style-name="T142">это событие наступает по действию с </text:span><text:span text:style-name="T143">GUI (</text:span><text:span text:style-name="T147">клик по кнопке, двойной клик по элементу списка, клик по пункту меню</text:span><text:span text:style-name="T143">);</text:span></text:p>
      <text:p text:style-name="P404"/>
      <text:p text:style-name="P405">AdjustmentEvent</text:p>
      <text:p text:style-name="P405"/>
      <text:p text:style-name="P134">это событие наступает при пользовании полосой прокрутки;</text:p>
      <text:p text:style-name="P376"/>
      <text:p text:style-name="P398">ComponentEvent</text:p>
      <text:p text:style-name="P398"/>
      <text:p text:style-name="P135">наступает при событиях, значимых для компонента (скрытие, перемещение, изменение габаритов, становление доступным);</text:p>
      <text:p text:style-name="P377"/>
      <text:p text:style-name="P398">ContainerEvent</text:p>
      <text:p text:style-name="P398"/>
      <text:p text:style-name="P135">это событие наступает по добавлению/ удалению элемента из контейнера;</text:p>
      <text:p text:style-name="P398"/>
      <text:p text:style-name="P398">FocusEvent</text:p>
      <text:p text:style-name="P398"/>
      <text:p text:style-name="P135">это событие наступает по изменению фокуса вода с клавиатуры;</text:p>
      <text:p text:style-name="P398"/>
      <text:p text:style-name="P398"><text:soft-page-break/>InputEvent</text:p>
      <text:p text:style-name="P398"/>
      <text:p text:style-name="P135">это событие наступает по вводу данных в компонентах (а сам этот класс абстр.);</text:p>
      <text:p text:style-name="P398"/>
      <text:p text:style-name="P398">ItemEvent</text:p>
      <text:p text:style-name="P398"/>
      <text:p text:style-name="P135"><text:span text:style-name="T142">это событие наступает по </text:span><text:span text:style-name="T148">действию с элементами интерфейса, представленными множеством пунктов (флажок, элемент списка, пункт меню);</text:span></text:p>
      <text:p text:style-name="P399"/>
      <text:p text:style-name="P399">KeyEvent</text:p>
      <text:p text:style-name="P399"/>
      <text:p text:style-name="P136">это событие наступает по вводу с клавиатуры;</text:p>
      <text:p text:style-name="P399"/>
      <text:p text:style-name="P399">MouseEvent</text:p>
      <text:p text:style-name="P399"/>
      <text:p text:style-name="P136">это событие наступает при пользовании мышью (перевод указателя, клики);</text:p>
      <text:p text:style-name="P399"/>
      <text:p text:style-name="P399">MouseWheelEvent</text:p>
      <text:p text:style-name="P399"/>
      <text:p text:style-name="P136">это событие наступает при пользовании колесиком мыши (прокрутка);</text:p>
      <text:p text:style-name="P399"/>
      <text:p text:style-name="P399">TextEvent</text:p>
      <text:p text:style-name="P399"/>
      <text:p text:style-name="P136">это событие наступает по изменению текстовой области/ поля;</text:p>
      <text:p text:style-name="P399"/>
      <text:p text:style-name="P399">WindowEvent</text:p>
      <text:p text:style-name="P399"/>
      <text:p text:style-name="P136">это событие наступает по действиям, значимым для окна (изменение активности, <text:s/>изменение развернутости, и закрытии окна);</text:p>
      <text:p text:style-name="P62"/>
      <text:p text:style-name="P62">Класс <text:span text:style-name="T1">ActionEvent</text:span></text:p>
      <text:p text:style-name="P10"/>
      <text:p text:style-name="P10">Конструктор класса <text:span text:style-name="T1">ActionEvent</text:span></text:p>
      <text:p text:style-name="P40"/>
      <text:p text:style-name="P479">ActionEvent()</text:p>
      <text:p text:style-name="P479"/>
      <text:p text:style-name="P137"><text:span text:style-name="T142">конструктор класса</text:span><text:span text:style-name="T28"> </text:span><text:span text:style-name="T29">ActionEvent</text:span><text:span text:style-name="T143">; </text:span><text:span text:style-name="T142">принимает параметры — объект (источник), целочисленное (тип события), и строку (командная строка), либо то же и целочисленное (обозначает нажатие модифицирующих клавиш </text:span><text:span text:style-name="T143">Alt, Ctrl, Shift</text:span><text:span text:style-name="T142">), либо то же (что и в первом случае) и целочисленное (момент наступления </text:span><text:soft-page-break/><text:span text:style-name="T142">события) и целочисленное (обозначает нажатие модифицирующих клавиш); создает объект своего класса; возвращает ничтоже;</text:span></text:p>
      <text:p text:style-name="P378"/>
      <text:p text:style-name="P11">Методы класса <text:span text:style-name="T1">ActionEvent</text:span></text:p>
      <text:p text:style-name="P400"/>
      <text:p text:style-name="P400">getActionCommand()</text:p>
      <text:p text:style-name="P400"/>
      <text:p text:style-name="P137">используется для возврата командной строки; параметров не принимает; возвращает командную строку своего события;</text:p>
      <text:p text:style-name="P400"/>
      <text:p text:style-name="P400">getModifiers()</text:p>
      <text:p text:style-name="P400"/>
      <text:p text:style-name="P137">используется для определения нажатия модифицирующих клавиш на момент наступления события; параметров не принимает; возвращает запрошенноые сведения; возвращает целочисленное;</text:p>
      <text:p text:style-name="P400"/>
      <text:p text:style-name="P400">getWhen()</text:p>
      <text:p text:style-name="P400"/>
      <text:p text:style-name="P137">используется для возврата момента наступления события; параметров не принимает; возвращает временную метку наступления своего события; возвращает целочисленное;</text:p>
      <text:p text:style-name="P378"/>
      <text:p text:style-name="P11">Переменные класса <text:span text:style-name="T1">ActionEvent</text:span></text:p>
      <text:p text:style-name="P400"/>
      <text:p text:style-name="P400">ALT_MASK</text:p>
      <text:p text:style-name="P400"/>
      <text:p text:style-name="P137">константа; целочисленное; обозначает нажатие соответствующей клавиши;</text:p>
      <text:p text:style-name="P400"/>
      <text:p text:style-name="P400">CTRL_MASK</text:p>
      <text:p text:style-name="P400"/>
      <text:p text:style-name="P339">константа; целочисленное; обозначает нажатие соответствующей клавиши;</text:p>
      <text:p text:style-name="P400"/>
      <text:p text:style-name="P400">SHIFT_MASK</text:p>
      <text:p text:style-name="P400"/>
      <text:p text:style-name="P339">константа; целочисленное; обозначает нажатие соответствующей клавиши;</text:p>
      <text:p text:style-name="P400"/>
      <text:p text:style-name="P400">META_MASK</text:p>
      <text:p text:style-name="P400"/>
      <text:p text:style-name="P339">константа; целочисленное; обозначает нажатие соответствующей клавиши;</text:p>
      <text:p text:style-name="P400"/>
      <text:p text:style-name="P490">ACTION_PERFORMED</text:p>
      <text:p text:style-name="P400"/>
      <text:p text:style-name="P339">константа; целочисленное; обозначает нажатие соответствующей клавиши;</text:p>
      <text:p text:style-name="P71"/>
      <text:p text:style-name="P71">Класс <text:span text:style-name="T1">AdjustmentEvent</text:span></text:p>
      <text:p text:style-name="P12"/>
      <text:p text:style-name="P12">Конструктор класса <text:span text:style-name="T1">AdjustmentEvent</text:span></text:p>
      <text:p text:style-name="P41"/>
      <text:p text:style-name="P406">AdjustmentEvent()</text:p>
      <text:p text:style-name="P406"/>
      <text:p text:style-name="P139"><text:span text:style-name="T142">конструктор класса</text:span><text:span text:style-name="T28"> </text:span><text:span text:style-name="T29">AdjustmentEvent</text:span><text:span text:style-name="T143">; </text:span><text:span text:style-name="T142">принимает параметры — объект (источник), целочисленное (идентификатор события настройки), целочисленное (конкретный тип события настройки), и целочисленное (связанное с событием); создает объект своего класса; возвращает ничтоже;</text:span></text:p>
      <text:p text:style-name="P139"/>
      <text:p text:style-name="P12">Методы класса <text:span text:style-name="T1">AdjustmentEvent</text:span></text:p>
      <text:p text:style-name="P41"/>
      <text:p text:style-name="P403">getAdjustable()</text:p>
      <text:p text:style-name="P403"/>
      <text:p text:style-name="P140">использется для возврата объекта- источника; параметров не принимает; возвращает объект- источник; возвращает объект;</text:p>
      <text:p text:style-name="P403"/>
      <text:p text:style-name="P403">getAdjustmentType()</text:p>
      <text:p text:style-name="P403"/>
      <text:p text:style-name="P140">используется для возврата типа события настройки; параметров не принимает; возвращает тип события настройки (соответствующую константу); возвращает целочисленное;</text:p>
      <text:p text:style-name="P403"/>
      <text:p text:style-name="P403">getValue()</text:p>
      <text:p text:style-name="P403"/>
      <text:p text:style-name="P141">используется для возврата значения события настройки; параметров не принимает; возвращает значение события настрйки (из соответствующей константы);</text:p>
      <text:p text:style-name="P141">возвращает целочисленное;</text:p>
      <text:p text:style-name="P12"/>
      <text:p text:style-name="P12">Переменные класса <text:span text:style-name="T1">AdjustmentEvent</text:span></text:p>
      <text:p text:style-name="P41"/>
      <text:p text:style-name="P401">BLOCK_INCREMENT</text:p>
      <text:p text:style-name="P401"/>
      <text:p text:style-name="P338"><text:span text:style-name="T149">константа; целочисленное; </text:span><text:span text:style-name="T150">о</text:span><text:span text:style-name="T149">бозначает щелчек по полосе прокрутки для увеличения прокручиваемого значения;</text:span></text:p>
      <text:p text:style-name="P401"/>
      <text:p text:style-name="P401"><text:soft-page-break/>BLOCK_DECREMENT</text:p>
      <text:p text:style-name="P401"/>
      <text:p text:style-name="P138">константа; целочисленное; обозначает щелчек по полосе прокрутки для уменьшения прокручиваемого значения;</text:p>
      <text:p text:style-name="P402"/>
      <text:p text:style-name="P402">UNIT_INCREMENT</text:p>
      <text:p text:style-name="P402"/>
      <text:p text:style-name="P138">константа; целочисленное; обозначает щелчек по кнопке инкремента прокручиваемого значения;</text:p>
      <text:p text:style-name="P402"/>
      <text:p text:style-name="P402">UNIT_DECREMENT</text:p>
      <text:p text:style-name="P402"/>
      <text:p text:style-name="P138">константа; целочисленное; обозначает щелчек по кнопке декремента прокручиваемого значения;</text:p>
      <text:p text:style-name="P402"/>
      <text:p text:style-name="P402">TRACK</text:p>
      <text:p text:style-name="P402"/>
      <text:p text:style-name="P138">константа; целочисленное; обозначает перемещение ползунка;</text:p>
      <text:p text:style-name="P402"/>
      <text:p text:style-name="P402">ADJUSTMENY_VALUE_CHANGED</text:p>
      <text:p text:style-name="P402"/>
      <text:p text:style-name="P138">константа; целочисленное; обозначает изменение события;</text:p>
      <text:p text:style-name="P61"/>
      <text:p text:style-name="P61">Класс <text:span text:style-name="T1">ComponentEvent</text:span></text:p>
      <text:p text:style-name="P13"/>
      <text:p text:style-name="P13">Конструктор класса <text:span text:style-name="T1">ComponentEvent</text:span></text:p>
      <text:p text:style-name="P42"/>
      <text:p text:style-name="P403">ComponentEvent()</text:p>
      <text:p text:style-name="P403"/>
      <text:p text:style-name="P140"><text:span text:style-name="T142">конструктор класса</text:span><text:span text:style-name="T28"> </text:span><text:span text:style-name="T29">ComponentEvent</text:span><text:span text:style-name="T143">; </text:span><text:span text:style-name="T151">принимает параметры — объект (источник), и целочисленное (тип события); создает объект своего класса; возвращает ничтоже;</text:span></text:p>
      <text:p text:style-name="P142"><text:span text:style-name="T151">э</text:span><text:span text:style-name="T142">тот класс является суперклассом для классов</text:span><text:span text:style-name="T28"> </text:span><text:span text:style-name="T29">ContainerEvent</text:span><text:span text:style-name="T143">,</text:span><text:span text:style-name="T29"> FocusEvent</text:span><text:span text:style-name="T143">, </text:span><text:span text:style-name="T29">KeyEvent</text:span><text:span text:style-name="T143">,</text:span><text:span text:style-name="T29"> MouseEvent</text:span><text:span text:style-name="T143">, </text:span><text:span text:style-name="T142">и</text:span><text:span text:style-name="T29"> WindowEvent </text:span><text:span text:style-name="T142">(и ряда прочих)</text:span><text:span text:style-name="T143">;</text:span></text:p>
      <text:p text:style-name="P13">Методы класса <text:span text:style-name="T1">ComponentEvent</text:span></text:p>
      <text:p text:style-name="P42"/>
      <text:p text:style-name="P407">getComponent()</text:p>
      <text:p text:style-name="P407"/>
      <text:p text:style-name="P142">используется для возврата компонента (вызвавшего событие); параметров не принимает; возвращает компонент, вызвавший событие; возвращает объект;</text:p>
      <text:p text:style-name="P13"/>
      <text:p text:style-name="P13"><text:soft-page-break/>Переменные класса <text:span text:style-name="T1">ComponentEvent</text:span></text:p>
      <text:p text:style-name="P42"/>
      <text:p text:style-name="P407">COMPONENT_MOVED</text:p>
      <text:p text:style-name="P407"/>
      <text:p text:style-name="P142">целочисленное; константа; обозначает, что компонент перемещен;</text:p>
      <text:p text:style-name="P407"/>
      <text:p text:style-name="P407">COMPONENT_RESIZED</text:p>
      <text:p text:style-name="P407"/>
      <text:p text:style-name="P142">целочисленное; константа; обозначает, что компонент изменен в размерах;</text:p>
      <text:p text:style-name="P407"/>
      <text:p text:style-name="P407">COMPONENT_SHOWN</text:p>
      <text:p text:style-name="P407"/>
      <text:p text:style-name="P142">целочисленное; константа; обозначает, что компонент стал доступен;</text:p>
      <text:p text:style-name="P407"/>
      <text:p text:style-name="P407">COMPONENT_HIDDEN</text:p>
      <text:p text:style-name="P407"/>
      <text:p text:style-name="P142">целочисленное; константа; обозначает, что компонент сокрыт;</text:p>
      <text:p text:style-name="P60"/>
      <text:p text:style-name="P60">Класс <text:span text:style-name="T1">ContainerEvent</text:span></text:p>
      <text:p text:style-name="P94"/>
      <text:p text:style-name="P14">Конструктор класса <text:span text:style-name="T1">ContainerEvent</text:span></text:p>
      <text:p text:style-name="P43"/>
      <text:p text:style-name="P408">ContainerEvent()</text:p>
      <text:p text:style-name="P408"/>
      <text:p text:style-name="P143">конструктор класса<text:span text:style-name="T28"> </text:span><text:span text:style-name="T29">ContainerEvent</text:span><text:span text:style-name="T1">; </text:span><text:span text:style-name="T157">принимает параметры — объект (источник), целочисленное (конкретный тип события), объект (компонент (удаляемый/ вводимый)); создает объект своего класса; возвращает ничтоже;</text:span></text:p>
      <text:p text:style-name="P14"/>
      <text:p text:style-name="P14">Методы класса <text:span text:style-name="T1">ContainerEvent</text:span></text:p>
      <text:p text:style-name="P340"/>
      <text:p text:style-name="P409">getContainer()</text:p>
      <text:p text:style-name="P409"/>
      <text:p text:style-name="P144">используется для возврата контейнера; параметров не принимает; возвращает контейнер (к которому подключено это событие); возвращает объект;</text:p>
      <text:p text:style-name="P409"/>
      <text:p text:style-name="P409">getChild()</text:p>
      <text:p text:style-name="P409"/>
      <text:p text:style-name="P144">используется для возврата вложенного компонента контейнера; параметров не принимает; возвращает вложенный компонент своего контейнера (с которым произошло доступное ему событие); возвращает объект;</text:p>
      <text:p text:style-name="P340"/>
      <text:p text:style-name="P14"><text:soft-page-break/>Переменные класса <text:span text:style-name="T1">ContainerEvent</text:span></text:p>
      <text:p text:style-name="P340"/>
      <text:p text:style-name="P408">COMPONENT_ADDED</text:p>
      <text:p text:style-name="P408"/>
      <text:p text:style-name="P143">константа; целочисленное; обозначает одноименное себе событие;</text:p>
      <text:p text:style-name="P408"/>
      <text:p text:style-name="P408">COMPONENT_REMOVED</text:p>
      <text:p text:style-name="P408"/>
      <text:p text:style-name="P143">константа; целочисленное; обозначает одноименное себе событие;</text:p>
      <text:p text:style-name="P63"/>
      <text:p text:style-name="P63">Класс <text:span text:style-name="T1">FocusEvent</text:span></text:p>
      <text:p text:style-name="P44"/>
      <text:p text:style-name="P15">Конструктор класса <text:span text:style-name="T1">FocusEvent</text:span></text:p>
      <text:p text:style-name="P44"/>
      <text:p text:style-name="P409">FocusEvent()</text:p>
      <text:p text:style-name="P409"/>
      <text:p text:style-name="P144">конструктор класса<text:span text:style-name="T28"> </text:span><text:span text:style-name="T29">FocusEvent</text:span><text:span text:style-name="T1">; </text:span>принимает параметры — объект (источник) и целочисленное (конкретный тип события), либо <text:span text:style-name="T158">то же и логическое значение (показывает, есть ли еще фокус), либо то же (что и предыдущее) и объект (компонент, на который переходил фокус со своего компонента этого метода); создает объект своего класса; возвращает ничтоже;</text:span></text:p>
      <text:p text:style-name="P144"/>
      <text:p text:style-name="P16">Методы класса <text:span text:style-name="T1">FocusEvent</text:span></text:p>
      <text:p text:style-name="P45"/>
      <text:p text:style-name="P410">getOppositeComponent()</text:p>
      <text:p text:style-name="P410"/>
      <text:p text:style-name="P145">используется для возврата компонента (на который переходил фокус); параметров не принимает; возвращает противоположный компонент (компонент, на который переходил фокус); возвращает объект;</text:p>
      <text:p text:style-name="P410"/>
      <text:p text:style-name="P410">isTemporary()</text:p>
      <text:p text:style-name="P410"/>
      <text:p text:style-name="P145">используется для определения, является ли временным переход фокуса; параметров не принимает; возвращает результат (логическое значение); возвращает логическое значение;</text:p>
      <text:p text:style-name="P16"/>
      <text:p text:style-name="P16">Переменные класса <text:span text:style-name="T1">FocusEvent</text:span></text:p>
      <text:p text:style-name="P45"/>
      <text:p text:style-name="P410">FOCUS_GAINED</text:p>
      <text:p text:style-name="P410"/>
      <text:p text:style-name="P145">констаната; целочисленное; обозначает наступление фокуса на своем объекте- <text:s/>компоненте;</text:p>
      <text:p text:style-name="P410"><text:soft-page-break/>FOCUS_LOST</text:p>
      <text:p text:style-name="P410"/>
      <text:p text:style-name="P145">константа; целочисленное; обозначает переход фокуса со своего объекта- компонента;</text:p>
      <text:p text:style-name="P64"/>
      <text:p text:style-name="P64">Класс <text:span text:style-name="T8">InputEvent</text:span></text:p>
      <text:p text:style-name="P16"/>
      <text:p text:style-name="P16">Конструктор класса <text:span text:style-name="T8">InputEvent</text:span></text:p>
      <text:p text:style-name="P16"/>
      <text:p text:style-name="P411">InputEvent()</text:p>
      <text:p text:style-name="P411"/>
      <text:p text:style-name="P146">строго говоря, этот конструктор не существует (так как класс абстрактный);</text:p>
      <text:p text:style-name="P16"/>
      <text:p text:style-name="P16">Методы класса <text:span text:style-name="T8">InputEvent</text:span></text:p>
      <text:p text:style-name="P16"/>
      <text:p text:style-name="P146">это абстрактный класс, его методы малоинтересны;</text:p>
      <text:p text:style-name="P16"/>
      <text:p text:style-name="P16">Переменные класса <text:span text:style-name="T8">InputEvent</text:span></text:p>
      <text:p text:style-name="P16"/>
      <text:p text:style-name="P146"><text:span text:style-name="T205">Э</text:span>то абстрактный класс, его переменные малоинтересны.</text:p>
      <text:p text:style-name="P65"/>
      <text:p text:style-name="P65">Класс <text:span text:style-name="T1">ItemEvent</text:span></text:p>
      <text:p text:style-name="P17"/>
      <text:p text:style-name="P17">Конструктор класса <text:span text:style-name="T1">ItemEvent</text:span></text:p>
      <text:p text:style-name="P46"/>
      <text:p text:style-name="P411">ItemEvent()</text:p>
      <text:p text:style-name="P411"/>
      <text:p text:style-name="P146">констрктор класса<text:span text:style-name="T28"> </text:span><text:span text:style-name="T29">ItemEvent</text:span><text:span text:style-name="T1">; </text:span>принимает параметры — <text:span text:style-name="T159">объект (источник), целочисленное (конкретный тип события) объект (объект- элемент), и целочисленное (состояние события); руководствуясь переданными параметрами, создает объект своего класса;</text:span></text:p>
      <text:p text:style-name="P282">возвращает ничтоже;</text:p>
      <text:p text:style-name="P17"/>
      <text:p text:style-name="P17">Методы класса <text:span text:style-name="T1">ItemEvent</text:span></text:p>
      <text:p text:style-name="P46"/>
      <text:p text:style-name="P414">getItem()</text:p>
      <text:p text:style-name="P414"/>
      <text:p text:style-name="P149">используется для возврата ссылки на объект (элемент); параметров не принимает; возвращает ссылку на элемент;</text:p>
      <text:p text:style-name="P149">возвращает объект;</text:p>
      <text:p text:style-name="P414"/>
      <text:p text:style-name="P414"><text:soft-page-break/>getItemSelectable()</text:p>
      <text:p text:style-name="P414"/>
      <text:p text:style-name="P148">используется для возврата ссылки на объект (элемент); параметров не принимает; возвращает ссылку на элемент; возвращает объект;</text:p>
      <text:p text:style-name="P415"/>
      <text:p text:style-name="P415">getStateChanged()</text:p>
      <text:p text:style-name="P415"/>
      <text:p text:style-name="P150">используется для возврата состояния события; параметров не принимает; возвращает состояние события; возвращает целочисленное;</text:p>
      <text:p text:style-name="P17"/>
      <text:p text:style-name="P17">Переменные класса <text:span text:style-name="T1">ItemEvent</text:span></text:p>
      <text:p text:style-name="P46"/>
      <text:p text:style-name="P412">SELECTED</text:p>
      <text:p text:style-name="P412"/>
      <text:p text:style-name="P147">константа; целочисленное; обозначает выбор определенного пункта;</text:p>
      <text:p text:style-name="P412"/>
      <text:p text:style-name="P412">DESELECTED</text:p>
      <text:p text:style-name="P412"/>
      <text:p text:style-name="P147">константа; целочисленное; обозначает отмену выбора;</text:p>
      <text:p text:style-name="P413"/>
      <text:p text:style-name="P413">ITEM_STATE_CHANGED</text:p>
      <text:p text:style-name="P413"/>
      <text:p text:style-name="P148">константа; целочисленное; обозначает состояние события;</text:p>
      <text:p text:style-name="P66"/>
      <text:p text:style-name="P66">Класс <text:span text:style-name="T1">KeyEvent</text:span></text:p>
      <text:p text:style-name="P18"/>
      <text:p text:style-name="P18">Конструктор класса <text:span text:style-name="T1">KeyEvent</text:span></text:p>
      <text:p text:style-name="P47"/>
      <text:p text:style-name="P422">KeyEvent()</text:p>
      <text:p text:style-name="P422"/>
      <text:p text:style-name="P153">конструктор класса<text:span text:style-name="T28"> </text:span><text:span text:style-name="T29">KeyEvent</text:span><text:span text:style-name="T1">; </text:span>принимает параметры — <text:span text:style-name="T161">объект (источник), целочисленное (конкретный тип события), целочисленное (время наступления события), целочисленное (клавиши- модификаторы), целочисленнное (код клавиши), символ (символ — для символьных клавиш)</text:span>; создает объект своего класса; возвращает ничтоже;</text:p>
      <text:p text:style-name="P18"/>
      <text:p text:style-name="P485">Методы класса <text:span text:style-name="T1">KeyEvent</text:span></text:p>
      <text:p text:style-name="P47"/>
      <text:p text:style-name="P416">getKeyChar()</text:p>
      <text:p text:style-name="P416"/>
      <text:p text:style-name="P155">используется для возврата символа; параметров не принимает; возвращает символ (если несимвольная клавиша — то специальное значение <text:span text:style-name="T29">CHAR_UNDEFINIED</text:span>); возвращает символ;</text:p>
      <text:p text:style-name="P416"/>
      <text:p text:style-name="P416">getKeyCode()</text:p>
      <text:p text:style-name="P416"/>
      <text:p text:style-name="P155">используется для возврата кода клавиши; параметров не принимает; возвращает код клавиши <text:span text:style-name="T162">(при нажатии символьной клавиши возвращает специальное значение</text:span><text:span text:style-name="T73"> </text:span><text:span text:style-name="T40">VK_UNDEFINIED</text:span><text:span text:style-name="T162">); возвращает целочисленное;</text:span></text:p>
      <text:p text:style-name="P380"/>
      <text:p text:style-name="P380">Прочие методы</text:p>
      <text:p text:style-name="P380"/>
      <text:p text:style-name="P156">прочие методы безынтересны;</text:p>
      <text:p text:style-name="P18"/>
      <text:p text:style-name="P18">Переменные класса <text:span text:style-name="T1">KeyEvent</text:span></text:p>
      <text:p text:style-name="P422"/>
      <text:p text:style-name="P422">KEY_PRESSED</text:p>
      <text:p text:style-name="P422"/>
      <text:p text:style-name="P151"><text:span text:style-name="T1">константа; целочисленное; обозначает одноименное событие; </text:span><text:span text:style-name="T160">это событие несимвольных клавиш;</text:span></text:p>
      <text:p text:style-name="P422"/>
      <text:p text:style-name="P422">KEY_RELEASED</text:p>
      <text:p text:style-name="P422"/>
      <text:p text:style-name="P151"><text:span text:style-name="T1">константа; целочисленное; обозначает одноименное событие; </text:span><text:span text:style-name="T160">это событие несимвольных клавиш;</text:span></text:p>
      <text:p text:style-name="P422"/>
      <text:p text:style-name="P422">KEY_TYPED</text:p>
      <text:p text:style-name="P422"/>
      <text:p text:style-name="P152">константа; целочисленное; обозначает одноименное событие; <text:span text:style-name="T160">это событие символьных клавиш;</text:span></text:p>
      <text:p text:style-name="P379"/>
      <text:p text:style-name="P379">Прочие переменные — несимвольные клавиши</text:p>
      <text:p text:style-name="P153"/>
      <text:p text:style-name="P154">это константы, целочисленные; это следующие константы:</text:p>
      <text:p text:style-name="P371">VK_ALT, VK_CONTROL, VK_SHIFT,</text:p>
      <text:p text:style-name="P371">VK_ESCAPE, VK_ENTER,</text:p>
      <text:p text:style-name="P154"><text:span text:style-name="T29">VK_UP, VK_DOWN, VK_LEFT, VK_RIGHT, VK_PAGE_DOWN, VK_PAGE_UP</text:span><text:span text:style-name="T1">;</text:span></text:p>
      <text:p text:style-name="P379"/>
      <text:p text:style-name="P379"><text:soft-page-break/>Прочие переменные — символьные клавиши</text:p>
      <text:p text:style-name="P379"/>
      <text:p text:style-name="P153">это константы, целочисленные; это следующие константы:<text:span text:style-name="T28"> </text:span><text:span text:style-name="T29">VK0_VK9, VKA-VKZ</text:span><text:span text:style-name="T1">;</text:span></text:p>
      <text:p text:style-name="P67"/>
      <text:p text:style-name="P67">Класс <text:span text:style-name="T1">MouseEvent</text:span></text:p>
      <text:p text:style-name="P19"/>
      <text:p text:style-name="P19">Конструктор класса <text:span text:style-name="T1">MouseEvent</text:span></text:p>
      <text:p text:style-name="P48"/>
      <text:p text:style-name="P423">MouseEvent()</text:p>
      <text:p text:style-name="P423"/>
      <text:p text:style-name="P157">конструктор класса<text:span text:style-name="T28"> </text:span><text:span text:style-name="T29">MouseEvent</text:span><text:span text:style-name="T1">; </text:span><text:span text:style-name="T163">принимает параметры — объект (источник), целочисленное (конкретный тип события), целочисленное (время наступления события), целочисленное (клавиши модификаторы), целочисленное (координата курсора, абсцисса), целочисленное (координата курсора, ордината), целочисленное (количество щелчков), логическое значение (должно ли при событии всплывать меню), целочисленное (тип прокрутки), целочисленное (количество единиц прокрутки), целочисленное (количество единиц вращения); создает объект своего класса; возвращает ничтоже;</text:span></text:p>
      <text:p text:style-name="P341"/>
      <text:p text:style-name="P19">Методы класса <text:span text:style-name="T1">MouseEvent</text:span></text:p>
      <text:p text:style-name="P48"/>
      <text:p text:style-name="P418">getWheelRotation()</text:p>
      <text:p text:style-name="P418"/>
      <text:p text:style-name="P159">используется для возврата количества единиц вращения колеса мыши; параметров не принимает; возвращает количество единиц вращений колеса мыши; возвращает целочисленное;</text:p>
      <text:p text:style-name="P418"/>
      <text:p text:style-name="P418">getPreciseWheelRotation()</text:p>
      <text:p text:style-name="P418"/>
      <text:p text:style-name="P160">используется для возврата количества единиц вращения колеса мыши; параметров не принимает;</text:p>
      <text:p text:style-name="P160">возвращает количество единиц вращений колеса мыши; возвращает целочисленное;</text:p>
      <text:p text:style-name="P159">этот метод предназначен для работы с мышью с высокой разрешающей способностью колеса;</text:p>
      <text:p text:style-name="P419"/>
      <text:p text:style-name="P419">getScrollType()</text:p>
      <text:p text:style-name="P419"/>
      <text:p text:style-name="P161">используется для возврата типа вращения; параметров не принимает; возвращает тип вращений колеса мыши (по строкам или экранам); возвращает целочисленное;</text:p>
      <text:p text:style-name="P419"/>
      <text:p text:style-name="P419"><text:soft-page-break/>getScrollAmount()</text:p>
      <text:p text:style-name="P419"/>
      <text:p text:style-name="P162">используется для возврата количества единиц прокрутки;</text:p>
      <text:p text:style-name="P162">параметров не принимает;</text:p>
      <text:p text:style-name="P162">возвращает количество единиц прокрутки (этот метод доступен только при построчном типе прокрутки);</text:p>
      <text:p text:style-name="P162">возвращает целочисленное;</text:p>
      <text:p text:style-name="P19"/>
      <text:p text:style-name="P19">Переменные класса <text:span text:style-name="T1">MouseEvent</text:span></text:p>
      <text:p text:style-name="P48"/>
      <text:p text:style-name="P417">WHEEL_BLOCK_SCROLL</text:p>
      <text:p text:style-name="P417"/>
      <text:p text:style-name="P158">константа; целочисленное; обозначает прокрутку контента на страницу;</text:p>
      <text:p text:style-name="P417"/>
      <text:p text:style-name="P417">WHEEL_UNIT_SCROLL</text:p>
      <text:p text:style-name="P417"/>
      <text:p text:style-name="P158">константа; целочисленно; обозначает прокрутку контента на одну строку;</text:p>
      <text:p text:style-name="P68"/>
      <text:p text:style-name="P68">Класс <text:span text:style-name="T1">TextEvent</text:span></text:p>
      <text:p text:style-name="P20"/>
      <text:p text:style-name="P20">Конструктор класса <text:span text:style-name="T1">TextEvent</text:span></text:p>
      <text:p text:style-name="P419"/>
      <text:p text:style-name="P419">TextEvent()</text:p>
      <text:p text:style-name="P342"/>
      <text:p text:style-name="P164">конструктор класса<text:span text:style-name="T28"> </text:span><text:span text:style-name="T29">TextEvent</text:span><text:span text:style-name="T1">;</text:span></text:p>
      <text:p text:style-name="P164">принимает параметры — объект (источник) и целочисленное (конкретный тип события);</text:p>
      <text:p text:style-name="P164">создает объект своего класса;</text:p>
      <text:p text:style-name="P164">возвращает ничтоже;</text:p>
      <text:p text:style-name="P20"/>
      <text:p text:style-name="P20">Методы класса <text:span text:style-name="T1">TextEvent</text:span></text:p>
      <text:p text:style-name="P342"/>
      <text:p text:style-name="P163">их нет;</text:p>
      <text:p text:style-name="P20"/>
      <text:p text:style-name="P20">Переменные класса <text:span text:style-name="T1">TextEvent</text:span></text:p>
      <text:p text:style-name="P342"/>
      <text:p text:style-name="P424">TEXT_VALUE_CHANGED</text:p>
      <text:p text:style-name="P424"/>
      <text:p text:style-name="P163">константа; целочисленное; обозначает изменение текста;</text:p>
      <text:p text:style-name="P83"/>
      <text:p text:style-name="P486">Класс <text:span text:style-name="T1">WindowEvent</text:span></text:p>
      <text:p text:style-name="P95"/>
      <text:p text:style-name="P21">Конструктор класса <text:span text:style-name="T1">WindowEvent</text:span></text:p>
      <text:p text:style-name="P343"/>
      <text:p text:style-name="P424">WindowEvent()</text:p>
      <text:p text:style-name="P343"/>
      <text:p text:style-name="P165">конструктор класса<text:span text:style-name="T28"> </text:span><text:span text:style-name="T29">WindowEvent</text:span><text:span text:style-name="T1">; </text:span>принимает параметры — объект (источник), и целочисленное (конкретный тип события); создает объект своего класса; возвращает ничтоже;</text:p>
      <text:p text:style-name="P21"/>
      <text:p text:style-name="P21">Методы класса <text:span text:style-name="T1">WindowEvent</text:span></text:p>
      <text:p text:style-name="P49"/>
      <text:p text:style-name="P425">getWindow()</text:p>
      <text:p text:style-name="P425"/>
      <text:p text:style-name="P165">используется для возврата источника события; параметров не принимает; возвращает объект- источник события; возвращает объект;</text:p>
      <text:p text:style-name="P420"/>
      <text:p text:style-name="P420">getOppositeWindow()</text:p>
      <text:p text:style-name="P420"/>
      <text:p text:style-name="P166">используется для возврата противоположного объекта; параметров не принимает; возвращает противоположный объект; возвращает объект;</text:p>
      <text:p text:style-name="P421"/>
      <text:p text:style-name="P421">getOldState()</text:p>
      <text:p text:style-name="P421"/>
      <text:p text:style-name="P167">используется для возврата прежнего состояния события; параметров не принимает; возвращает прежнее состояние события; возвращает целочисленное;</text:p>
      <text:p text:style-name="P421"/>
      <text:p text:style-name="P421">getNewState()</text:p>
      <text:p text:style-name="P421"/>
      <text:p text:style-name="P167">используется для возврата текущего состояния события; <text:span text:style-name="T164">параметров не принимает; возвращает текущее состояние события; возвращает целочисленное;</text:span></text:p>
      <text:p text:style-name="P21"/>
      <text:p text:style-name="P21">Переменные класса <text:span text:style-name="T1">WindowEvent</text:span></text:p>
      <text:p text:style-name="P49"/>
      <text:p text:style-name="P426">WINDOW_ACTIVATED</text:p>
      <text:p text:style-name="P426"/>
      <text:p text:style-name="P344">константа; целочисленное; обозначает одноименное действие;</text:p>
      <text:p text:style-name="P426"/>
      <text:p text:style-name="P426">WINDOW_CLOSED</text:p>
      <text:p text:style-name="P426"/>
      <text:p text:style-name="P344">константа; целочисленное; обозначает одноименное действие;</text:p>
      <text:p text:style-name="P426"><text:soft-page-break/>WINDOW_CLOSING</text:p>
      <text:p text:style-name="P426"/>
      <text:p text:style-name="P344">константа; целочисленное; обозначает одноименное действие;</text:p>
      <text:p text:style-name="P425"/>
      <text:p text:style-name="P425">WINDOW_DEACTIVATED</text:p>
      <text:p text:style-name="P425"/>
      <text:p text:style-name="P344">константа; целочисленное; обозначает одноименное действие;</text:p>
      <text:p text:style-name="P425"/>
      <text:p text:style-name="P425">WINDOW_DEICONIFIED</text:p>
      <text:p text:style-name="P425"/>
      <text:p text:style-name="P344">константа; целочисленное; обозначает одноименное действие;</text:p>
      <text:p text:style-name="P425"/>
      <text:p text:style-name="P425">WINDOW_GAINED_FOCUS</text:p>
      <text:p text:style-name="P425"/>
      <text:p text:style-name="P344">константа; целочисленное; обозначает одноименное действие;</text:p>
      <text:p text:style-name="P425"/>
      <text:p text:style-name="P425">WINDOW_LOST_FOCUS</text:p>
      <text:p text:style-name="P425"/>
      <text:p text:style-name="P344">константа; целочисленное; обозначает одноименное действие;</text:p>
      <text:p text:style-name="P425"/>
      <text:p text:style-name="P425">WINDOW_OPENED</text:p>
      <text:p text:style-name="P425"/>
      <text:p text:style-name="P344">константа; целочисленное; обозначает одноименное действие;</text:p>
      <text:p text:style-name="P425"/>
      <text:p text:style-name="P425">WINDOW_STATE_CHANGED</text:p>
      <text:p text:style-name="P425"/>
      <text:p text:style-name="P165">константа; целочисленное; обозначает одноименное действие;</text:p>
      <text:p text:style-name="P7"/>
      <text:p text:style-name="P489">Часть 3 (Ввод-вывод)</text:p>
      <text:p text:style-name="P7"/>
      <text:p text:style-name="P3">Ввод- вывод</text:p>
      <text:p text:style-name="P3"/>
      <text:p text:style-name="P103">Для организаци процессов ввода- вывода используются потоки ввода- вывода. Потоки ввода- вывода, как обычно, это абстракции, с помощью которых и организуются соответствующие процессы. Эти абстракции позволяют работать с устройствами ввода- вывода не вдаваясь в детали их организации.</text:p>
      <text:p text:style-name="P103">Потоки ввода- вывода целесообразно подразделять на следующие их виды: потоки ввода- вывода байтов — используются для ввода- вывода данных двоичных файлов, и потоки ввода- вывода символов — используются для ввода- вывода данных в виде единичных символов в кодировке <text:span text:style-name="T1">Unicode.</text:span></text:p>
      <text:p text:style-name="P103">Как обычно, потоки ввода- вывода реализованы в классах. <text:span text:style-name="T101">Эти классы лежат в </text:span><text:span text:style-name="T30">java.io</text:span><text:span text:style-name="T2">.</text:span></text:p>
      <text:p text:style-name="P5"/>
      <text:p text:style-name="P5">Потоки ввода- вывода байтов</text:p>
      <text:p text:style-name="P5"/>
      <text:p text:style-name="P103">Потоки ввода- вывода байтов реализованы в соответствующих классах. Вершины их иерархии —<text:span text:style-name="T28"> </text:span><text:span text:style-name="T29">InputStream </text:span><text:span text:style-name="T1">(</text:span>потоки ввода<text:span text:style-name="T1">), </text:span>и<text:span text:style-name="T28"> </text:span><text:span text:style-name="T29">OutputStream </text:span><text:span text:style-name="T1">(</text:span>потоки вывода<text:span text:style-name="T1">). </text:span>Эти классы — абстрактные, они инкапсуллируют конкретные классы для работы с конкретными устройствами. <text:span text:style-name="T132">Абстрактные классы</text:span><text:span text:style-name="T62"> </text:span><text:span text:style-name="T29">InputStream</text:span><text:span text:style-name="T62"> </text:span><text:span text:style-name="T132">и </text:span><text:span text:style-name="T29">OutputStream</text:span><text:span text:style-name="T62"> </text:span><text:span text:style-name="T132">инкапсуллируют ряд абстрактных методов, конкретизируемых в их подклассах (в частности, методы</text:span><text:span text:style-name="T62"> </text:span><text:span text:style-name="T31">read()</text:span><text:span text:style-name="T3">, </text:span><text:span text:style-name="T132">и</text:span><text:span text:style-name="T62"> </text:span><text:span text:style-name="T31">write()</text:span><text:span text:style-name="T132">).</text:span></text:p>
      <text:p text:style-name="P104">Эти классы инкапсуллируют следующие потоки.</text:p>
      <text:p text:style-name="P107"><text:span text:style-name="T28">BufferedInputStream<text:tab/></text:span><text:span text:style-name="T95">Буферизованный поток ввода</text:span></text:p>
      <text:p text:style-name="P107"><text:span text:style-name="T28">BufferedOutputStream<text:tab/></text:span><text:span text:style-name="T95">Буферизованный поток вывода</text:span></text:p>
      <text:p text:style-name="P107"><text:span text:style-name="T28">ByteArrayInputStream<text:tab/></text:span><text:span text:style-name="T95">Поток ввода байтов из массива</text:span></text:p>
      <text:p text:style-name="P107"><text:span text:style-name="T28">ByteArrayOutputStream<text:tab/></text:span><text:span text:style-name="T95">Поток вывода байтов в массив</text:span></text:p>
      <text:p text:style-name="P107"><text:span text:style-name="T28">DataInputStream<text:tab/></text:span><text:span text:style-name="T96">Поток ввода данных</text:span><text:span text:style-name="T104"> (с методами чтения языковых типов)</text:span></text:p>
      <text:p text:style-name="P108"><text:span text:style-name="T114">DataOutputStream<text:tab/></text:span><text:span text:style-name="T110">Поток вывода данных</text:span><text:span text:style-name="T103"> (с методами записи языковых типов)</text:span></text:p>
      <text:p text:style-name="P108"><text:span text:style-name="T114">FileInputStream<text:tab/></text:span><text:span text:style-name="T110">Поток ввода из файла</text:span></text:p>
      <text:p text:style-name="P108"><text:span text:style-name="T114">FileOutputStream<text:tab/></text:span><text:span text:style-name="T110">Поток вывода в файл</text:span></text:p>
      <text:p text:style-name="P108"><text:span text:style-name="T114">FilterInputStream<text:tab/></text:span><text:span text:style-name="T110">Поток ввода</text:span><text:span text:style-name="T103"> (реал.</text:span><text:span text:style-name="T107"> </text:span><text:span text:style-name="T106">InputStream</text:span><text:span text:style-name="T103">)</text:span></text:p>
      <text:p text:style-name="P108"><text:span text:style-name="T114">FilterOutputStream<text:tab/></text:span><text:span text:style-name="T110">Поток вывола</text:span><text:span text:style-name="T103"> (реал.</text:span><text:span text:style-name="T107"> </text:span><text:span text:style-name="T106">InputStream</text:span><text:span text:style-name="T103">)</text:span></text:p>
      <text:p text:style-name="P108"><text:span text:style-name="T114">ObjectInputStream<text:tab/></text:span><text:span text:style-name="T110">Поток ввода объектов</text:span></text:p>
      <text:p text:style-name="P108"><text:span text:style-name="T114">ObjectOutputStream<text:tab/></text:span><text:span text:style-name="T110">Поток вывода объектов</text:span></text:p>
      <text:p text:style-name="P108"><text:span text:style-name="T114">PipedInputStream<text:tab/></text:span><text:span text:style-name="T110">Поток ввода</text:span><text:span text:style-name="T103"> (канал)</text:span></text:p>
      <text:p text:style-name="P108"><text:span text:style-name="T114">PipedOutputStream<text:tab/></text:span><text:span text:style-name="T110">Поток вывода</text:span><text:span text:style-name="T103"> (канал)</text:span></text:p>
      <text:p text:style-name="P109"><text:span text:style-name="T114">PrintStream<text:tab/><text:tab/></text:span><text:span text:style-name="T110">Поток вывода</text:span><text:span text:style-name="T103"> (методы </text:span><text:span text:style-name="T102">print(), </text:span><text:span text:style-name="T103">и </text:span><text:span text:style-name="T102">println()</text:span><text:span text:style-name="T103">)</text:span></text:p>
      <text:p text:style-name="P109"><text:span text:style-name="T114">PushbackInputStream<text:tab/></text:span><text:span text:style-name="T110">Поток ввода</text:span><text:span text:style-name="T103"> (поддержка возврата байта в поток)</text:span></text:p>
      <text:p text:style-name="P109"><text:span text:style-name="T114">SequenceInputStream<text:tab/></text:span><text:span text:style-name="T110">Поток ввода</text:span><text:span text:style-name="T103"> (ряд потоков, используемых в порядке очереди)</text:span></text:p>
      <text:p text:style-name="P8"><text:soft-page-break/>Потоки ввода- вывода символов</text:p>
      <text:p text:style-name="P8"/>
      <text:p text:style-name="P109"><text:span text:style-name="T110">Потоки ввода- вывода символов реализованы в соответствующих классах. </text:span><text:span text:style-name="T111">Вершины их иерархии —</text:span><text:span text:style-name="T116"> </text:span><text:span text:style-name="T117">Reader </text:span><text:span text:style-name="T124">(</text:span><text:span text:style-name="T111">потоки ввода</text:span><text:span text:style-name="T124">), </text:span><text:span text:style-name="T111">и</text:span><text:span text:style-name="T116"> </text:span><text:span text:style-name="T117">Writer </text:span><text:span text:style-name="T124">(</text:span><text:span text:style-name="T111">потоки вывода</text:span><text:span text:style-name="T124">). </text:span><text:span text:style-name="T111">Эти классы — абстрактные, они инкапсуллируют конкретные классы для работы с конкретными устройствами ввода- вывода.</text:span><text:span text:style-name="T113"> </text:span><text:span text:style-name="T110">Абстрактные классы</text:span><text:span text:style-name="T115"> </text:span><text:span text:style-name="T118">Reader</text:span><text:span text:style-name="T115"> </text:span><text:span text:style-name="T110">и </text:span><text:span text:style-name="T118">Writer</text:span><text:span text:style-name="T115"> </text:span><text:span text:style-name="T110">инкапсуллируют ряд абстрактных методов, конкретизируемых в их подклассах (в частности, методы</text:span><text:span text:style-name="T115"> </text:span><text:span text:style-name="T114">read()</text:span><text:span text:style-name="T109">, </text:span><text:span text:style-name="T110">и</text:span><text:span text:style-name="T115"> </text:span><text:span text:style-name="T114">write()</text:span><text:span text:style-name="T110">).</text:span></text:p>
      <text:p text:style-name="P112">Эти классы <text:s/>инкапсуллируют следующие потоки.</text:p>
      <text:p text:style-name="P110"><text:span text:style-name="T114">BufferedReader<text:tab/><text:tab/></text:span><text:span text:style-name="T110">Буферизованный поток ввода</text:span></text:p>
      <text:p text:style-name="P110"><text:span text:style-name="T114">BufferedWriter<text:tab/><text:tab/></text:span><text:span text:style-name="T110">Буферизованный поток вывода</text:span></text:p>
      <text:p text:style-name="P110"><text:span text:style-name="T114">CharArrayReader<text:tab/></text:span><text:span text:style-name="T110">Поток ввода символов из массива</text:span></text:p>
      <text:p text:style-name="P110"><text:span text:style-name="T114">CharArrayWriter<text:tab/></text:span><text:span text:style-name="T110">Поток вывода символов в массив</text:span></text:p>
      <text:p text:style-name="P110"><text:span text:style-name="T114">FileRe</text:span><text:span text:style-name="T118">a</text:span><text:span text:style-name="T114">der<text:tab/><text:tab/></text:span><text:span text:style-name="T110">Поток ввода символов из файла</text:span></text:p>
      <text:p text:style-name="P110"><text:span text:style-name="T114">FileWriter<text:tab/><text:tab/></text:span><text:span text:style-name="T110">Поток вывода символов в файл</text:span></text:p>
      <text:p text:style-name="P110"><text:span text:style-name="T114">FilterReader<text:tab/><text:tab/></text:span><text:span text:style-name="T110">Поток ввода фильтрующий</text:span></text:p>
      <text:p text:style-name="P110"><text:span text:style-name="T114">FilterWriter<text:tab/><text:tab/></text:span><text:span text:style-name="T110">Поток вывода фильтрующий</text:span></text:p>
      <text:p text:style-name="P111"><text:span text:style-name="T114">InputStreamReader<text:tab/></text:span><text:span text:style-name="T110">Поток ввода</text:span><text:span text:style-name="T103"> (преобразует байты в символы)</text:span></text:p>
      <text:p text:style-name="P111"><text:span text:style-name="T114">OutputStreamWriter<text:tab/></text:span><text:span text:style-name="T110">Поток вывода</text:span><text:span text:style-name="T103"> (преобразует символы в байты)</text:span></text:p>
      <text:p text:style-name="P111"><text:span text:style-name="T114">LineNumberReader<text:tab/></text:span><text:span text:style-name="T110">Поток ввода</text:span><text:span text:style-name="T103"> (подсчитывает строки)</text:span></text:p>
      <text:p text:style-name="P111"><text:span text:style-name="T114">PipedReader<text:tab/><text:tab/></text:span><text:span text:style-name="T110">Поток ввода</text:span><text:span text:style-name="T103"> (канал)</text:span></text:p>
      <text:p text:style-name="P111"><text:span text:style-name="T114">PipedWriter<text:tab/><text:tab/></text:span><text:span text:style-name="T110">Поток вывода</text:span><text:span text:style-name="T103"> (канал)</text:span></text:p>
      <text:p text:style-name="P111"><text:span text:style-name="T114">PrintWriter<text:tab/><text:tab/></text:span><text:span text:style-name="T112">Поток вывода</text:span><text:span text:style-name="T105"> (методы </text:span><text:span text:style-name="T108">print(), </text:span><text:span text:style-name="T105">и </text:span><text:span text:style-name="T108">println()</text:span><text:span text:style-name="T105">)</text:span></text:p>
      <text:p text:style-name="P111"><text:span text:style-name="T119">P</text:span><text:span text:style-name="T114">ushbackReader<text:tab/><text:tab/></text:span><text:span text:style-name="T112">Поток ввода</text:span><text:span text:style-name="T105"> (поддержка возврата байта в поток)</text:span></text:p>
      <text:p text:style-name="P111"><text:span text:style-name="T119">S</text:span><text:span text:style-name="T114">tringReader<text:tab/><text:tab/></text:span><text:span text:style-name="T110">Поток ввода</text:span><text:span text:style-name="T103"> (читает символы из строки)</text:span></text:p>
      <text:p text:style-name="P111"><text:span text:style-name="T114">StringWriter<text:tab/><text:tab/></text:span><text:span text:style-name="T110">Поток вывода</text:span><text:span text:style-name="T103"> (записывает символы в строку)</text:span></text:p>
      <text:p text:style-name="P9"/>
      <text:p text:style-name="P9">Предопределенные потоки ввода- вывода</text:p>
      <text:p text:style-name="P9"/>
      <text:p text:style-name="P170">Предопределенные потоки ввода- вывода —<text:span text:style-name="T28"> </text:span><text:span text:style-name="T29">in </text:span><text:span text:style-name="T9">(</text:span><text:span text:style-name="T165">стандартный поток ввода, по умолчанию — клавиатура</text:span><text:span text:style-name="T9">)</text:span><text:span text:style-name="T1">,</text:span><text:span text:style-name="T29"> out </text:span><text:span text:style-name="T165">(стандартный поток вывода, по умолчанию - консоль)</text:span><text:span text:style-name="T1">,</text:span><text:span text:style-name="T29"> err </text:span><text:span text:style-name="T165">(стандартный поток вывода ошибок, по умолчанию — консоль)</text:span><text:span text:style-name="T1">, </text:span>инкапсуллированы в классе<text:span text:style-name="T28"> </text:span><text:span text:style-name="T29">java.lang.System</text:span><text:span text:style-name="T1">. </text:span><text:span text:style-name="T165">Они объявлены как</text:span><text:span text:style-name="T74"> </text:span><text:span text:style-name="T41">public static final</text:span><text:span text:style-name="T9">. </text:span><text:span text:style-name="T165">Эти потоки могут быть перенаправлены. Они инкапсуллируют объекты классов</text:span><text:span text:style-name="T74"> </text:span><text:span text:style-name="T41">InputSream</text:span><text:span text:style-name="T9">,</text:span><text:span text:style-name="T41"> PrintStream</text:span><text:span text:style-name="T9">, </text:span><text:span text:style-name="T165">и опять- таки</text:span><text:span text:style-name="T74"> </text:span><text:span text:style-name="T41">PrintStream</text:span><text:span text:style-name="T9">, </text:span><text:span text:style-name="T165">соответственно.</text:span></text:p>
      <text:p text:style-name="P69"/>
      <text:p text:style-name="P69">Класс <text:span text:style-name="T1">File</text:span></text:p>
      <text:p text:style-name="P96"/>
      <text:p text:style-name="P171">Для работы с файлами файловой системы используется класс<text:span text:style-name="T28"> </text:span><text:span text:style-name="T29">File</text:span><text:span text:style-name="T1">. </text:span>Класс<text:span text:style-name="T28"> </text:span><text:span text:style-name="T29">File</text:span> оперирует не с потоками ввода- вывода, а с самими файлами. <text:span text:style-name="T166">Файлы и каталоги являются объектами этого класса (именно его, даже не подклассов).</text:span></text:p>
      <text:p text:style-name="P24"><text:soft-page-break/>Конструктор класса <text:span text:style-name="T1">File</text:span></text:p>
      <text:p text:style-name="P50"/>
      <text:p text:style-name="P428">File()</text:p>
      <text:p text:style-name="P428"/>
      <text:p text:style-name="P172">конструктор класса<text:span text:style-name="T28"> </text:span><text:span text:style-name="T29">File</text:span><text:span text:style-name="T1">; </text:span>принимает параметры — значение (строка — путь к файлу, или объект — ссылка на файл, этот параметр указывает каталог создаваемого файла), и значение (строка — имя файла, этот параметр можно опустить — если создается каталог); создает объект своего класса; возвращает ничтоже;</text:p>
      <text:p text:style-name="P35"/>
      <text:p text:style-name="P35">Методы класса <text:span text:style-name="T1">File</text:span></text:p>
      <text:p text:style-name="P346"/>
      <text:p text:style-name="P429">exists()</text:p>
      <text:p text:style-name="P429"/>
      <text:p text:style-name="P175">используется для проверки файла на существоване; параметров не принимает; проверяет, существует ли файл; возвращает логическое значение (<text:span text:style-name="T29">true – </text:span>да<text:span text:style-name="T1">, </text:span><text:span text:style-name="T29">false – </text:span>нет);</text:p>
      <text:p text:style-name="P430"/>
      <text:p text:style-name="P430">getAbsolutePath()</text:p>
      <text:p text:style-name="P430"/>
      <text:p text:style-name="P174"><text:span text:style-name="T1">используется для возврата </text:span><text:span text:style-name="T167">абсолютного</text:span><text:span text:style-name="T1"> </text:span><text:span text:style-name="T10">пути</text:span><text:span text:style-name="T1"> файла; параметров не принимает; возвращает </text:span><text:span text:style-name="T167">абсолютный </text:span><text:span text:style-name="T10">путь своего файла (включая </text:span><text:span text:style-name="T1">имя своего файла</text:span><text:span text:style-name="T10">)</text:span><text:span text:style-name="T1">; возвращает строку;</text:span></text:p>
      <text:p text:style-name="P176">абсолютный путь — это путь относительно корня диска (для сравнения, относительный путь — это путь относительно какого- либо каталога по умолчанию);</text:p>
      <text:p text:style-name="P429"/>
      <text:p text:style-name="P429">getPath()</text:p>
      <text:p text:style-name="P346"/>
      <text:p text:style-name="P174"><text:span text:style-name="T1">используется для возврата </text:span><text:span text:style-name="T167">пути</text:span><text:span text:style-name="T1"> файла; параметров не принимает; возвращает </text:span><text:span text:style-name="T167">путь своего файла (включая </text:span><text:span text:style-name="T1">имя своего файла</text:span><text:span text:style-name="T167">)</text:span><text:span text:style-name="T1">; возвращает строку;</text:span></text:p>
      <text:p text:style-name="P431"/>
      <text:p text:style-name="P431">getParent()</text:p>
      <text:p text:style-name="P431"/>
      <text:p text:style-name="P176">используется для возврата родительского каталога; параметров не принимает; возвращает родительский (вмещающий) каталог своего файла; возвращает строку;</text:p>
      <text:p text:style-name="P429"/>
      <text:p text:style-name="P429">getName()</text:p>
      <text:p text:style-name="P346"/>
      <text:p text:style-name="P173">используется для возврата имени файла; параметров не принимает; возвращает имя <text:span text:style-name="T167">(собственно имя)</text:span> своего файла; возвращает строку;</text:p>
      <text:p text:style-name="P429"/>
      <text:p text:style-name="P429"><text:soft-page-break/>canRead()</text:p>
      <text:p text:style-name="P346"/>
      <text:p text:style-name="P175">используется для проверки доступности по чтению; параметров не принимает; проверяет, доступен ли свой файл по чтению; возвращает логическое значение (<text:span text:style-name="T29">true – </text:span>да<text:span text:style-name="T1">, </text:span><text:span text:style-name="T29">false – </text:span>нет);</text:p>
      <text:p text:style-name="P429"/>
      <text:p text:style-name="P429">canWrite()</text:p>
      <text:p text:style-name="P429"/>
      <text:p text:style-name="P175"><text:span text:style-name="T1">используется для проверки доступности по </text:span>записи<text:span text:style-name="T1">; параметров не принимает; проверяет, доступен ли свой файл по </text:span>записи<text:span text:style-name="T1">; возвращает логическое значение (</text:span><text:span text:style-name="T29">true – </text:span><text:span text:style-name="T1">да, </text:span><text:span text:style-name="T29">false – </text:span><text:span text:style-name="T1">нет);</text:span></text:p>
      <text:p text:style-name="P429"/>
      <text:p text:style-name="P429">isFile()</text:p>
      <text:p text:style-name="P429"/>
      <text:p text:style-name="P175"><text:span text:style-name="T1">используется для проверки </text:span>является ли совй объект файлом<text:span text:style-name="T1">; параметров не принимает; проверяет, </text:span>является<text:span text:style-name="T1"> ли свой </text:span>объект<text:span text:style-name="T1"> </text:span>файлом (не каталогом)<text:span text:style-name="T1">; возвращает логическое значение (</text:span><text:span text:style-name="T29">true – </text:span><text:span text:style-name="T1">да, </text:span><text:span text:style-name="T29">false – </text:span><text:span text:style-name="T1">нет </text:span>(либо это с<text:span text:style-name="T168">лужебный</text:span> файл <text:span text:style-name="T1">JDK</text:span>)<text:span text:style-name="T1">);</text:span></text:p>
      <text:p text:style-name="P429"/>
      <text:p text:style-name="P429">isDirectory()</text:p>
      <text:p text:style-name="P429"/>
      <text:p text:style-name="P175"><text:span text:style-name="T1">используется для проверки является ли </text:span>свой объект<text:span text:style-name="T1"> </text:span>каталогом<text:span text:style-name="T1">; параметров не принимает; проверяет, является ли свой </text:span>объект<text:span text:style-name="T1"> каталогом; возвращает логическое значение (</text:span><text:span text:style-name="T29">true – </text:span><text:span text:style-name="T1">да, </text:span><text:span text:style-name="T29">false – </text:span><text:span text:style-name="T1">нет);</text:span></text:p>
      <text:p text:style-name="P432"/>
      <text:p text:style-name="P432">list()</text:p>
      <text:p text:style-name="P178"/>
      <text:p text:style-name="P178">используется для возврата списка файлов каталога; параметров не принимает; возвращает список файлов своего объекта- каталога (возвращает список файлов непосредственно в <text:span text:style-name="T169">своем объекте- каталоге, и не производит рекурсивного обращения к содержимому вложенных каталогов</text:span>); <text:span text:style-name="T169">возвращает массив строк;</text:span></text:p>
      <text:p text:style-name="P185">этот метод имеет специфический перегруженный вариант, он принимает объект <text:span text:style-name="T170">пользовательского </text:span>класса <text:span text:style-name="T170">(реализующий интерфейс</text:span><text:span text:style-name="T28"> </text:span><text:span text:style-name="T29">File</text:span><text:span text:style-name="T44">n</text:span><text:span text:style-name="T29">ameFilter</text:span><text:span text:style-name="T152">)</text:span><text:span text:style-name="T143">,</text:span><text:span text:style-name="T1"> </text:span>возвращает список файлов отфильтрованным (по пользовательскому условию), возвращает массив строк; <text:span text:style-name="T170">объект пользовательского класса</text:span><text:span text:style-name="T76"> </text:span><text:span text:style-name="T170">следует создавать определенным образом (он создается обычной для этого записью; но необходимо помнить — он должен реализовать интерфейс </text:span><text:span text:style-name="T29">File</text:span><text:span text:style-name="T44">n</text:span><text:span text:style-name="T29">ameFilter</text:span><text:span text:style-name="T170">; этот интерфейс имеет единственный метод</text:span><text:span text:style-name="T76"> — </text:span><text:span text:style-name="T44">accept() - </text:span><text:span text:style-name="T170">этот метод, будучи определен в классе, будет автоматически вызываться самим интерпретатором для каждого пункта списка метода</text:span><text:span text:style-name="T76"> </text:span><text:span text:style-name="T44">list()</text:span><text:span text:style-name="T11">; </text:span><text:span text:style-name="T170">метод</text:span><text:span text:style-name="T76"> </text:span><text:span text:style-name="T44">accept()</text:span><text:span text:style-name="T76"> </text:span><text:span text:style-name="T170">должен определяться со следующими условиями — он должен возвращать логическое значение (истину для включаемого в результат фильтрации файла), принимать параметры — ссылку на объект- каталог и строку (в ней методу будет передаваться имя файла из списка), и оперировать с пользовательским </text:span><text:soft-page-break/><text:span text:style-name="T170">шаблоном соответствия; пользовательскому классу следует задать конструктор — чтобы объект создавался со значением (шаблон соответствия), и метод</text:span><text:span text:style-name="T76"> </text:span><text:span text:style-name="T44">accept()</text:span><text:span text:style-name="T76"> </text:span><text:span text:style-name="T153">в своем теле </text:span><text:span text:style-name="T152">оперировал с ним </text:span><text:span text:style-name="T153">как со значением, известным по факту создания объекта </text:span><text:span text:style-name="T154">(так или иначе, применяя пользовательский шаблон соответствия к имени файла)</text:span><text:span text:style-name="T152">);</text:span></text:p>
      <text:p text:style-name="P427"/>
      <text:p text:style-name="P427"><text:span text:style-name="T170">l</text:span>istFiles()</text:p>
      <text:p text:style-name="P186"/>
      <text:p text:style-name="P187">используется как альтернатива методу<text:span text:style-name="T28"> </text:span><text:span text:style-name="T44">list()</text:span>; <text:span text:style-name="T171">параметров не принимает; возвращает список файлов своего объекта- каталога (возвращает список файлов непосредственно в своем объекте- каталоге, и не производит рекурсивного обращения к содержимому вложенных каталогов); возвращает массив объектов- файлов;</text:span></text:p>
      <text:p text:style-name="P188">перегруженнная версия используется так же, как перегруженная версия метода <text:span text:style-name="T29">list()</text:span><text:span text:style-name="T1">, </text:span>но возвращает массив файлов<text:span text:style-name="T1">;</text:span></text:p>
      <text:p text:style-name="P429"/>
      <text:p text:style-name="P429">isAbsolute()</text:p>
      <text:p text:style-name="P347"/>
      <text:p text:style-name="P177">используется для проверки, есть ли у файла абсолютный путь; параметров не принимает; проверяет, есть ли у своего файла абсолютный путь;</text:p>
      <text:p text:style-name="P177">возвращает логическое значение <text:span text:style-name="T10">(</text:span><text:span text:style-name="T42">true – </text:span><text:span text:style-name="T10">да, </text:span><text:span text:style-name="T42">false – </text:span><text:span text:style-name="T10">нет);</text:span></text:p>
      <text:p text:style-name="P433"/>
      <text:p text:style-name="P381"><text:span text:style-name="T10">r</text:span><text:span text:style-name="T1">enameTo()</text:span></text:p>
      <text:p text:style-name="P176"/>
      <text:p text:style-name="P177">используется для переименования файла; принимает параметр — строку (должна содержать новое имя файла, переименовать старым именем нельзя); выполняет переименование своего файла (если указанным именем можно переименовать);</text:p>
      <text:p text:style-name="P177">возвращает логическое значение <text:span text:style-name="T10">(</text:span><text:span text:style-name="T42">true – </text:span><text:span text:style-name="T142">переименован</text:span><text:span text:style-name="T144">,</text:span><text:span text:style-name="T10"> </text:span><text:span text:style-name="T42">false – </text:span><text:span text:style-name="T10">не</text:span>льзя<text:span text:style-name="T10">);</text:span></text:p>
      <text:p text:style-name="P434"/>
      <text:p text:style-name="P382"><text:span text:style-name="T10">d</text:span><text:span text:style-name="T1">elete()</text:span></text:p>
      <text:p text:style-name="P432"/>
      <text:p text:style-name="P179">используется для удаления файла;</text:p>
      <text:p text:style-name="P179">параметров не принимает;</text:p>
      <text:p text:style-name="P179">удаляет свой файл (если это — каталог, то он удаляется если только пуст);</text:p>
      <text:p text:style-name="P179">возвращает логическое значение <text:span text:style-name="T10">(</text:span><text:span text:style-name="T42">true – </text:span>удален<text:span text:style-name="T10">, </text:span><text:span text:style-name="T42">false – </text:span><text:span text:style-name="T10">нет);</text:span></text:p>
      <text:p text:style-name="P434"/>
      <text:p text:style-name="P382"><text:span text:style-name="T10">g</text:span><text:span text:style-name="T1">etTotalSpace()</text:span></text:p>
      <text:p text:style-name="P432"/>
      <text:p text:style-name="P182">используется для возврата емкости тома;</text:p>
      <text:p text:style-name="P182">параметров не принимает<text:span text:style-name="T1">;</text:span></text:p>
      <text:p text:style-name="P182">возвращает емкость тома, хранящего свой файл этого метода;</text:p>
      <text:p text:style-name="P181">возвращает<text:span text:style-name="T28"> </text:span><text:span text:style-name="T29">long</text:span><text:span text:style-name="T1">;</text:span></text:p>
      <text:p text:style-name="P434"/>
      <text:p text:style-name="P382"><text:soft-page-break/><text:span text:style-name="T10">g</text:span><text:span text:style-name="T1">etFreeSpace()</text:span></text:p>
      <text:p text:style-name="P432"/>
      <text:p text:style-name="P181"><text:span text:style-name="T1">используется для возврата емкости </text:span>свободного пространства <text:span text:style-name="T1">тома; параметров не принимает; возвращает емкость </text:span>свободного простанства <text:span text:style-name="T1">тома, хранящего свой файл этого метода;</text:span></text:p>
      <text:p text:style-name="P181"><text:span text:style-name="T1">возвращает</text:span><text:span text:style-name="T29"> long</text:span><text:span text:style-name="T1">;</text:span></text:p>
      <text:p text:style-name="P432"/>
      <text:p text:style-name="P432">getUsableSpace()</text:p>
      <text:p text:style-name="P348"/>
      <text:p text:style-name="P182"><text:span text:style-name="T1">используется для возврата </text:span>полезной <text:span text:style-name="T1">емкости свободного пространства тома; параметров не принимает; возвращает </text:span>полезную <text:span text:style-name="T1">емкость свободного простанства тома, хранящего свой файл этого метода;</text:span></text:p>
      <text:p text:style-name="P182"><text:span text:style-name="T1">возвращает</text:span><text:span text:style-name="T29"> long</text:span><text:span text:style-name="T1">;</text:span></text:p>
      <text:p text:style-name="P432"/>
      <text:p text:style-name="P432">deleteOnExit()</text:p>
      <text:p text:style-name="P180"/>
      <text:p text:style-name="P182">используется для удаления файла; параметров не принимает; удаляет свой файл при завершении работы <text:span text:style-name="T1">JVM;</text:span></text:p>
      <text:p text:style-name="P182">возвращает ничтоже;</text:p>
      <text:p text:style-name="P432"/>
      <text:p text:style-name="P432">isHidden()</text:p>
      <text:p text:style-name="P349"/>
      <text:p text:style-name="P182">используется для проверки, является ли файл скрытым; параметров не принимает; проверяет, является ли свой файл скрытым;</text:p>
      <text:p text:style-name="P182">возвращает логическое значение (<text:span text:style-name="T29">true – </text:span>да,<text:span text:style-name="T28"> </text:span><text:span text:style-name="T29">false – </text:span>нет);</text:p>
      <text:p text:style-name="P432"/>
      <text:p text:style-name="P432">setLastModified()</text:p>
      <text:p text:style-name="P349"/>
      <text:p text:style-name="P184">используется для установки временной метки; принимает параметр<text:span text:style-name="T28"> — </text:span><text:span text:style-name="T29">long</text:span><text:span text:style-name="T1"> (</text:span>временная метка, в миллисекундах<text:span text:style-name="T1">); </text:span>устанавливает указанную временную метку своему файлу;</text:p>
      <text:p text:style-name="P184">возвращает логческое значение <text:span text:style-name="T169">(</text:span><text:span text:style-name="T43">true – </text:span><text:span text:style-name="T29">Ok</text:span><text:span text:style-name="T169">,</text:span><text:span text:style-name="T75"> </text:span><text:span text:style-name="T43">false – </text:span><text:span text:style-name="T169">нет)</text:span>;</text:p>
      <text:p text:style-name="P432"/>
      <text:p text:style-name="P432">setReadOnly()</text:p>
      <text:p text:style-name="P345"/>
      <text:p text:style-name="P184">используется для установки аттрибута файла «только для чтения»; параметров не принимает; устанавлвает одноименный аттрибут своего файла;</text:p>
      <text:p text:style-name="P184">возвращает логическое значение <text:span text:style-name="T169">(</text:span><text:span text:style-name="T43">true – </text:span><text:span text:style-name="T29">Ok</text:span><text:span text:style-name="T169">,</text:span><text:span text:style-name="T75"> </text:span><text:span text:style-name="T43">false – </text:span><text:span text:style-name="T169">нет)</text:span>;</text:p>
      <text:p text:style-name="P383"/>
      <text:p text:style-name="P383">Прочие методы</text:p>
      <text:p text:style-name="P183"/>
      <text:p text:style-name="P183">прочие методы малоинтересны;</text:p>
      <text:p text:style-name="P70"/>
      <text:p text:style-name="P70"><text:soft-page-break/>Закрытие потоков ввода- вывода</text:p>
      <text:p text:style-name="P70"/>
      <text:p text:style-name="P189">По завершении использования потока ввода- вывода, он должен быть закрыт. Если это не будет сделано, то используемые потоком ресурсы не будут высвобождены (произойдет фактическая утечка ресурсов).</text:p>
      <text:p text:style-name="P190">Традиционный способ закрытия потока заключается в следующем — по завершении использования потока выбрасывается прерывание, это прерывание перехватывается, и в дальнейшем происходит закрытие потока (вызывается метод потока<text:span text:style-name="T28"> </text:span><text:span text:style-name="T29">close()</text:span><text:span text:style-name="T1">, </text:span>обычно это производится в блоке<text:span text:style-name="T28"> </text:span><text:span text:style-name="T29">finally</text:span>).</text:p>
      <text:p text:style-name="P190">Более современный подход закрытия потока заключается в следующем — по завершении использования потока (по факту завершения блока<text:span text:style-name="T28"> </text:span><text:span text:style-name="T29">try</text:span>) этот поток завершается автоматически. Для этого используется специфическая форма записи - «<text:span text:style-name="T29">try </text:span>с ресурсами». Эта форма записи такова:</text:p>
      <text:p text:style-name="P370">try () {<text:tab/>// <text:span text:style-name="T95">в () прописывается ресурс</text:span></text:p>
      <text:p text:style-name="P370"><text:s/>… <text:tab/>// <text:span text:style-name="T95">код блока</text:span>, <text:span text:style-name="T95">ресурс в нем явно не закрывается</text:span></text:p>
      <text:p text:style-name="P370">}<text:tab/>// <text:span text:style-name="T95">конец блока</text:span></text:p>
      <text:p text:style-name="P370"/>
      <text:p text:style-name="P191">в этой записи <text:span text:style-name="T172">в</text:span><text:span text:style-name="T77"> </text:span><text:span text:style-name="T45">() </text:span><text:span text:style-name="T172">прописывается</text:span><text:span text:style-name="T77"> </text:span><text:span text:style-name="T45">ClassName ObjectName = new ObjectName</text:span><text:span text:style-name="T12">, </text:span><text:span text:style-name="T172">тем самым указывается ресурс (файл, или прочее), подлежащий автоматическому закрытию.</text:span></text:p>
      <text:p text:style-name="P191"><text:span text:style-name="T172">При использовании </text:span>«<text:span text:style-name="T29">try </text:span>с ресурсами» <text:span text:style-name="T172">необходимо помнить следующее. Ресурсы, допускающие автоматическое закрытие, это объекты классов, реализующих интерфейс</text:span><text:span text:style-name="T77"> </text:span><text:span text:style-name="T45">AutoCloseable</text:span><text:span text:style-name="T12">. </text:span><text:span text:style-name="T172">Явное закрытие ресурса не применяется. Можно указать и несколько автоматически закрываемых ресурсов — тогда записи в</text:span><text:span text:style-name="T77"> </text:span><text:span text:style-name="T45">() </text:span><text:span text:style-name="T172">указываются просто через запятую.</text:span></text:p>
      <text:p text:style-name="P192">О создании потоков ввода- вывода</text:p>
      <text:p text:style-name="P193">Потоки ввода- вывода создаются как конкретные (не абстрактные) классы потоков. Эти потоки создаются специфическими конструкторами, и результирующие объекты потоков обладают соответствующими методами. Эти результирующие объекты- потоки наследуют и переоределяют методы своих абстрактных суперклассов (необходимо помнить, что эти методы переопределяются, и поэтому обладают своей спецификой), и вводят свои собственные специфические методы. Подробнее о всех этих методах — в справочнике. Подробнее о конструкторах конкретных классов потоков — также в справочнике. Все эти методы и конструкторы идентичны (так как потоки, по своей сути, решают сходные задачи), однако в деталях имеются различия — таким образом, чтобы уточнить детали, целесообразней пользоваться готовыми справочниками, нежели такми записями, как<text:span text:style-name="T28"> </text:span><text:span text:style-name="T29">JavaII</text:span><text:span text:style-name="T1">.</text:span></text:p>
      <text:p text:style-name="P97"/>
      <text:p text:style-name="P97">NIO</text:p>
      <text:p text:style-name="P194"/>
      <text:p text:style-name="P194">Система ввода- вывода <text:span text:style-name="T1">NIO </text:span>вводит свои новшества. Это буферы и каналы. Буферы предназначены для буферного хранения данных. Каналы предназначены для прямого взаимодействия с устройством. Система <text:span text:style-name="T1">NIO </text:span>используется таким образом — устанавливается канал, затем обмен данными ведется через буфер.</text:p>
      <text:p text:style-name="P194"><text:soft-page-break/>Эта система реализована в пакете<text:span text:style-name="T28"> </text:span><text:span text:style-name="T29">java.nio</text:span><text:span text:style-name="T1">.</text:span></text:p>
      <text:p text:style-name="P25"/>
      <text:p text:style-name="P25">Буферы</text:p>
      <text:p text:style-name="P194"/>
      <text:p text:style-name="P195">Буферы являются производными от класса<text:span text:style-name="T28"> </text:span><text:span text:style-name="T29">Buffer</text:span><text:span text:style-name="T1">.</text:span></text:p>
      <text:p text:style-name="P195">Все буферы характеризуются следующими параметрами — текущая позиция, <text:span text:style-name="T173">предел,</text:span><text:span text:style-name="T13"> </text:span><text:span text:style-name="T173">емкость. Текущая позиция — это позиция (индекс) в буфере, с которой стартует (очередная) операция с данными в буфере; разумеется, эта позиция не константна в процессе использования буфера. Предел — это размер буфера (в его элементах); строго говоря, это индекс за последней доступной ячейкой буфера. Емкость — это размер буфера (в его элементах); обычно это то же число, что и предел.</text:span></text:p>
      <text:p text:style-name="P196">Прочие сведения — в справочнике.</text:p>
      <text:p text:style-name="P26"/>
      <text:p text:style-name="P26">Каналы</text:p>
      <text:p text:style-name="P196"/>
      <text:p text:style-name="P196"><text:span text:style-name="T142">Каналы являются классами,</text:span> реализующими интерфейс<text:span text:style-name="T28"> </text:span><text:span text:style-name="T29">Channel </text:span><text:span text:style-name="T1">(</text:span>наследует от интерфейса<text:span text:style-name="T28"> </text:span><text:span text:style-name="T29">AutoClosable</text:span><text:span text:style-name="T1">).</text:span></text:p>
      <text:p text:style-name="P196">Прочие сведения — в справочнике.</text:p>
      <text:p text:style-name="P101"/>
      <text:p text:style-name="P483">Часть 4 (Коллекции)</text:p>
      <text:p text:style-name="P101"/>
      <text:p text:style-name="P56">Коллекции</text:p>
      <text:p text:style-name="P197"/>
      <text:p text:style-name="P198">Коллекции — это собственно коллекции элементов.</text:p>
      <text:p text:style-name="P198">Элементы коллекции инкапсуллированы в объект. Различные коллекции предназначены для хранения элементов разных типов, и предоставляют различные методы для работы с ними.</text:p>
      <text:p text:style-name="P199">Средство языка, внедряющее в него коллекции — <text:span text:style-name="T1">Collection Framework.</text:span></text:p>
      <text:p text:style-name="P199">Средства этого фреймворка располагаются в пакете<text:span text:style-name="T28"> </text:span><text:span text:style-name="T29">java.util </text:span><text:span text:style-name="T1">(</text:span>этот пакет должен быть импортирован явно<text:span text:style-name="T1">). </text:span><text:span text:style-name="T174">Коллекции, с точки зрения реализации, представляют собой ряд классов (и реализуемых ими интерфейсов) вышеобозначенного пакета. Используя эти классы и интерфейсы, можно объявить и пользовательские классы с необходимой функциональностью.</text:span></text:p>
      <text:p text:style-name="P215">Языковые классы коллекций будут рассмотрены далее.</text:p>
      <text:p text:style-name="P216">Функциональность этих классов зависит от их базовых классов и реализуемых ими интерфейсов. <text:span text:style-name="T180">К</text:span>лассы <text:span text:style-name="T17">(</text:span><text:span text:style-name="T180">абстрактные классы, находящиеся в верху иерархии языковых классов</text:span><text:span text:style-name="T17">)</text:span> реализуют следующие интерфейсы (один или несколько из них):<text:span text:style-name="T28"> </text:span><text:span text:style-name="T29">Collection</text:span><text:span text:style-name="T1">,</text:span><text:span text:style-name="T29"> Queue</text:span><text:span text:style-name="T1">,</text:span><text:span text:style-name="T29"> Deque</text:span><text:span text:style-name="T1">,</text:span><text:span text:style-name="T29"> List</text:span><text:span text:style-name="T1">,</text:span><text:span text:style-name="T29"> Set</text:span><text:span text:style-name="T1">,</text:span><text:span text:style-name="T29"> SortedSet</text:span><text:span text:style-name="T1">, </text:span><text:span text:style-name="T29">NavigableSet</text:span><text:span text:style-name="T1">,</text:span><text:span text:style-name="T29"> Map</text:span><text:span text:style-name="T60">,SortedMap, NavigableMap</text:span><text:span text:style-name="T1">. </text:span><text:span text:style-name="T180">Эти интерфейсы реализуются следующими абстрактными классами:</text:span><text:span text:style-name="T82"> </text:span><text:span text:style-name="T49">AbstractCollection</text:span><text:span text:style-name="T17">, </text:span><text:span text:style-name="T49">AbstractList</text:span><text:span text:style-name="T17">,</text:span><text:span text:style-name="T49"> AbstractSet</text:span><text:span text:style-name="T17">,</text:span><text:span text:style-name="T49"> AbstractQueue</text:span><text:span text:style-name="T17">,</text:span><text:span text:style-name="T49"> AbstractSequentalList</text:span><text:span text:style-name="T17">, </text:span><text:span text:style-name="T50">AbstractMap</text:span><text:span text:style-name="T18">.</text:span></text:p>
      <text:p text:style-name="P75"/>
      <text:p text:style-name="P75">Интерфейс <text:span text:style-name="T1">Collection</text:span></text:p>
      <text:p text:style-name="P217"/>
      <text:p text:style-name="P217">Это обобщенный интерфейс, наследующий от<text:span text:style-name="T28"> </text:span><text:span text:style-name="T29">Iterable</text:span><text:span text:style-name="T1">. </text:span>Его реализуют все коллекции. В нем имеются следующие методы.</text:p>
      <text:p text:style-name="P445"/>
      <text:p text:style-name="P445">add()</text:p>
      <text:p text:style-name="P217"/>
      <text:p text:style-name="P217">используется для добавления элемента в коллекцию; принимает параметр — элемент коллекции; добавляет указанный элемент в свою коллекцию; возвращает логическое значение (<text:span text:style-name="T29">true - </text:span>добавлен,<text:span text:style-name="T28"> </text:span><text:span text:style-name="T29">false - </text:span>нет);</text:p>
      <text:p text:style-name="P445"/>
      <text:p text:style-name="P445">addAll()</text:p>
      <text:p text:style-name="P350"/>
      <text:p text:style-name="P218">используется для добавления элемент<text:span text:style-name="T181">ов коллекции</text:span> в <text:span text:style-name="T181">свою </text:span>коллекцию; принимает параметр — <text:span text:style-name="T181">объект</text:span> коллекции; добавляет <text:span text:style-name="T181">элементы указанной коллекции</text:span> в свою коллекцию; возвращает логическое значение (<text:span text:style-name="T29">true - </text:span>добавлен,<text:span text:style-name="T28"> </text:span><text:span text:style-name="T29">false - </text:span>нет);</text:p>
      <text:p text:style-name="P445"/>
      <text:p text:style-name="P445"><text:soft-page-break/>clear()</text:p>
      <text:p text:style-name="P219"/>
      <text:p text:style-name="P219">используется для очистки своей коллекции; параметров не принимает; удаляет все элементы из своей коллекции; возвращает ничтоже;</text:p>
      <text:p text:style-name="P445"/>
      <text:p text:style-name="P445">contains()</text:p>
      <text:p text:style-name="P220"/>
      <text:p text:style-name="P220">используется для определения, присутствует ли в коллекции заданный элемент; принимает параметр — элемент коллекции; <text:span text:style-name="T182">определяет, есть ли в своей коллекции указанный элемент; возвращает логическое значение (</text:span><text:span text:style-name="T51">true - </text:span><text:span text:style-name="T182">да,</text:span><text:span text:style-name="T83"> </text:span><text:span text:style-name="T51">false - </text:span><text:span text:style-name="T182">нет);</text:span></text:p>
      <text:p text:style-name="P445"/>
      <text:p text:style-name="P445">isEmpty()</text:p>
      <text:p text:style-name="P350"/>
      <text:p text:style-name="P221">используется для проверки, пуста ли своя коллекция; параметров не принимает; проверяет, пуста ли своя коллекция; возвращает логическое значение (<text:span text:style-name="T29">true - </text:span>да,<text:span text:style-name="T28"> </text:span><text:span text:style-name="T29">false - </text:span>нет);</text:p>
      <text:p text:style-name="P445"/>
      <text:p text:style-name="P445">iterator()</text:p>
      <text:p text:style-name="P350"/>
      <text:p text:style-name="P222">используется для возврата итератора; параметров не принимает; возвращает итератор для обхода своей коллекции;</text:p>
      <text:p text:style-name="P222">возвращает объект- итератор;</text:p>
      <text:p text:style-name="P445"/>
      <text:p text:style-name="P445">remove()</text:p>
      <text:p text:style-name="P350"/>
      <text:p text:style-name="P223">используется для удаления элемента из коллекции; принимает параметр — элемент коллекции; удаляет указанный элемент из своей коллекции;</text:p>
      <text:p text:style-name="P223"><text:span text:style-name="T182">возвращает логическое значение (</text:span><text:span text:style-name="T51">true - </text:span>удален<text:span text:style-name="T182">,</text:span><text:span text:style-name="T83"> </text:span><text:span text:style-name="T51">false - </text:span><text:span text:style-name="T182">нет);</text:span></text:p>
      <text:p text:style-name="P445"/>
      <text:p text:style-name="P445">removaAll()</text:p>
      <text:p text:style-name="P223"/>
      <text:p text:style-name="P223">используется для удаления элементов из коллекции; параметров не принимает; удаляет все элементы из своей коллекции;</text:p>
      <text:p text:style-name="P223"><text:span text:style-name="T182">возвращает логическое значение (</text:span><text:span text:style-name="T51">true - </text:span>удалены<text:span text:style-name="T182">,</text:span><text:span text:style-name="T83"> </text:span><text:span text:style-name="T51">false - </text:span><text:span text:style-name="T182">нет);</text:span></text:p>
      <text:p text:style-name="P445"/>
      <text:p text:style-name="P445">retainAll()</text:p>
      <text:p text:style-name="P350"/>
      <text:p text:style-name="P224">используется для удаления элементов из коллекции; принимает параметр — объект коллекции;</text:p>
      <text:p text:style-name="P224">удаляет все элементы из своей коллекции, за исключением элементов, присущих и указанной коллекции;</text:p>
      <text:p text:style-name="P223"><text:span text:style-name="T182">возвращает логическое значение (</text:span><text:span text:style-name="T51">true - </text:span>удалены<text:span text:style-name="T182">,</text:span><text:span text:style-name="T83"> </text:span><text:span text:style-name="T51">false - </text:span><text:span text:style-name="T182">нет);</text:span></text:p>
      <text:p text:style-name="P445"/>
      <text:p text:style-name="P445"><text:soft-page-break/>size()</text:p>
      <text:p text:style-name="P350"/>
      <text:p text:style-name="P225">используется для возврата размера коллекции; параметров не принимает;возвращает размер своей коллекции в элементах; возвращает<text:span text:style-name="T28"> </text:span><text:span text:style-name="T29">int</text:span><text:span text:style-name="T1">;</text:span></text:p>
      <text:p text:style-name="P445"/>
      <text:p text:style-name="P445">toArray()</text:p>
      <text:p text:style-name="P350"/>
      <text:p text:style-name="P225">используется для преобразования своей коллекции к массиву; параметров не принимает; преобразет свою коллекцию к массиву; возвращает массив;</text:p>
      <text:p text:style-name="P233">Интерфейс <text:span text:style-name="T1">Queue</text:span></text:p>
      <text:p text:style-name="P233">Этот интерфейснаследует от интерфейса <text:span text:style-name="T1">Collection.</text:span></text:p>
      <text:p text:style-name="P233">Он <text:span text:style-name="T187">вводит</text:span> следуюшие методы.</text:p>
      <text:p text:style-name="P449"/>
      <text:p text:style-name="P449">element()</text:p>
      <text:p text:style-name="P234"/>
      <text:p text:style-name="P234">используется для возврата элемента очереди; параметров не принимает; возвращает (не выталкивая) элемент своей очереди; возвращает элемент;</text:p>
      <text:p text:style-name="P449"/>
      <text:p text:style-name="P449">offer()</text:p>
      <text:p text:style-name="P235"/>
      <text:p text:style-name="P235">используется для добавки элемента в конец очереди; принимает параметр — элемент очереди; добавляет указанный элементвконец своей очереди; возвращает логическое значение (<text:span text:style-name="T29">true – </text:span>добавлен,<text:span text:style-name="T28"> </text:span><text:span text:style-name="T29">false – </text:span>нет);</text:p>
      <text:p text:style-name="P450"/>
      <text:p text:style-name="P450">peek()</text:p>
      <text:p text:style-name="P235"/>
      <text:p text:style-name="P235">используется для возврата элемента из начала очереди; параметров не принимает; возвращает (без выталкивания) элемент из начала очереди; возвращает элемент;</text:p>
      <text:p text:style-name="P450"/>
      <text:p text:style-name="P450">poll()</text:p>
      <text:p text:style-name="P235"/>
      <text:p text:style-name="P235">используется для выталкивания элемента из начала очереди; параметров не принимает; выталкивает элемент из начала очереди; возвращает элемент;</text:p>
      <text:p text:style-name="P450"/>
      <text:p text:style-name="P450">remove()</text:p>
      <text:p text:style-name="P236"/>
      <text:p text:style-name="P236">используется для выталкивания элемента из начала очереди; параметров не принимает; выталкивает элемент из начала очереди; возвращает элемент;</text:p>
      <text:p text:style-name="P90"/>
      <text:p text:style-name="P487">Интерфейс <text:span text:style-name="T1">Queue</text:span></text:p>
      <text:p text:style-name="P300"/>
      <text:p text:style-name="P300">Этот интерфейс расширяет наследует от интерфейса<text:span text:style-name="T28"> </text:span><text:span text:style-name="T29">Collection</text:span><text:span text:style-name="T1">, </text:span>и вводит следующие методы.</text:p>
      <text:p text:style-name="P473"/>
      <text:p text:style-name="P473">element()</text:p>
      <text:p text:style-name="P300"/>
      <text:p text:style-name="P301">используется для возврата элемента <text:span text:style-name="T214">очереди</text:span>; параметров не принимает; возвращает <text:span text:style-name="T214">(без выталкивания)</text:span> элемент из головы своей очереди;</text:p>
      <text:p text:style-name="P301">возвращает элемент;</text:p>
      <text:p text:style-name="P473"/>
      <text:p text:style-name="P473">offer()</text:p>
      <text:p text:style-name="P300"/>
      <text:p text:style-name="P301">используется для добавления элемента в очередь; принимает параметр — элемент очереди;</text:p>
      <text:p text:style-name="P301">добавляет указанный элемент в свою очередь;</text:p>
      <text:p text:style-name="P301">возвращает логическое значение (<text:span text:style-name="T29">true – </text:span><text:span text:style-name="T1">added,</text:span><text:span text:style-name="T29"> false – </text:span><text:span text:style-name="T1">no</text:span>);</text:p>
      <text:p text:style-name="P474"/>
      <text:p text:style-name="P474">peek()</text:p>
      <text:p text:style-name="P302"/>
      <text:p text:style-name="P302">используется для возврата элемента очереди; параметров не принимает; возвращает (без выталкивания) элемент из головы своей очереди;</text:p>
      <text:p text:style-name="P302">возвращает элемент;</text:p>
      <text:p text:style-name="P77"/>
      <text:p text:style-name="P77">Интерфейс <text:span text:style-name="T1">Deque</text:span></text:p>
      <text:p text:style-name="P237"/>
      <text:p text:style-name="P239"><text:span text:style-name="T206">Он</text:span> наследует от интерфейса<text:span text:style-name="T28"> </text:span><text:span text:style-name="T29">Queue</text:span><text:span text:style-name="T1">.</text:span></text:p>
      <text:p text:style-name="P237">Он вводит следующие методы.</text:p>
      <text:p text:style-name="P451"/>
      <text:p text:style-name="P451">addFirst()</text:p>
      <text:p text:style-name="P237"/>
      <text:p text:style-name="P240">используется для добавления элемента в начало очереди; принимает параметр — элемент очереди;</text:p>
      <text:p text:style-name="P240">добавляет указанный элемент в начало воей очереди;</text:p>
      <text:p text:style-name="P240">возвращает ничтоже;</text:p>
      <text:p text:style-name="P451"/>
      <text:p text:style-name="P451">addLast()</text:p>
      <text:p text:style-name="P237"/>
      <text:p text:style-name="P240">используется для добавления элемента в конец очереди; принимает параметр — элемент очереди;</text:p>
      <text:p text:style-name="P240">добавляет указанный элемент в конец воей очереди;</text:p>
      <text:p text:style-name="P240">возвращает ничтоже;</text:p>
      <text:p text:style-name="P451"/>
      <text:p text:style-name="P451"><text:soft-page-break/>getFirst()</text:p>
      <text:p text:style-name="P237"/>
      <text:p text:style-name="P237">используется для получения элемента из начала очереди; параметров не принимает; возвращает (без выталкивания) элемент из начала своей очереди; <text:span text:style-name="T188">возвращает элемент;</text:span></text:p>
      <text:p text:style-name="P451"/>
      <text:p text:style-name="P451">getLast()</text:p>
      <text:p text:style-name="P351"/>
      <text:p text:style-name="P238">используется для получения элемента из <text:span text:style-name="T188">конца</text:span> очереди; параметров не принимает; возвращает (без выталкивания) элемент из <text:span text:style-name="T188">конца</text:span> своей очереди; <text:span text:style-name="T188">возвращает элемент;</text:span></text:p>
      <text:p text:style-name="P451"/>
      <text:p text:style-name="P451">offerFirst()</text:p>
      <text:p text:style-name="P351"/>
      <text:p text:style-name="P241">используется для добавления элемента в начало очереди; принимает параметр — элемент очереди; добавляет указанный элемент в начало своей очереди; возвращает логическое значение (<text:span text:style-name="T29">true – </text:span>добавлен,<text:span text:style-name="T28"> </text:span><text:span text:style-name="T29">false - </text:span>нет);</text:p>
      <text:p text:style-name="P451"/>
      <text:p text:style-name="P451">offerLast()</text:p>
      <text:p text:style-name="P351"/>
      <text:p text:style-name="P241">используется для добавления элемента в конец очереди; принимает параметр — элемент очереди; добавляет указанный элемент в конец своей очереди; возвращает логическое значение (<text:span text:style-name="T29">true – </text:span>добавлен,<text:span text:style-name="T28"> </text:span><text:span text:style-name="T29">false - </text:span>нет);</text:p>
      <text:p text:style-name="P451"/>
      <text:p text:style-name="P451">peekFirst()</text:p>
      <text:p text:style-name="P351"/>
      <text:p text:style-name="P241">используется для получения элемента из начала очереди; параметров не прини<text:span text:style-name="T189">м</text:span>ает; <text:span text:style-name="T189">возвращает (без выталкивания) элемент из начала своей очереди; возвращает элемент;</text:span></text:p>
      <text:p text:style-name="P451"/>
      <text:p text:style-name="P451">peekLast()</text:p>
      <text:p text:style-name="P242"/>
      <text:p text:style-name="P243">используется для получения элемента из <text:span text:style-name="T189">конца</text:span> очереди; параметров не прини<text:span text:style-name="T189">м</text:span>ает;</text:p>
      <text:p text:style-name="P245">возвращает (без выталкивания) элемент из конца своей очереди;</text:p>
      <text:p text:style-name="P245">возвращает элемент;</text:p>
      <text:p text:style-name="P451"/>
      <text:p text:style-name="P451">pollFirst()</text:p>
      <text:p text:style-name="P242"/>
      <text:p text:style-name="P243">используется для получения элемента из начала очереди; параметров не прини<text:span text:style-name="T189">м</text:span>ает;</text:p>
      <text:p text:style-name="P245">возвращает (с выталкиванием) элемент из начала своей очереди;</text:p>
      <text:p text:style-name="P245">возвращает элемент;</text:p>
      <text:p text:style-name="P451"/>
      <text:p text:style-name="P451"><text:soft-page-break/>pollLast()</text:p>
      <text:p text:style-name="P242"/>
      <text:p text:style-name="P242">используется для получения элемента из <text:span text:style-name="T189">конца</text:span> очереди; параметров не прини<text:span text:style-name="T189">м</text:span>ает; <text:span text:style-name="T189">возвращает (с выталкиванием) элемент из конца своей очереди; возвращает элемент;</text:span></text:p>
      <text:p text:style-name="P451"/>
      <text:p text:style-name="P451">pop()</text:p>
      <text:p text:style-name="P244"/>
      <text:p text:style-name="P244">используется для выталкивания элемента из начала очереди; параметров не принимает; выталкивает элемент из начала своей очереди; возвращает эл- т;</text:p>
      <text:p text:style-name="P451"/>
      <text:p text:style-name="P451">push()</text:p>
      <text:p text:style-name="P244"/>
      <text:p text:style-name="P244">используется для заталкивания элемента в начало очереди; принимает параметр — элемент очереди; заталкивает элемент вначало своей очереди; возвращает ничтоже;</text:p>
      <text:p text:style-name="P451"/>
      <text:p text:style-name="P451">removeFirst()</text:p>
      <text:p text:style-name="P246"/>
      <text:p text:style-name="P246">используется для выталкивания элемента из начала своей очереди; параметров не принимает; выталкивает элемент из начала своей очереди; <text:span text:style-name="T190">возвращает элемент;</text:span></text:p>
      <text:p text:style-name="P451"/>
      <text:p text:style-name="P451">removeLast()</text:p>
      <text:p text:style-name="P247"/>
      <text:p text:style-name="P247">используется для выталкивания элемента из <text:span text:style-name="T191">конца</text:span> своей очереди; параметров не принимает; выталкивает элемент из <text:span text:style-name="T191">конца</text:span> своей очереди; <text:span text:style-name="T190">возвращает элемент;</text:span></text:p>
      <text:p text:style-name="P451"/>
      <text:p text:style-name="P451">removeFirstOccurence()</text:p>
      <text:p text:style-name="P351"/>
      <text:p text:style-name="P248">используется для выталкивания первого вхождения указанного элемента из очереди; принимает параметр — элемент очереди; выталкивает первое вхождение указанного элемента из своей очереди; возвращает логическое значение (<text:span text:style-name="T29">true – </text:span>удален,<text:span text:style-name="T28"> </text:span><text:span text:style-name="T29">false - </text:span>нет);</text:p>
      <text:p text:style-name="P451"/>
      <text:p text:style-name="P451">removeLastOccurence()</text:p>
      <text:p text:style-name="P351"/>
      <text:p text:style-name="P248">используется для выталкивания последнего вхождения указанного элемента из очереди; принимает параметр — элемент очереди; выталкивает последнее вхождение указанного элемента из своей очереди; возвращает логическое значение (<text:span text:style-name="T29">true – </text:span>удален,<text:span text:style-name="T28"> </text:span><text:span text:style-name="T29">false - </text:span>нет);</text:p>
      <text:p text:style-name="P76"/>
      <text:p text:style-name="P76"><text:soft-page-break/>Интерфейс <text:span text:style-name="T1">List</text:span></text:p>
      <text:p text:style-name="P225"/>
      <text:p text:style-name="P225">Этот интерфейс содержит следующие методы.</text:p>
      <text:p text:style-name="P446"/>
      <text:p text:style-name="P446"><text:span text:style-name="T183">a</text:span>dd()</text:p>
      <text:p text:style-name="P226"/>
      <text:p text:style-name="P226">используется для добавки элемента в коллекцию; принимает параметры — индекс позиции вставки и объект — элемент коллекции; руководствуясь переданными параметрами, добавляет элемент в свою коллекцию; возвращает ничтоже;</text:p>
      <text:p text:style-name="P447"/>
      <text:p text:style-name="P447">addAll()</text:p>
      <text:p text:style-name="P227"/>
      <text:p text:style-name="P227">используется для добавки элемент<text:span text:style-name="T184">ов</text:span> в коллекцию; принимает параметры — индекс позиции вставки и объект коллекции; руководствуясь переданными параметрами, добавляет элемент<text:span text:style-name="T184">ы</text:span> в свою коллекцию; возвращает ничтоже;</text:p>
      <text:p text:style-name="P447"/>
      <text:p text:style-name="P447">get()</text:p>
      <text:p text:style-name="P228"/>
      <text:p text:style-name="P228">используется для получения элемента коллекции; принимает параметр — индекс элемента; возвращает элемент по указанному индексу; возвращает элемент коллекции;</text:p>
      <text:p text:style-name="P447"/>
      <text:p text:style-name="P447">indexOf()</text:p>
      <text:p text:style-name="P228"/>
      <text:p text:style-name="P229">используется для возврата индекса элемента; принимает параметр — элемент коллекции; возвращает индекс первого вхождения указанного элемента в свою коллекцию;</text:p>
      <text:p text:style-name="P229">возвращает индекс элемента;</text:p>
      <text:p text:style-name="P447"/>
      <text:p text:style-name="P447">lastIndexOf()</text:p>
      <text:p text:style-name="P228"/>
      <text:p text:style-name="P229">используется для возврата индекса элемента; принимает параметр — элемент коллекции;</text:p>
      <text:p text:style-name="P229">возвращает индекс п<text:span text:style-name="T185">оследнего</text:span> вхождения указанного элемента в свою коллекцию;</text:p>
      <text:p text:style-name="P229">возвращает индекс элемента;</text:p>
      <text:p text:style-name="P448"/>
      <text:p text:style-name="P448">listIterator()</text:p>
      <text:p text:style-name="P230"/>
      <text:p text:style-name="P231">используется для возврата итератора; параметров не принимает;</text:p>
      <text:p text:style-name="P231">возвращает объект- итератор для обхода своей коллекции;</text:p>
      <text:p text:style-name="P231">возвращает объект;</text:p>
      <text:p text:style-name="P448"/>
      <text:p text:style-name="P448"><text:soft-page-break/>of()</text:p>
      <text:p text:style-name="P230"/>
      <text:p text:style-name="P230">используется для создания списка из указанных элементов; принимает параметры — ряд объектов — элементов коллекции; создает список из указанных элементов; возвращает объект- список;</text:p>
      <text:p text:style-name="P448"/>
      <text:p text:style-name="P448">remove()</text:p>
      <text:p text:style-name="P230"/>
      <text:p text:style-name="P230">используется для удаленияэлемента коллекции; принимает параметр — индекс элемента; удаляет указанный элемент из своей коллекции; возвращает удаленный элемент;</text:p>
      <text:p text:style-name="P448"/>
      <text:p text:style-name="P448">set()</text:p>
      <text:p text:style-name="P230"/>
      <text:p text:style-name="P230">используется для инициализации элемента коллекции; принимает параметры — индекс элемента и объект- элемент (содержит значение инициализации); руководствуясь переданными параметрами, инициализирует элемент своей коллекции; возвращает ничтоже;</text:p>
      <text:p text:style-name="P448"/>
      <text:p text:style-name="P448">sort()</text:p>
      <text:p text:style-name="P230"/>
      <text:p text:style-name="P230">используется для сортировки коллекции; принимает параметр — объект компаратор; руководствуясь переданными параметрами, сортирует свою коллекцию; возвращает ничтоже;</text:p>
      <text:p text:style-name="P448"/>
      <text:p text:style-name="P448">subList()</text:p>
      <text:p text:style-name="P230"/>
      <text:p text:style-name="P230">используется для <text:span text:style-name="T186">получения подсписка списка элементов; принимает параметры — начальная позиция элемента и конечная позиция элемента; руководствуясь переданными параметрами, создает подсписок списка элементов; возвращает объект-список;</text:span></text:p>
      <text:p text:style-name="P78"/>
      <text:p text:style-name="P78">Интерфейс <text:span text:style-name="T1">Set</text:span></text:p>
      <text:p text:style-name="P248"/>
      <text:p text:style-name="P248">Этот интерфейс наследует от интерфейса<text:span text:style-name="T28"> </text:span><text:span text:style-name="T29">Collection</text:span><text:span text:style-name="T1">, </text:span>и переопределяет его методы. Новых методов не вводит.</text:p>
      <text:p text:style-name="P91"/>
      <text:p text:style-name="P488">Интерфейс <text:span text:style-name="T25">S</text:span><text:span text:style-name="T1">ortedSet()</text:span></text:p>
      <text:p text:style-name="P253"/>
      <text:p text:style-name="P253">Этот интерфейс наследует от интерфейса<text:span text:style-name="T28"> </text:span><text:span text:style-name="T29">Set</text:span><text:span text:style-name="T1">. </text:span><text:span text:style-name="T196">Он вводит следующие методы.</text:span></text:p>
      <text:p text:style-name="P453"/>
      <text:p text:style-name="P453">first()</text:p>
      <text:p text:style-name="P353"/>
      <text:p text:style-name="P254">используется для возврата первого элемента множества; параметров не принимает; возвращает первый элемент множества; возвращает элемент;</text:p>
      <text:p text:style-name="P453"/>
      <text:p text:style-name="P453">last()</text:p>
      <text:p text:style-name="P353"/>
      <text:p text:style-name="P254">используется для возврата последнего элемента множества; параметров не принимает; возвращает последний элемент множества; возвращает элемент;</text:p>
      <text:p text:style-name="P454"/>
      <text:p text:style-name="P454">headSet()</text:p>
      <text:p text:style-name="P354"/>
      <text:p text:style-name="P254">используется для возврата <text:span text:style-name="T197">подмножества своего множества</text:span>; <text:span text:style-name="T197">принимает параметр — элемент множества; возвращает подмножество своего множества, до указанного элемента; возвращает объект</text:span><text:span text:style-name="T91"> </text:span><text:span text:style-name="T54">SortedSet</text:span><text:span text:style-name="T21">;</text:span></text:p>
      <text:p text:style-name="P454"/>
      <text:p text:style-name="P454">subSet()</text:p>
      <text:p text:style-name="P354"/>
      <text:p text:style-name="P255">используется для возврата <text:span text:style-name="T197">подмножества своего множества</text:span>; <text:span text:style-name="T197">принимает параметры — элемент множества (стартовый) и элемент множества (финальный); возвращает подмножество своего множества, от стартового до финального элемента; возвращает объект</text:span><text:span text:style-name="T91"> </text:span><text:span text:style-name="T54">SortedSet</text:span><text:span text:style-name="T21">;</text:span></text:p>
      <text:p text:style-name="P454"/>
      <text:p text:style-name="P454">tailSet()</text:p>
      <text:p text:style-name="P354"/>
      <text:p text:style-name="P256">используется для возврата подмножества своего множества; принимает параметр -элемент множества; возвращает подмножество своего множества, с указанного элемента; <text:span text:style-name="T197">возвращает объект</text:span><text:span text:style-name="T91"> </text:span><text:span text:style-name="T54">SortedSet</text:span><text:span text:style-name="T21">;</text:span></text:p>
      <text:p text:style-name="P81"/>
      <text:p text:style-name="P81">Интерфейс <text:span text:style-name="T1">NavigableSet</text:span></text:p>
      <text:p text:style-name="P257"/>
      <text:p text:style-name="P257">Этот интерфейс наследует от интерфейса<text:span text:style-name="T28"> </text:span><text:span text:style-name="T29">SortedSet</text:span><text:span text:style-name="T1">. </text:span>Он вводит следующие методы.</text:p>
      <text:p text:style-name="P455"/>
      <text:p text:style-name="P455">ceiling()</text:p>
      <text:p text:style-name="P258"/>
      <text:p text:style-name="P258">используется для возврата элемента из множества; принимает параметр — элемент (указанный элемент); возвращает элемент множества, больший указанного элемента; возвращает элемент множества;</text:p>
      <text:p text:style-name="P258"><text:soft-page-break/>этот метод возвращает наименьший из удовлетворяющих условию элементов;</text:p>
      <text:p text:style-name="P258">сравнение приозводит оператором<text:span text:style-name="T28"> </text:span><text:span text:style-name="T29">&gt;=</text:span>;</text:p>
      <text:p text:style-name="P261">если подходящий элемент не найден, то возвращает<text:span text:style-name="T28"> </text:span><text:span text:style-name="T29">null</text:span><text:span text:style-name="T1">;</text:span></text:p>
      <text:p text:style-name="P456"/>
      <text:p text:style-name="P456">floor()</text:p>
      <text:p text:style-name="P258"/>
      <text:p text:style-name="P258">используется для возврата элемента из множества; принимает параметр — элемент (указанный элемент); возвращает элемент множества, <text:span text:style-name="T198">меньший</text:span> указанного элемента; возвращает элемент множества;</text:p>
      <text:p text:style-name="P258">этот метод возвращает наи<text:span text:style-name="T198">больший</text:span> из удовлетворяющих условию элементов;</text:p>
      <text:p text:style-name="P258">сравнение приозводит оператором<text:span text:style-name="T28"> </text:span><text:span text:style-name="T55">&lt;</text:span><text:span text:style-name="T29">=</text:span>;</text:p>
      <text:p text:style-name="P261">если подходящий элемент не найден, то возвращает<text:span text:style-name="T28"> </text:span><text:span text:style-name="T29">null</text:span><text:span text:style-name="T1">;</text:span></text:p>
      <text:p text:style-name="P457"/>
      <text:p text:style-name="P457">higher()</text:p>
      <text:p text:style-name="P259"/>
      <text:p text:style-name="P259">используется для возврата элемента из множества; принимает параметр — элемент (указанный элемент); возвращает элемент множества, больший указанного элемента; возвращает элемент множества;</text:p>
      <text:p text:style-name="P259">этот метод возвращает наименьший из удовлетворяющих условию элементов;</text:p>
      <text:p text:style-name="P259">сравнение приозводит оператором<text:span text:style-name="T28"> </text:span><text:span text:style-name="T29">&gt;</text:span>;</text:p>
      <text:p text:style-name="P261">если подходящий элемент не найден, то возвращает<text:span text:style-name="T28"> </text:span><text:span text:style-name="T29">null</text:span><text:span text:style-name="T1">;</text:span></text:p>
      <text:p text:style-name="P457"/>
      <text:p text:style-name="P457">lower()</text:p>
      <text:p text:style-name="P355"/>
      <text:p text:style-name="P260">используется для возврата элемента из множества; принимает параметр — элемент (указанный элемент);</text:p>
      <text:p text:style-name="P260">возвращает элемент множества, <text:span text:style-name="T198">меньший</text:span> указанного элемента; возвращает элемент множества;</text:p>
      <text:p text:style-name="P259">этот метод возвращает наи<text:span text:style-name="T198">больший</text:span> из удовлетворяющих условию элементов;</text:p>
      <text:p text:style-name="P259">сравнение приозводит оператором<text:span text:style-name="T28"> </text:span><text:span text:style-name="T55">&lt;</text:span>;</text:p>
      <text:p text:style-name="P261">если подходящий элемент не найден, то возвращает<text:span text:style-name="T28"> </text:span><text:span text:style-name="T29">null</text:span><text:span text:style-name="T1">;</text:span></text:p>
      <text:p text:style-name="P457"/>
      <text:p text:style-name="P457">pollFirst()</text:p>
      <text:p text:style-name="P355"/>
      <text:p text:style-name="P262">используется для выталкивания элемента; параметров не принимает; выталкивает первый элемент из множества;</text:p>
      <text:p text:style-name="P262">возвращает элемент;</text:p>
      <text:p text:style-name="P457"/>
      <text:p text:style-name="P457">pollLast()</text:p>
      <text:p text:style-name="P457"/>
      <text:p text:style-name="P262">используется для выталкивания элемента; параметров не принимает; выталкивает последний элемент из множества;</text:p>
      <text:p text:style-name="P262">возвращает элемент;</text:p>
      <text:p text:style-name="P457"/>
      <text:p text:style-name="P457"><text:soft-page-break/>descendingSet()</text:p>
      <text:p text:style-name="P355"/>
      <text:p text:style-name="P263">ипользуется для получения множества; параметров не принимает; возвращает множество, порядок элементов в нем — обратный; возвращает<text:span text:style-name="T28"> </text:span><text:span text:style-name="T29">NavigableSet</text:span><text:span text:style-name="T1">;</text:span></text:p>
      <text:p text:style-name="P457"/>
      <text:p text:style-name="P457">headSet()</text:p>
      <text:p text:style-name="P263"/>
      <text:p text:style-name="P263">используется для получения множества; принимает параметры — элемент множества (граница) и логическое значение (<text:span text:style-name="T29">true – </text:span>по границу включительно, <text:span text:style-name="T29">false – </text:span>не включительно); возвращает множество, по указанную границу; возвращает<text:span text:style-name="T28"> </text:span><text:span text:style-name="T29">NavigableSet</text:span><text:span text:style-name="T1">;</text:span></text:p>
      <text:p text:style-name="P457"/>
      <text:p text:style-name="P457">subSet()</text:p>
      <text:p text:style-name="P355"/>
      <text:p text:style-name="P265">используется для получения множества; принимает параметры — элемент (граница, нижняя), логическое значение <text:span text:style-name="T199">(</text:span><text:span text:style-name="T56">true – </text:span><text:span text:style-name="T199">по </text:span>нижнюю <text:span text:style-name="T199">границу включительно, </text:span><text:span text:style-name="T56">false – </text:span><text:span text:style-name="T199">не включительно), </text:span>элемент (граница, верхняя), и логическое значение <text:span text:style-name="T199">(</text:span><text:span text:style-name="T56">true – </text:span><text:span text:style-name="T199">по </text:span>верхнюю <text:span text:style-name="T199">границу включительно, </text:span><text:span text:style-name="T56">false – </text:span><text:span text:style-name="T199">не включительно); </text:span>руководствуясь переданными параметрами, возвращает подмножество своего множества;<text:span text:style-name="T199"> возвращает</text:span><text:span text:style-name="T92"> </text:span><text:span text:style-name="T56">NavigableSet</text:span><text:span text:style-name="T22">;</text:span></text:p>
      <text:p text:style-name="P457"/>
      <text:p text:style-name="P457">tailSet()</text:p>
      <text:p text:style-name="P355"/>
      <text:p text:style-name="P264">используется для получения множества; принимает параметры — элемент множества (граница) и логическое значение (<text:span text:style-name="T29">true – </text:span><text:span text:style-name="T155">с</text:span><text:span text:style-name="T142"> границ</text:span><text:span text:style-name="T155">ы</text:span> включительно, <text:span text:style-name="T29">false – </text:span>не включительно); возвращает множество, <text:span text:style-name="T200">с</text:span> указанн<text:span text:style-name="T200">ой</text:span> границ<text:span text:style-name="T200">ы</text:span>; возвращает<text:span text:style-name="T28"> </text:span><text:span text:style-name="T29">NavigableSet</text:span><text:span text:style-name="T1">;</text:span></text:p>
      <text:p text:style-name="P82"/>
      <text:p text:style-name="P82">Интерфейс <text:span text:style-name="T1">Map</text:span></text:p>
      <text:p text:style-name="P357"/>
      <text:p text:style-name="P270">Этот интерфейс используется для работы с отображениями. Отображение — это слоарь, элементы словаря представляют собой пару ключ- значение. Словари используются для быстрого поиска по ним.</text:p>
      <text:p text:style-name="P270">Этот интерфейс не наследует от интерфейса<text:span text:style-name="T28"> </text:span><text:span text:style-name="T29">Collection</text:span><text:span text:style-name="T1">.</text:span></text:p>
      <text:p text:style-name="P280">Инкапсуллирует интерфейс<text:span text:style-name="T28"> </text:span><text:span text:style-name="T29">Map.Entry</text:span><text:span text:style-name="T1">.</text:span></text:p>
      <text:p text:style-name="P34"/>
      <text:p text:style-name="P34">Методы интерфейса <text:span text:style-name="T1">Map</text:span></text:p>
      <text:p text:style-name="P358"/>
      <text:p text:style-name="P458">clear()</text:p>
      <text:p text:style-name="P458"/>
      <text:p text:style-name="P270">используется для очистки отображения; параметров не принимает; очищает свое отображение от всех элементов; возвращает ничтоже;</text:p>
      <text:p text:style-name="P458"/>
      <text:p text:style-name="P458"><text:soft-page-break/>containsKey()</text:p>
      <text:p text:style-name="P270"/>
      <text:p text:style-name="P270">используется для проверки, содержит ли отображение ключ; принимает параметр — объект- ключ; проверяет, содержит ли свое отображение указанный ключ; возвращает логическое значение (<text:span text:style-name="T29">true – </text:span><text:span text:style-name="T1">yes,</text:span><text:span text:style-name="T29"> false – </text:span><text:span text:style-name="T1">no</text:span>);</text:p>
      <text:p text:style-name="P458"/>
      <text:p text:style-name="P458">containsValue()</text:p>
      <text:p text:style-name="P270"/>
      <text:p text:style-name="P270">используется для проверки, содержит ли отображение значение; принимает параметр — объект- значение; проверяет, содержит ли свое отображение указанное значение; возвращает логическое значение (<text:span text:style-name="T29">true – </text:span><text:span text:style-name="T1">yes,</text:span><text:span text:style-name="T29"> false – </text:span><text:span text:style-name="T1">no</text:span>);</text:p>
      <text:p text:style-name="P458"/>
      <text:p text:style-name="P458">entrySet()</text:p>
      <text:p text:style-name="P270"/>
      <text:p text:style-name="P270">используется для возврата элементов отображения; параметров не принимает; возвращает множество элементов отображения; возвращает<text:span text:style-name="T28"> </text:span><text:span text:style-name="T29">Set</text:span><text:span text:style-name="T1">;</text:span></text:p>
      <text:p text:style-name="P459"/>
      <text:p text:style-name="P459">equals()</text:p>
      <text:p text:style-name="P271"/>
      <text:p text:style-name="P271">используется для проверки, идентичности коллекций; принимает параметр — объект коллекции; проверяет, идентична ли своя коллекция заданной; возвращает логическое значение <text:span text:style-name="T201">(</text:span><text:span text:style-name="T57">true – </text:span><text:span text:style-name="T23">yes,</text:span><text:span text:style-name="T57"> false – </text:span><text:span text:style-name="T23">no</text:span><text:span text:style-name="T201">)</text:span>;</text:p>
      <text:p text:style-name="P459"/>
      <text:p text:style-name="P459">isEmpty()</text:p>
      <text:p text:style-name="P271"/>
      <text:p text:style-name="P271">используется для проверки, пусто ли свое отображение; параметров не принимает; проверяет, пусто ли свое отображение; возвращает логическое значение <text:span text:style-name="T201">(</text:span><text:span text:style-name="T57">true – </text:span><text:span text:style-name="T23">yes,</text:span><text:span text:style-name="T57"> false – </text:span><text:span text:style-name="T23">no</text:span><text:span text:style-name="T201">)</text:span>;</text:p>
      <text:p text:style-name="P459"/>
      <text:p text:style-name="P459">get()</text:p>
      <text:p text:style-name="P271"/>
      <text:p text:style-name="P273">используется для получения значения; принимает параметр — объект- ключ; возвращает значение по указанному ключу;</text:p>
      <text:p text:style-name="P273">возвращает объект- значение;</text:p>
      <text:p text:style-name="P460"/>
      <text:p text:style-name="P460">getOrDefault()</text:p>
      <text:p text:style-name="P272"/>
      <text:p text:style-name="P273">используется для получения значения; принимает параметр<text:span text:style-name="T202">ы</text:span> — объект- ключ <text:span text:style-name="T202">и объект- значение (по умолчанию)</text:span>;</text:p>
      <text:p text:style-name="P273">возвращает значение по указанному ключу <text:span text:style-name="T202">(если не найдено — то объект- значение по умолчанию)</text:span>;</text:p>
      <text:p text:style-name="P273">возвращает объект- значение;</text:p>
      <text:p text:style-name="P460"/>
      <text:p text:style-name="P460"><text:soft-page-break/>put()</text:p>
      <text:p text:style-name="P274"/>
      <text:p text:style-name="P274">используется для добавления значения в отображение; принимает параметры — объект- ключ и объект- значение; <text:span text:style-name="T203">руководствуясь переданными параметрами, добавляет значение в отображение; возвращает переданный объект- ключ;</text:span></text:p>
      <text:p text:style-name="P276">объект- ключ возвращается, если была перезапись уже существующего значения, иначе<text:span text:style-name="T28"> — </text:span><text:span text:style-name="T29">null</text:span><text:span text:style-name="T1">;</text:span></text:p>
      <text:p text:style-name="P461"/>
      <text:p text:style-name="P461">put<text:span text:style-name="T203">IfAbsent</text:span>()</text:p>
      <text:p text:style-name="P275"/>
      <text:p text:style-name="P275"><text:span text:style-name="T1">используется для добавления значения в отображение; принимает параметры — объект- ключ и объект- значение; </text:span><text:span text:style-name="T24">руководствуясь переданными параметрами, добавляет значение в отображение, </text:span><text:span text:style-name="T203">если это не приведет к перезаписи уже существующего значения</text:span><text:span text:style-name="T24">; возвращает переданный объект- ключ;</text:span></text:p>
      <text:p text:style-name="P464"/>
      <text:p text:style-name="P387"><text:span text:style-name="T24">k</text:span><text:span text:style-name="T1">eySet()</text:span></text:p>
      <text:p text:style-name="P277"/>
      <text:p text:style-name="P277">используется для возврата ключей отображения; параметров не принимает; возвращает ключи отображения; возвращает массив объектов- ключей;</text:p>
      <text:p text:style-name="P462"/>
      <text:p text:style-name="P462">values()</text:p>
      <text:p text:style-name="P278"/>
      <text:p text:style-name="P278">используется для возврата <text:span text:style-name="T204">значений</text:span> отображения; параметров не принимает; возвращает <text:span text:style-name="T204">значения</text:span> отображения; возвращает массив объектов- <text:span text:style-name="T204">значений</text:span>;</text:p>
      <text:p text:style-name="P463"/>
      <text:p text:style-name="P463">putAll()</text:p>
      <text:p text:style-name="P279"/>
      <text:p text:style-name="P279">используется для добавления элементов в отображение; принимает параметр — объект- отображение; добавляет элементы указанного отображения в свое отображение; возвращает ничтоже;</text:p>
      <text:p text:style-name="P463"/>
      <text:p text:style-name="P463">remove()</text:p>
      <text:p text:style-name="P279"/>
      <text:p text:style-name="P279">используется для удаления элемента отображения; принимает параметр — объект- ключ; удаляет указанный элемент из своего отображения; возвращает объект- значение (удаленного элемента);</text:p>
      <text:p text:style-name="P463"/>
      <text:p text:style-name="P463">size()</text:p>
      <text:p text:style-name="P356"/>
      <text:p text:style-name="P279">используется для возврата размера отображения; параметров не принимает; возвращает размер своего отображения; возвращает<text:span text:style-name="T28"> </text:span><text:span text:style-name="T29">int</text:span><text:span text:style-name="T1">;</text:span></text:p>
      <text:p text:style-name="P388"/>
      <text:p text:style-name="P491">Методы интерфейса <text:span text:style-name="T1">Map.Entry</text:span></text:p>
      <text:p text:style-name="P465"/>
      <text:p text:style-name="P465">equals()</text:p>
      <text:p text:style-name="P465"/>
      <text:p text:style-name="P280">описан выше;</text:p>
      <text:p text:style-name="P465"/>
      <text:p text:style-name="P465">getKey()</text:p>
      <text:p text:style-name="P359"/>
      <text:p text:style-name="P281">используется для возврата ключа; параметров не принимает; возвращает ключ объекта- отображения; возвращает объект- ключ;</text:p>
      <text:p text:style-name="P465"/>
      <text:p text:style-name="P465">getValue()</text:p>
      <text:p text:style-name="P359"/>
      <text:p text:style-name="P281"><text:span text:style-name="T1">используется для возврата </text:span>значения<text:span text:style-name="T1">; параметров не принимает; возвращает </text:span>значения<text:span text:style-name="T1"> объекта- отображения; возвращает объект- </text:span>значение<text:span text:style-name="T1">;</text:span></text:p>
      <text:p text:style-name="P465"/>
      <text:p text:style-name="P465">setValue()</text:p>
      <text:p text:style-name="P359"/>
      <text:p text:style-name="P281"><text:span text:style-name="T1">используется для </text:span>установки<text:span text:style-name="T1"> значения; принимает </text:span>параметр — объект- значение<text:span text:style-name="T1">; </text:span>устанавливает<text:span text:style-name="T1"> значени</text:span>е<text:span text:style-name="T1"> объекта- отображения; возвращает объект- значение;</text:span></text:p>
      <text:p text:style-name="P465"/>
      <text:p text:style-name="P465">hashCode()</text:p>
      <text:p text:style-name="P280"/>
      <text:p text:style-name="P280">используется для возврата хэш- кода отображения; параметров не принимает; возвращает хэш своего отображения; возвращает<text:span text:style-name="T28"> </text:span><text:span text:style-name="T29">int</text:span><text:span text:style-name="T1">;</text:span></text:p>
      <text:p text:style-name="P84"/>
      <text:p text:style-name="P84">Интерфейс <text:span text:style-name="T1">SortedMap</text:span></text:p>
      <text:p text:style-name="P360"/>
      <text:p text:style-name="P283">Этот интерфейс наследует от интерфейса<text:span text:style-name="T28"> </text:span><text:span text:style-name="T29">Map</text:span><text:span text:style-name="T1">.</text:span></text:p>
      <text:p text:style-name="P283">Он вводит следующие методы.</text:p>
      <text:p text:style-name="P468"/>
      <text:p text:style-name="P468">firstKey()</text:p>
      <text:p text:style-name="P360"/>
      <text:p text:style-name="P285">используется для возврата ключа отображения; параметров не принимает; возвращает первый ключ своего отображения;</text:p>
      <text:p text:style-name="P285">возвращает объект- ключ;</text:p>
      <text:p text:style-name="P468"/>
      <text:p text:style-name="P468">lastKey()</text:p>
      <text:p text:style-name="P360"/>
      <text:p text:style-name="P285">используется для возврата ключа отображения; параметров не принимает; возвращает последний ключ своего отображения;</text:p>
      <text:p text:style-name="P285">возвращает объект- ключ;</text:p>
      <text:p text:style-name="P468"/>
      <text:p text:style-name="P468"><text:soft-page-break/>headMap()</text:p>
      <text:p text:style-name="P360"/>
      <text:p text:style-name="P284">используется для возврата части отображения; принимает параметр — объект- ключ; возвращает часть своего отображения, до указанного ключа (включительно); возвращает отображение;</text:p>
      <text:p text:style-name="P468"/>
      <text:p text:style-name="P468">subMap()</text:p>
      <text:p text:style-name="P360"/>
      <text:p text:style-name="P284">используется для возврата части отображения; принимает параметры — объект- ключ (стартовый) и объект- ключ (финальный); возвращает часть своего отображения, со стартового ключа (включительно) до финального ключа (включительно); возвращает отображение;</text:p>
      <text:p text:style-name="P468"/>
      <text:p text:style-name="P468">tailMap()</text:p>
      <text:p text:style-name="P360"/>
      <text:p text:style-name="P284">используется для возврата части отображения; принимает параметр — объект- ключ; возвращает часть своего отображения, с указанного ключа (включительно); возвращает отображение;</text:p>
      <text:p text:style-name="P85"/>
      <text:p text:style-name="P85">Интерфейс <text:span text:style-name="T1">NavigableMap</text:span></text:p>
      <text:p text:style-name="P284"/>
      <text:p text:style-name="P284">Этот интерфейс наследует от интерфейса<text:span text:style-name="T28"> </text:span><text:span text:style-name="T29">SortedMap</text:span><text:span text:style-name="T1">.</text:span></text:p>
      <text:p text:style-name="P284">Он вводит следующие методы.</text:p>
      <text:p text:style-name="P469"/>
      <text:p text:style-name="P469">ceilingEntry()</text:p>
      <text:p text:style-name="P361"/>
      <text:p text:style-name="P286">используется для получения элемента; принимает параметр — объект- ключ; возвращает элемент с наименьшим ключем до указанного ключа; возвращает элемент;</text:p>
      <text:p text:style-name="P286">этот метод производит сравнение оператором<text:span text:style-name="T28"> </text:span><text:span text:style-name="T29">&gt;=</text:span><text:span text:style-name="T1">;</text:span></text:p>
      <text:p text:style-name="P469"/>
      <text:p text:style-name="P469">floorEntry()</text:p>
      <text:p text:style-name="P361"/>
      <text:p text:style-name="P286">используется для получения элемента; принимает параметр — объект- ключ; возвращает элемент с наибольшим ключем от указанного ключа; возвращает элемент;</text:p>
      <text:p text:style-name="P286">этот метод производит сравнение оператором<text:span text:style-name="T28"> </text:span><text:span text:style-name="T29">&lt;=</text:span><text:span text:style-name="T1">;</text:span></text:p>
      <text:p text:style-name="P469"/>
      <text:p text:style-name="P469">higherEnty()</text:p>
      <text:p text:style-name="P361"/>
      <text:p text:style-name="P287">используется для получения элемента; принимает параметр — объект- ключ; возвращает элемент с наименьшим ключем <text:span text:style-name="T208">от</text:span> указанного ключа; возвращает элемент;</text:p>
      <text:p text:style-name="P287">этот метод производит сравнение оператором<text:span text:style-name="T28"> </text:span><text:span text:style-name="T29">&gt;</text:span><text:span text:style-name="T1">;</text:span></text:p>
      <text:p text:style-name="P469"><text:soft-page-break/>lowerEntry()</text:p>
      <text:p text:style-name="P361"/>
      <text:p text:style-name="P287">используется для получения элемента; принимает параметр — объект- ключ; возвращает элемент с наибольшим ключем от указанного ключа; возвращает элемент;</text:p>
      <text:p text:style-name="P287">этот метод производит сравнение оператором<text:span text:style-name="T28"> </text:span><text:span text:style-name="T29">&lt;=</text:span><text:span text:style-name="T1">;</text:span></text:p>
      <text:p text:style-name="P469"/>
      <text:p text:style-name="P469">firstEntry()</text:p>
      <text:p text:style-name="P288"/>
      <text:p text:style-name="P288">используется для возврата первого элемента отображения; параметров не принимает; возвращает первый элемент отображения; возвращает элемент;</text:p>
      <text:p text:style-name="P469"/>
      <text:p text:style-name="P469">lastEntry()</text:p>
      <text:p text:style-name="P288"/>
      <text:p text:style-name="P288">используется для возврата последнего элемента отображения; параметров не принимает; возвращает последний элемент отображения; возвращает элемент;</text:p>
      <text:p text:style-name="P469"/>
      <text:p text:style-name="P469">pollFirstEntry()</text:p>
      <text:p text:style-name="P288"/>
      <text:p text:style-name="P289">используется для выталкивания первого элемента отображения; параметров не принимает; выталкивает первый элемент отображения;</text:p>
      <text:p text:style-name="P289">возвращает элемент;</text:p>
      <text:p text:style-name="P469"/>
      <text:p text:style-name="P469">pollLastEntry<text:span text:style-name="T207">()</text:span></text:p>
      <text:p text:style-name="P288"/>
      <text:p text:style-name="P289">используется для выталкивания последнего элемента отображения; параметров не принимает;</text:p>
      <text:p text:style-name="P289">выталкивает последний элемент отображения;</text:p>
      <text:p text:style-name="P289">возвращает элемент;</text:p>
      <text:p text:style-name="P470"/>
      <text:p text:style-name="P470">ceilingKey()</text:p>
      <text:p text:style-name="P288"/>
      <text:p text:style-name="P288">используется для возврата элемента; принимает параметр — объект- ключ; возвращает наименьший ключ элемента отображения, <text:span text:style-name="T209">с</text:span> указанного ключа; возвращает объект- ключ;</text:p>
      <text:p text:style-name="P288">этот метод производит сравнение оператором<text:span text:style-name="T28"> </text:span><text:span text:style-name="T29">&gt;=</text:span>;</text:p>
      <text:p text:style-name="P470"/>
      <text:p text:style-name="P470">floorKey()</text:p>
      <text:p text:style-name="P362"/>
      <text:p text:style-name="P288">используется для возврата элемента; принимает параметр — объект- ключ; возвращает наибольший ключ элемента отображения, до указанного ключа; возвращает объект- ключ;</text:p>
      <text:p text:style-name="P288">этот метод производит сравнение оператором<text:span text:style-name="T28"> </text:span><text:span text:style-name="T29">&lt;=</text:span>;</text:p>
      <text:p text:style-name="P470"/>
      <text:p text:style-name="P470"><text:soft-page-break/>lowerKey()</text:p>
      <text:p text:style-name="P288"/>
      <text:p text:style-name="P288">используется для возврата элемента; принимает параметр — объект- ключ; возвращает наибольший ключ элемента отображения, до указанного ключа; возвращает объект- ключ;</text:p>
      <text:p text:style-name="P288">этот метод производит сравнение оператором<text:span text:style-name="T28"> </text:span><text:span text:style-name="T29">&lt;</text:span>;</text:p>
      <text:p text:style-name="P470"/>
      <text:p text:style-name="P470">higherKey()</text:p>
      <text:p text:style-name="P288"/>
      <text:p text:style-name="P288">используется для возврата элемента; принимает параметр — объект- ключ; возвращает наименьший ключ элемента отображения, <text:span text:style-name="T209">с</text:span> указанного ключа; возвращает объект- ключ;</text:p>
      <text:p text:style-name="P288">этот метод производит сравнение оператором<text:span text:style-name="T28"> </text:span><text:span text:style-name="T29">&gt;</text:span>;</text:p>
      <text:p text:style-name="P470"/>
      <text:p text:style-name="P470">descendingKeySet()</text:p>
      <text:p text:style-name="P362"/>
      <text:p text:style-name="P290">используется для возврата отображения; параметров не принимает; <text:span text:style-name="T210">возвращает свое отображение, с обратным порядком элементов; возвращает отображение (</text:span><text:span text:style-name="T58">NavigableSet</text:span><text:span text:style-name="T210">);</text:span></text:p>
      <text:p text:style-name="P470"/>
      <text:p text:style-name="P470">descendingMap</text:p>
      <text:p text:style-name="P362"/>
      <text:p text:style-name="P291">используется для возврата отображения; параметров не принимает; <text:span text:style-name="T210">возвращает свое отображение, с обратным порядком элементов; возвращает отображение (</text:span><text:span text:style-name="T58">NavigableMap</text:span><text:span text:style-name="T210">);</text:span></text:p>
      <text:p text:style-name="P291"/>
      <text:p text:style-name="P470">navigableKeySet()</text:p>
      <text:p text:style-name="P470"/>
      <text:p text:style-name="P291">используется для возврата отображения; параметров не принимает; <text:span text:style-name="T210">возвращает свое отображение, с прямым порядком элементов; возвращает отображение (</text:span><text:span text:style-name="T58">NavigableSet</text:span><text:span text:style-name="T210">);</text:span></text:p>
      <text:p text:style-name="P470"/>
      <text:p text:style-name="P470">headMap()</text:p>
      <text:p text:style-name="P362"/>
      <text:p text:style-name="P292">используется для получения части отображения; принимает параметры — объект- ключ (<text:span text:style-name="T211">верхняя граница</text:span>) и логическое значение (<text:span text:style-name="T59">true – </text:span><text:span text:style-name="T211">включать границу,</text:span><text:span text:style-name="T93"> </text:span><text:span text:style-name="T59">false – </text:span><text:span text:style-name="T211">нет</text:span>); <text:span text:style-name="T211">руководствуясь переданными параметрами, возвращает часть своего отображения; возвращает отображение (</text:span><text:span text:style-name="T59">NavigableMap</text:span><text:span text:style-name="T211">);</text:span></text:p>
      <text:p text:style-name="P470"/>
      <text:p text:style-name="P470">subMap()</text:p>
      <text:p text:style-name="P362"/>
      <text:p text:style-name="P293">используется для получения части отображения; принимает параметры — объект- ключ (<text:span text:style-name="T211">верхняя граница</text:span>) и логическое значение (<text:span text:style-name="T59">true – </text:span><text:span text:style-name="T211">включать границу,</text:span><text:span text:style-name="T93"> </text:span><text:span text:style-name="T59">false – </text:span><text:span text:style-name="T211">нет</text:span>) <text:span text:style-name="T212">и </text:span>объект- ключ (<text:span text:style-name="T212">нижняя граница</text:span>) и логическое значение <text:soft-page-break/>(<text:span text:style-name="T59">true – </text:span><text:span text:style-name="T211">включать границу,</text:span><text:span text:style-name="T93"> </text:span><text:span text:style-name="T59">false – </text:span><text:span text:style-name="T211">нет</text:span>); <text:span text:style-name="T211">руководствуясь переданными параметрами, возвращает часть своего отображения; возвращает отображение (</text:span><text:span text:style-name="T59">NavigableMap</text:span><text:span text:style-name="T211">);</text:span></text:p>
      <text:p text:style-name="P470"/>
      <text:p text:style-name="P470">tailMap()</text:p>
      <text:p text:style-name="P362"/>
      <text:p text:style-name="P293">используется для получения части отображения; принимает параметры — объект- ключ (<text:span text:style-name="T212">нижняя граница</text:span>) и логическое значение (<text:span text:style-name="T59">true – </text:span><text:span text:style-name="T211">включать границу,</text:span><text:span text:style-name="T93"> </text:span><text:span text:style-name="T59">false – </text:span><text:span text:style-name="T211">нет</text:span>); <text:span text:style-name="T211">руководствуясь переданными параметрами, возвращает часть своего отображения; возвращает отображение (</text:span><text:span text:style-name="T59">NavigableMap</text:span><text:span text:style-name="T211">);</text:span></text:p>
      <text:p text:style-name="P73"/>
      <text:p text:style-name="P73">Класс <text:span text:style-name="T1">ArrayList</text:span></text:p>
      <text:p text:style-name="P478"/>
      <text:p text:style-name="P200">Это обобщенный класс (<text:span text:style-name="T29">class ArrayList&lt;T&gt;</text:span>), служащий для организации списка массивов, который может изменять свою длину динамически <text:span text:style-name="T175">(как в большую, так и в меньшую сторону, при необходимости соответстующего изменения)</text:span>. По сути, он представляет собой список (динамический массив) ссылок на <text:span text:style-name="T175">его элементы</text:span>.</text:p>
      <text:p text:style-name="P210">Этот класс наследует от класса<text:span text:style-name="T28"> </text:span><text:span text:style-name="T29">ArrayList</text:span><text:span text:style-name="T1">, </text:span>и реализует интерфейс<text:span text:style-name="T28"> </text:span><text:span text:style-name="T29">List</text:span><text:span text:style-name="T1">.</text:span></text:p>
      <text:p text:style-name="P27"/>
      <text:p text:style-name="P27">Конструктор класса <text:span text:style-name="T1">ArrayList</text:span></text:p>
      <text:p text:style-name="P441"/>
      <text:p text:style-name="P441">ArrayList()</text:p>
      <text:p text:style-name="P200"/>
      <text:p text:style-name="P200">конструктор класса<text:span text:style-name="T28"> </text:span><text:span text:style-name="T29">ArrayList</text:span><text:span text:style-name="T1">; </text:span>принимает параметры — либо ничего (тогда будет создан пустой результирующий объект), либо списочный массив (массив, из которого будет создан результирующий объект), либо<text:span text:style-name="T28"> </text:span><text:span text:style-name="T29">int </text:span><text:span text:style-name="T1">(</text:span>стартовая емкость создаваемого объекта<text:span text:style-name="T1">); </text:span>руководствуясь переданными параметрами, создает объект своего класса; возвращает ничтоже;</text:p>
      <text:p text:style-name="P200"/>
      <text:p text:style-name="P28">Методы класса <text:span text:style-name="T1">ArrayList</text:span></text:p>
      <text:p text:style-name="P51"/>
      <text:p text:style-name="P442">toString()</text:p>
      <text:p text:style-name="P207"/>
      <text:p text:style-name="P207">используется для преобразования к строке; параметров не принимает; преобразует свойобъект к строке; возвращает строку;</text:p>
      <text:p text:style-name="P435"/>
      <text:p text:style-name="P435">add()</text:p>
      <text:p text:style-name="P435"/>
      <text:p text:style-name="P201">используется для добавления элементов в список; принимает параметры<text:span text:style-name="T28"> — </text:span><text:span text:style-name="T29">int</text:span><text:span text:style-name="T1"> (</text:span>индекс, по которому будет вставлен объект<text:span text:style-name="T1">) </text:span>и объект (вставляемый объект, <text:span text:style-name="T177">элемент</text:span> коллекции); руководствуясь переданными параметрами, вставляет объект в список; возвращает ничтоже;</text:p>
      <text:p text:style-name="P435"><text:soft-page-break/>addAll()</text:p>
      <text:p text:style-name="P201"/>
      <text:p text:style-name="P201">используется для добавления элементов в список; принимает параметры<text:span text:style-name="T28"> — </text:span><text:span text:style-name="T29">int</text:span><text:span text:style-name="T1"> (</text:span>индекс, по которому будет вставлен объект<text:span text:style-name="T1">) </text:span>и объект (вставляемый объект коллекции); руководствуясь переданными параметрами, вставляет <text:span text:style-name="T177">все элементы указанной коллекции</text:span> в список; возвращает логическое значение <text:span text:style-name="T177">(</text:span><text:span text:style-name="T47">true – </text:span><text:span text:style-name="T177">свой объект коллекции изменен,</text:span><text:span text:style-name="T79"> </text:span><text:span text:style-name="T47">false - </text:span><text:span text:style-name="T177">нет)</text:span>;</text:p>
      <text:p text:style-name="P435"/>
      <text:p text:style-name="P435">get()</text:p>
      <text:p text:style-name="P201"/>
      <text:p text:style-name="P201">используется для получения элемента коллекции; принимает параметр<text:span text:style-name="T28"> — </text:span><text:span text:style-name="T29">int </text:span><text:span text:style-name="T1">(</text:span>индекс элемента<text:span text:style-name="T1">); </text:span>возвращает элемент коллекции по указанному индексу; возвращает объект;</text:p>
      <text:p text:style-name="P436"/>
      <text:p text:style-name="P436">set()</text:p>
      <text:p text:style-name="P202"/>
      <text:p text:style-name="P202">используется для установки значения элемента коллекции; принимает параметры<text:span text:style-name="T28"> — </text:span><text:span text:style-name="T29">int </text:span><text:span text:style-name="T1">(</text:span>индекс целевого элемента коллекции<text:span text:style-name="T1">) </text:span>и объект (содержащий значение инициализации); руководствуясь переданными параметрами, устанавливает значение элемента коллекции; возвращает объект (значение инициализации);</text:p>
      <text:p text:style-name="P436"/>
      <text:p text:style-name="P436">remove()</text:p>
      <text:p text:style-name="P202"/>
      <text:p text:style-name="P202">используетсядляудаления элемента из коллекции; принимает параметр<text:span text:style-name="T28"> — </text:span><text:span text:style-name="T29">int</text:span><text:span text:style-name="T1"> (</text:span>индекс удаляемого элемента<text:span text:style-name="T1">);</text:span></text:p>
      <text:p text:style-name="P202">удаляет указанный элемент из коллекции;</text:p>
      <text:p text:style-name="P202">возвращает объект (удаленный элемент);</text:p>
      <text:p text:style-name="P437"/>
      <text:p text:style-name="P437">of()</text:p>
      <text:p text:style-name="P203"/>
      <text:p text:style-name="P203">используется для создания объекта<text:span text:style-name="T28"> </text:span><text:span text:style-name="T29">List</text:span><text:span text:style-name="T1">; </text:span>принимет параметры — объекты (элементы коллекции);</text:p>
      <text:p text:style-name="P203">создает объект<text:span text:style-name="T28"> </text:span><text:span text:style-name="T29">List </text:span>из указанных элементов;</text:p>
      <text:p text:style-name="P203">возвращает объект<text:span text:style-name="T28"> </text:span><text:span text:style-name="T29">List</text:span><text:span text:style-name="T1">;</text:span></text:p>
      <text:p text:style-name="P203">этот метод статический;</text:p>
      <text:p text:style-name="P437"/>
      <text:p text:style-name="P437">subList()</text:p>
      <text:p text:style-name="P203"/>
      <text:p text:style-name="P203">используется для получения подсписка элементов коллекции; принимает параметры<text:span text:style-name="T28"> — </text:span><text:span text:style-name="T29">int </text:span><text:span text:style-name="T1">(</text:span>стартовая позиция<text:span text:style-name="T1">) </text:span>и<text:span text:style-name="T28"> </text:span><text:span text:style-name="T29">int </text:span><text:span text:style-name="T1">(</text:span>финальная позиция<text:span text:style-name="T1">);</text:span></text:p>
      <text:p text:style-name="P203">создает подсписок из указанных параметрами элементов своей коллекции;</text:p>
      <text:p text:style-name="P203">возвращает объект<text:span text:style-name="T28"> </text:span><text:span text:style-name="T29">List</text:span><text:span text:style-name="T1">;</text:span></text:p>
      <text:p text:style-name="P437"/>
      <text:p text:style-name="P437"><text:soft-page-break/>listIterator()</text:p>
      <text:p text:style-name="P203"/>
      <text:p text:style-name="P203">используется для возврата итератора для обхода списка; параметров не принимает; возвращает итератор для обхода своего объекта; возвращает объект <text:span text:style-name="T29">ListIterator</text:span><text:span text:style-name="T1">;</text:span></text:p>
      <text:p text:style-name="P435"/>
      <text:p text:style-name="P435">indexOf()</text:p>
      <text:p text:style-name="P201"/>
      <text:p text:style-name="P201">используется для возврата <text:span text:style-name="T176">индекса элемента коллекции; принимает параметр — объект (указанный элемент коллекции); возвращает индекс указанного элемента коллекции; возвращает</text:span><text:span text:style-name="T78"> </text:span><text:span text:style-name="T46">int</text:span><text:span text:style-name="T15">;</text:span></text:p>
      <text:p text:style-name="P435"/>
      <text:p text:style-name="P435"><text:span text:style-name="T176">lastI</text:span>ndexOf()</text:p>
      <text:p text:style-name="P201"/>
      <text:p text:style-name="P201"><text:span text:style-name="T15">используется для возврата индекса элемента коллекции; принимает параметр — объект (указанный элемент коллекции); возвращает индекс </text:span><text:span text:style-name="T176">последнего вхождения </text:span><text:span text:style-name="T15">указанного элемента коллекции </text:span><text:span text:style-name="T176">в коллекцию</text:span><text:span text:style-name="T15">; возвращает</text:span><text:span text:style-name="T46"> int</text:span><text:span text:style-name="T15">;</text:span></text:p>
      <text:p text:style-name="P436"/>
      <text:p text:style-name="P384"><text:span text:style-name="T15">s</text:span><text:span text:style-name="T1">ort()</text:span></text:p>
      <text:p text:style-name="P203"/>
      <text:p text:style-name="P203">используется для сортировки своего объекта; принимает параметр — объект- компаратор; руководствуясь переданными параметрами, сортирует свой объект; возвращает ничтоже;</text:p>
      <text:p text:style-name="P438"/>
      <text:p text:style-name="P438">toArray()</text:p>
      <text:p text:style-name="P204"/>
      <text:p text:style-name="P204">используется для преобразования своего объекта к массиву; параметров не принимает;</text:p>
      <text:p text:style-name="P204">преобразует свой объект к массиву;</text:p>
      <text:p text:style-name="P204">возвращает объект<text:span text:style-name="T28"> </text:span><text:span text:style-name="T29">Array</text:span><text:span text:style-name="T1">;</text:span></text:p>
      <text:p text:style-name="P205">этот метод может принимать параметр — массив, тогда результирующий массив будет из элементов того же типа, что у указанного массива;</text:p>
      <text:p text:style-name="P439"/>
      <text:p text:style-name="P439">ensureCapacity()</text:p>
      <text:p text:style-name="P205"/>
      <text:p text:style-name="P205">используется для явного увеличения емкости коллекции; <text:span text:style-name="T178">принимает параметр</text:span><text:span text:style-name="T80"> — </text:span><text:span text:style-name="T48">int </text:span><text:span text:style-name="T16">(</text:span><text:span text:style-name="T178">количество элементов, этим количеством определяется новый размер коллекции</text:span><text:span text:style-name="T16">);</text:span></text:p>
      <text:p text:style-name="P206">увеличивает размер своей коллекции (устанавливает его указанным значением);</text:p>
      <text:p text:style-name="P206">возвращает ничтоже;</text:p>
      <text:p text:style-name="P206">этот метод имеет смысл применять когда заведомо известно, что размер коллекции достигнет определенного значения, так как это позволит заведомо произвести выделение памяти (что затратно);</text:p>
      <text:p text:style-name="P440"/>
      <text:p text:style-name="P440"><text:soft-page-break/>trimToSize()</text:p>
      <text:p text:style-name="P206"/>
      <text:p text:style-name="P206">используется для усечения размера коллекции; принимает параметр<text:span text:style-name="T28"> — </text:span><text:span text:style-name="T29">int </text:span><text:span text:style-name="T1">(</text:span>количество элементов, этим количеством определяется новый размер коллекции<text:span text:style-name="T1">); </text:span>усекает размер своей коллекции (устанавливает его указанным значением); возвращает ничтоже;</text:p>
      <text:p text:style-name="P206">этот метод имеет смысл применять когда заведомо известно, что размер коллекции достигнет определенного значения, так как это позволит заведомо произвести освобождение памяти (что даст возможность ее своевременного выделения,что невозможно принехватке памяти);</text:p>
      <text:p text:style-name="P72"/>
      <text:p text:style-name="P72">Класс <text:span text:style-name="T1">LinkedList</text:span></text:p>
      <text:p text:style-name="P477"/>
      <text:p text:style-name="P211">Это обобщенный класс (<text:span text:style-name="T29">class LinkedList&lt;T&gt;</text:span>), служащий для создания связанных списков.</text:p>
      <text:p text:style-name="P211">Он наследует от класса<text:span text:style-name="T28"> </text:span><text:span text:style-name="T29">AbstractSequentialList</text:span><text:span text:style-name="T1">, </text:span>и реализует интерфейсы<text:span text:style-name="T28"> </text:span><text:span text:style-name="T29">List</text:span><text:span text:style-name="T1">,</text:span><text:span text:style-name="T29"> Deque </text:span><text:span text:style-name="T1">(</text:span>наследует от интерфейса<text:span text:style-name="T28"> </text:span><text:span text:style-name="T29">Queue</text:span><text:span text:style-name="T1">).</text:span></text:p>
      <text:p text:style-name="P232">Своих методов не вводит.</text:p>
      <text:p text:style-name="P385"/>
      <text:p text:style-name="P30">Конструктор класса <text:span text:style-name="T1">LinkedList</text:span></text:p>
      <text:p text:style-name="P443"/>
      <text:p text:style-name="P443">LinkedList()</text:p>
      <text:p text:style-name="P211"/>
      <text:p text:style-name="P211">используетсядлясоздания объектов класса<text:span text:style-name="T28"> </text:span><text:span text:style-name="T29">LinkedList</text:span><text:span text:style-name="T1">; </text:span>принимает параметры — либо ничего (тогда будет создан пустой объект), либо объект (тогда будет создан объект из указанного); руководствуясь переданными параметрами, создает объект своего класса; возвращает ничтоже;</text:p>
      <text:p text:style-name="P92"/>
      <text:p text:style-name="P79">Класс <text:span text:style-name="T1">HashSet</text:span></text:p>
      <text:p text:style-name="P98"/>
      <text:p text:style-name="P249">Этот класс <text:span text:style-name="T192">позволяет создавать таблицы хэшей.</text:span></text:p>
      <text:p text:style-name="P251">Это абстрактный класс, наследующий от класса<text:span text:style-name="T28"> </text:span><text:span text:style-name="T29">AbstractSet </text:span>и реализующий интерфейс<text:span text:style-name="T28"> </text:span><text:span text:style-name="T29">Set</text:span>.</text:p>
      <text:p text:style-name="P252">Своих методов не вводит.</text:p>
      <text:p text:style-name="P31"/>
      <text:p text:style-name="P31">Конструктор класса <text:span text:style-name="T1">HashSet</text:span></text:p>
      <text:p text:style-name="P452"/>
      <text:p text:style-name="P452">HashSet()</text:p>
      <text:p text:style-name="P250"/>
      <text:p text:style-name="P250">конструктор класса<text:span text:style-name="T28"> </text:span><text:span text:style-name="T29">HashSet</text:span><text:span text:style-name="T1">; </text:span>принимает параметры — либо ничего (тогда будет создано пустое множество, по умолчанию его емкость<text:span text:style-name="T28"> 16</text:span>), либо объект коллекции (тогда из ее элементов будет создано множество), <text:span text:style-name="T193">либо</text:span><text:span text:style-name="T84"> </text:span><text:span text:style-name="T52">int </text:span><text:span text:style-name="T19">(</text:span><text:span text:style-name="T193">тогда </text:span><text:soft-page-break/><text:span text:style-name="T193">множество будет создано заданного размера</text:span><text:span text:style-name="T19">), </text:span><text:span text:style-name="T194">либо</text:span><text:span text:style-name="T85"> </text:span><text:span text:style-name="T53">int </text:span><text:span text:style-name="T20">(</text:span><text:span text:style-name="T194">размер множества</text:span><text:span text:style-name="T20">) </text:span><text:span text:style-name="T194">и </text:span><text:span text:style-name="T53">float </text:span><text:span text:style-name="T20">(</text:span><text:span text:style-name="T194">коэффициент заполнения, когда множество заполняется на указанную этим числом долю его текущей емкости, его размер увеличивается; допустимые значения </text:span><text:span text:style-name="T20">[</text:span><text:span text:style-name="T53">0.0 … 1.0</text:span><text:span text:style-name="T20">]; </text:span><text:span text:style-name="T194">если этот параметр не задан явно, то значение</text:span><text:span text:style-name="T85"> 0.75</text:span><text:span text:style-name="T20">)</text:span>; <text:span text:style-name="T194">руководствуясь переданными параметрами, создает объект своего класса; возвращает ничтоже;</text:span></text:p>
      <text:p text:style-name="P73"/>
      <text:p text:style-name="P73">Класс <text:span text:style-name="T1">LinkedHashSet</text:span></text:p>
      <text:p text:style-name="P478"/>
      <text:p text:style-name="P352"><text:span text:style-name="T97">Этот </text:span><text:span text:style-name="T98">обобщенный </text:span><text:span text:style-name="T97">класс наследует от класса</text:span><text:span text:style-name="T87"> </text:span><text:span text:style-name="T89">HashSet</text:span><text:span text:style-name="T195">, </text:span><text:span text:style-name="T97">и расширяет его функциональность (он хранит элементы упорядочено — в порядке их добавления). У этого класса те же самые конструкторы </text:span><text:span text:style-name="T98">(разумеется, имя конструктора соответствующее</text:span><text:span text:style-name="T88"> — </text:span><text:span text:style-name="T90">LinkedHashSet</text:span><text:span text:style-name="T98">)</text:span><text:span text:style-name="T97"> и методы, что у класса</text:span><text:span text:style-name="T87"> </text:span><text:span text:style-name="T89">HashSet</text:span><text:span text:style-name="T97">.</text:span></text:p>
      <text:p text:style-name="P73"/>
      <text:p text:style-name="P73">Класс <text:span text:style-name="T1">TreeSet</text:span></text:p>
      <text:p text:style-name="P478"/>
      <text:p text:style-name="P266">Это обобщенный класс <text:span text:style-name="T1">(</text:span><text:span text:style-name="T29">class TreeSet&lt;T&gt;</text:span><text:span text:style-name="T1">)</text:span>, который служит для хранения множества в древовидной структуре в отсортированном порядке.</text:p>
      <text:p text:style-name="P266">Он наследует от класса<text:span text:style-name="T28"> </text:span><text:span text:style-name="T29">AbstractSet</text:span><text:span text:style-name="T1">, </text:span>и реализует интерфейс<text:span text:style-name="T28"> </text:span><text:span text:style-name="T29">NavigableSet</text:span><text:span text:style-name="T1">.</text:span></text:p>
      <text:p text:style-name="P267">Своих методов не вводит.</text:p>
      <text:p text:style-name="P32"/>
      <text:p text:style-name="P32">Конструктор класса <text:span text:style-name="T1">TreeSet</text:span></text:p>
      <text:p text:style-name="P466"/>
      <text:p text:style-name="P466">TreeSet()</text:p>
      <text:p text:style-name="P266"/>
      <text:p text:style-name="P480">конструктор класса <text:span text:style-name="T1">TreeSet; </text:span>принимает параметры — либо ничего (тогда — пустое множество), либо объект коллекции (тогда множество будет создано из ее элементов), либо объект коллекции (<text:span text:style-name="T1">SortedSet – </text:span>тогда множество будет создано из элементов этой отсортированной коллекции), либо компаратор (тогда будет создано пустое множество, которое будет хранить данные отсортировано согласно компаратору);</text:p>
      <text:p text:style-name="P480">руководствуясь переданными параметрами, создает объект своего класса; возвращает ничтоже;</text:p>
      <text:p text:style-name="P86"/>
      <text:p text:style-name="P86">Класс <text:span text:style-name="T1">TreeMap</text:span></text:p>
      <text:p text:style-name="P294"/>
      <text:p text:style-name="P294">Это обобщенный класс (<text:span text:style-name="T29">class TreeMap&lt;T, U&gt;</text:span>), он позволяет создавать отображения, хранящиеся в древовидной структуре.</text:p>
      <text:p text:style-name="P294">Этот класс наследует от класса<text:span text:style-name="T28"> </text:span><text:span text:style-name="T29">AbstractMap</text:span><text:span text:style-name="T1">, </text:span>и реализует интерфейс <text:span text:style-name="T29">NavigableMap </text:span><text:span text:style-name="T1">(</text:span>наследующий от интерфейса<text:span text:style-name="T28"> </text:span><text:span text:style-name="T29">SortedMap</text:span><text:span text:style-name="T1">).</text:span></text:p>
      <text:p text:style-name="P36"/>
      <text:p text:style-name="P36"><text:soft-page-break/>Конструктор класса <text:span text:style-name="T1">TreeMap</text:span></text:p>
      <text:p text:style-name="P363"/>
      <text:p text:style-name="P471">TreeMap()</text:p>
      <text:p text:style-name="P471"/>
      <text:p text:style-name="P481">конструктор класса<text:span text:style-name="T28"> </text:span><text:span text:style-name="T29">TreeMap</text:span><text:span text:style-name="T1">; </text:span>принимает параметры — либо ничего (тогда будет создано пустое отображение), либо объект отображение<text:span text:style-name="T28"> — </text:span><text:span text:style-name="T29">Map </text:span>(тогда конструируемое отображение будет создано из него), либо объект отображение<text:span text:style-name="T28"> — </text:span><text:span text:style-name="T29">SortedMap </text:span>(тогда конструируемое отображение будет создано из него), либо компаратор (тогда отображение будет хранить элементы отсортировано согласно компаратору);</text:p>
      <text:p text:style-name="P481">создает объект своего класса;</text:p>
      <text:p text:style-name="P481">возвращает ничтоже;</text:p>
      <text:p text:style-name="P73"/>
      <text:p text:style-name="P73">Класс <text:span text:style-name="T1">PriorityQueue</text:span></text:p>
      <text:p text:style-name="P478"/>
      <text:p text:style-name="P267">Это обобщенный класс (<text:span text:style-name="T29">class PriorityQueue&lt;T&gt;</text:span>), служащий для создания очередей с приоритетами.</text:p>
      <text:p text:style-name="P267">Он наследует от класса<text:span text:style-name="T28"> </text:span><text:span text:style-name="T29">AbstractQueue</text:span><text:span text:style-name="T1">, </text:span>и реализует интерфейс<text:span text:style-name="T28"> </text:span><text:span text:style-name="T29">Queue</text:span><text:span text:style-name="T1">.</text:span></text:p>
      <text:p text:style-name="P269">Свои методы не вводит.</text:p>
      <text:p text:style-name="P386"/>
      <text:p text:style-name="P33">Конструктор класса <text:span text:style-name="T1">Priorityueue</text:span></text:p>
      <text:p text:style-name="P467"/>
      <text:p text:style-name="P467">PrioriyQueue()</text:p>
      <text:p text:style-name="P467"/>
      <text:p text:style-name="P268">конструктор класса<text:span text:style-name="T28"> </text:span><text:span text:style-name="T29">PriorityQueue</text:span><text:span text:style-name="T1">;</text:span></text:p>
      <text:p text:style-name="P268">приниамает параметры — либо ничего (тогда — пусая очередь), либо<text:span text:style-name="T28"> </text:span><text:span text:style-name="T29">int </text:span><text:span text:style-name="T1">(</text:span>размер очереди<text:span text:style-name="T1">), </text:span>либо<text:span text:style-name="T28"> </text:span><text:span text:style-name="T29">int </text:span><text:span text:style-name="T1">(</text:span>размер очереди<text:span text:style-name="T1">) <text:s/></text:span>и компаратор (отвечает за сортировку), либо объект коллекции (очередь будет создана из ее элементов), либо объект коллекции (<text:span text:style-name="T29">PriorityQueue</text:span>), либо объект коллекции (<text:span text:style-name="T29">SortedSet</text:span>);</text:p>
      <text:p text:style-name="P268">руководствуясь переданными параметрами, создает объект своего класса; возвращает ничтоже;</text:p>
      <text:p text:style-name="P72"/>
      <text:p text:style-name="P72">Класс <text:span text:style-name="T1">ArrayDeque</text:span></text:p>
      <text:p text:style-name="P477"/>
      <text:p text:style-name="P208">Это обобщенный класс (<text:span text:style-name="T29">class ArrayDeque&lt;T&gt;</text:span>), позволяющий создавать динамические массивы. Он позволяет создавать очереди (в том числе, двунаправленные).</text:p>
      <text:p text:style-name="P209">Этот класс наследует от класса<text:span text:style-name="T28"> </text:span><text:span text:style-name="T29">AbstractCollection</text:span><text:span text:style-name="T1">, </text:span>реализует интерфейс <text:span text:style-name="T29">Deque </text:span><text:span text:style-name="T1">(</text:span>наследует от интерфейса<text:span text:style-name="T28"> </text:span><text:span text:style-name="T29">Queue</text:span><text:span text:style-name="T1">).</text:span></text:p>
      <text:p text:style-name="P248">Собственных методов не вводит.</text:p>
      <text:p text:style-name="P29"/>
      <text:p text:style-name="P29"><text:soft-page-break/>Конструктор класса <text:span text:style-name="T1">ArrayDeque</text:span></text:p>
      <text:p text:style-name="P444"/>
      <text:p text:style-name="P444">ArrayDeque()</text:p>
      <text:p text:style-name="P208"/>
      <text:p text:style-name="P208">конструктор класса<text:span text:style-name="T28"> </text:span><text:span text:style-name="T29">ArrayDeque</text:span><text:span text:style-name="T1">; </text:span>принимает параметры — либо ничего <text:span text:style-name="T1">(</text:span>тогда будет создана пустая очередь, <text:span text:style-name="T179">ее размер по умолчанию</text:span><text:span text:style-name="T81"> 16</text:span><text:span text:style-name="T1">)</text:span>, либо<text:span text:style-name="T28"> </text:span><text:span text:style-name="T29">int </text:span><text:span text:style-name="T1">(</text:span>размер очереди, в элементах), либо объект (тогда очередь будет создана из заданной коллекции); создает объект своего класса; возвращает ничтоже;</text:p>
      <text:p text:style-name="P80"/>
      <text:p text:style-name="P80">Класс <text:span text:style-name="T14">EnumSet</text:span></text:p>
      <text:p text:style-name="P99"/>
      <text:p text:style-name="P295">Это обобщенный класс (<text:span text:style-name="T29">class EnumSet&lt;E extends Enum&lt;E&gt;&gt;</text:span>), используется для создания множества с ключами типа перечисления. Объявление класса выглядит указанным образом потому, что необходимо проследить, чтобы он конкретизировался как перечисление.</text:p>
      <text:p text:style-name="P295">Он наследует от класса<text:span text:style-name="T28"> </text:span><text:span text:style-name="T29">AbstractSet</text:span><text:span text:style-name="T1">, </text:span>и реализует интерфейс<text:span text:style-name="T28"> </text:span><text:span text:style-name="T29">Set</text:span><text:span text:style-name="T1">.</text:span></text:p>
      <text:p text:style-name="P295">Класс<text:span text:style-name="T28"> </text:span><text:span text:style-name="T29">EnumSet </text:span>не имеет конструкторов, так как он — перечисление.</text:p>
      <text:p text:style-name="P296">Он вводит следующие методы.</text:p>
      <text:p text:style-name="P472"/>
      <text:p text:style-name="P472">allOf()</text:p>
      <text:p text:style-name="P296"/>
      <text:p text:style-name="P296">используется для создания перечисления; принимает параметр — перечисление (из него и будет создано результирующее перечисление); руководствуясь переданными параметрами, создает перечисление; возвращает перечисление;</text:p>
      <text:p text:style-name="P296">этот метод статический;</text:p>
      <text:p text:style-name="P472"/>
      <text:p text:style-name="P472">complementOf()</text:p>
      <text:p text:style-name="P364"/>
      <text:p text:style-name="P296">используется для создания перечисления; принимает параметр — перечисление (из него и будет создано результирующее перечисление); руководствуясь переданными параметрами, создает перечисление (притом, дополняя отсутствующие в перечислении элементы); возвращает перечисление;</text:p>
      <text:p text:style-name="P296">этот метод статический;</text:p>
      <text:p text:style-name="P472"/>
      <text:p text:style-name="P472">copyOf()</text:p>
      <text:p text:style-name="P364"/>
      <text:p text:style-name="P297">используется для создания перечисления; принимает параметр — перечисление <text:span text:style-name="T213">или коллекцию, конкретизированную в типе</text:span> <text:span text:style-name="T213">перечисления</text:span> (из него и будет создано результирующее перечисление);</text:p>
      <text:p text:style-name="P297">руководствуясь переданными параметрами, создает перечисление;</text:p>
      <text:p text:style-name="P297">возвращает перечисление;</text:p>
      <text:p text:style-name="P296">этот метод статический;</text:p>
      <text:p text:style-name="P472"/>
      <text:p text:style-name="P472"><text:soft-page-break/>noneOf()</text:p>
      <text:p text:style-name="P364"/>
      <text:p text:style-name="P296">используется для создания перечисления; принимает параметр — перечисление (будет создано результирующее перечисление, <text:span text:style-name="T213">исключающее его типы — пустое перечисление</text:span>); руководствуясь переданными параметрами, создает перечисление; возвращает перечисление;</text:p>
      <text:p text:style-name="P296">этот метод статический;</text:p>
      <text:p text:style-name="P472"/>
      <text:p text:style-name="P472">of()</text:p>
      <text:p text:style-name="P296">используется для создания перечисления; принимает параметр<text:span text:style-name="T213">ы</text:span> — <text:span text:style-name="T213">ряд </text:span>перечислени<text:span text:style-name="T213">й</text:span> (из него и будет создано результирующее перечисление); руководствуясь переданными параметрами, создает перечисление; возвращает перечисление;</text:p>
      <text:p text:style-name="P296">этот метод статический;</text:p>
      <text:p text:style-name="P472"/>
      <text:p text:style-name="P472">range()</text:p>
      <text:p text:style-name="P364"/>
      <text:p text:style-name="P296">используется для создания перечисления; принимает параметр — перечисление <text:span text:style-name="T213">и перечисление</text:span> (<text:span text:style-name="T213">в пределах заданных перечислений</text:span> и будет создано результирующее перечисление); руководствуясь переданными параметрами, создает перечисление; возвращает перечисление;</text:p>
      <text:p text:style-name="P296">этот метод статический;</text:p>
      <text:p text:style-name="P88"/>
      <text:p text:style-name="P87">Компараторы</text:p>
      <text:p text:style-name="P298"/>
      <text:p text:style-name="P303">Компаратор — это объект, используемый для разрешения задачи сравнения с элементами коллекций. Они <text:s/>необходимы, поскольку сам язык не располагает логикой сравнения пользовательских объектов, используемых как элементы коллекций. Все объекты, безусловно, могут сравниваться как объекты; но не все объекты могут сравниваться как элементы коллекций.</text:p>
      <text:p text:style-name="P305"><text:span text:style-name="T215">Для того, чтобы пользовательские объекты можно было сравнивать как элементы коллекций, они должны реализовать интерфейс</text:span><text:span text:style-name="T94"> </text:span><text:span text:style-name="T61">Comparable </text:span><text:span text:style-name="T26">(</text:span><text:span text:style-name="T61">java.lang.Comparable</text:span><text:span text:style-name="T26">). </text:span><text:span text:style-name="T216">Объект, реализующий этот интерфейс, является объектом- компаратором.</text:span><text:span text:style-name="T26"> </text:span><text:span text:style-name="T216">Этот интерфейс оперирует обобщенным типом.</text:span></text:p>
      <text:p text:style-name="P304"><text:span text:style-name="T215">Этот интерфейс содержит метод </text:span><text:span text:style-name="T61">compareTo()</text:span><text:span text:style-name="T26">; </text:span><text:span text:style-name="T215">он используется для сравнения объектов, принимает параметр — объект, и сравнивает его со своим объектом, возвращает</text:span><text:span text:style-name="T94"> </text:span><text:span text:style-name="T61">int </text:span><text:span text:style-name="T26">(</text:span><text:span text:style-name="T215">отрицательное — свой объект меньше, ноль — равен, положительное — больше</text:span><text:span text:style-name="T26">).</text:span></text:p>
      <text:p text:style-name="P306">Этот интерфейс также содержит метод<text:span text:style-name="T28"> </text:span><text:span text:style-name="T29">compare() - </text:span>он идентичен вышеописанному методу, за тем исключением, что сравнивает два объекта (возвращает отрицательное — если первый объект меньше).</text:p>
      <text:p text:style-name="P307">Кроме того, если конструктор класса- коллекции поддерживает создание объекта- коллекции, принимая объект- компаратор — то сами элементы коллекции могут и не реализовать интерфейс<text:span text:style-name="T28"> </text:span><text:span text:style-name="T29">Comparable</text:span><text:span text:style-name="T1">, </text:span>переданный в параметрах компаратор все равно будет использоваться для их сравнения.</text:p>
      <text:p text:style-name="P308"><text:soft-page-break/>И, кроме того, язык поддерживает применение цепочек компараторов. Для этого применяется метод<text:span text:style-name="T28"> </text:span><text:span text:style-name="T29">thenComparing()</text:span><text:span text:style-name="T1">, </text:span>определенный в интерфейсе <text:span text:style-name="T29">Comparable</text:span><text:span text:style-name="T1">. </text:span>Этот метод принимает параметр — объект- компаратор. В результате применения этого метода, сравнение будет происходить сначала согласно первому компаратору (из которого вызван этот метод), затем согласно второму (переданному в параметрах). <text:span text:style-name="T217">Этот метод применяется при создании объекта- компаратора. В записи это выглядит так:</text:span></text:p>
      <text:p text:style-name="P372">C0ClassName ObjectName</text:p>
      <text:p text:style-name="P372">= new C0ClassName().thenComparing(new C1ClassName<text:span text:style-name="T95">()</text:span>);</text:p>
      <text:p text:style-name="P372"/>
      <text:p text:style-name="P309">в языке<text:span text:style-name="T28"> </text:span><text:span text:style-name="T29">Java </text:span>часто ипользуется такой способ вызова методов. Он не часто обсуждается в учебных пособиях, но он вполне корректен.</text:p>
      <text:p text:style-name="P74"/>
      <text:p text:style-name="P89">Итераторы</text:p>
      <text:p text:style-name="P299"/>
      <text:p text:style-name="P310">Итератор — это объект, реализующий интерфейс<text:span text:style-name="T28"> </text:span><text:span text:style-name="T29">Iterator</text:span><text:span text:style-name="T1">. </text:span>Этот интерфейс вводит следующие методы:<text:span text:style-name="T28"> </text:span><text:span text:style-name="T29">next()</text:span><text:span text:style-name="T1">,</text:span><text:span text:style-name="T29"> hasNext()</text:span><text:span text:style-name="T1">,</text:span><text:span text:style-name="T29"> remove()</text:span><text:span text:style-name="T1">. </text:span>Все эти методы описаны выше (это методы интерфейсов и классов коллекций).</text:p>
      <text:p text:style-name="P311">Итератор также может реализовать интерфейс<text:span text:style-name="T28"> </text:span><text:span text:style-name="T29">ListIterator</text:span><text:span text:style-name="T1">. </text:span>Он вводит следующие методы:<text:span text:style-name="T28"> </text:span><text:span text:style-name="T29">add()</text:span><text:span text:style-name="T1">,</text:span><text:span text:style-name="T29"> next()</text:span><text:span text:style-name="T1">,</text:span><text:span text:style-name="T29"> hasNext()</text:span><text:span text:style-name="T1">,</text:span><text:span text:style-name="T29"> previous()</text:span><text:span text:style-name="T1">,</text:span><text:span text:style-name="T29"> hasPrevious()</text:span><text:span text:style-name="T1">,</text:span><text:span text:style-name="T29"> previousIndex()</text:span><text:span text:style-name="T1">,</text:span><text:span text:style-name="T29"> set()</text:span><text:span text:style-name="T1">,</text:span><text:span text:style-name="T29"> remove()</text:span><text:span text:style-name="T1">. </text:span>Языковые классы (и их методы), реализующие этот интерфейс, были рассмотрены выше.</text:p>
      <text:p text:style-name="P312">Использование итераторов производится применением их методов (что логично в рамках ООП).</text:p>
      <text:p text:style-name="P484">Часть <text:span text:style-name="T27">5</text:span> (<text:span text:style-name="T1">Stream API</text:span>)</text:p>
      <text:p text:style-name="P102"/>
      <text:p text:style-name="P57">Stream API</text:p>
      <text:p text:style-name="P57"/>
      <text:p text:style-name="P365">Stream API – <text:span text:style-name="T95">это средства, предназаначенные для поиска, сортировки, и прочего манипулирования данными. Эти средства используются с применением коллекций, многопоточного исполнения кода, и лямбда- выражений.</text:span></text:p>
      <text:p text:style-name="P365">Stream API <text:span text:style-name="T95">работает с потоками данных. Речь идет о потоках данных, обрабатываемых в процессе вычислений. Таким образом, поток данных — это не поток исполнения программы, и не устройство ввода- вывода. </text:span><text:span text:style-name="T99">Источниками данных в потоках данных являются потоки ввода- вывода, коллекции, и все, что может выступать источником секвенции </text:span><text:span text:style-name="T100">тех или иных данных</text:span><text:span text:style-name="T99">.</text:span></text:p>
      <text:p text:style-name="P365"><text:span text:style-name="T95">Средства </text:span>StreamAPI <text:span text:style-name="T95">располагаются в пакете</text:span><text:span text:style-name="T86"> </text:span><text:span text:style-name="T28">java.util.stream</text:span>. <text:span text:style-name="T95">В этом пакете располагается ряд интерфейсов. Вершина их иерархии — интерфейс</text:span><text:span text:style-name="T86"> </text:span><text:span text:style-name="T28">BaseStream</text:span>. <text:span text:style-name="T95">Это обобщенный интерфейс, наследующий от</text:span><text:span text:style-name="T86"> </text:span><text:span text:style-name="T28">AutoClosable</text:span>. <text:span text:style-name="T95">Интерфейс</text:span><text:span text:style-name="T86"> </text:span><text:span text:style-name="T28">BaseStream </text:span><text:span text:style-name="T95">вводит следующие методы.</text:span></text:p>
      <text:p text:style-name="P37"/>
      <text:p text:style-name="P52"><text:span text:style-name="T95">Методы интерфейса </text:span>BaseStream</text:p>
      <text:p text:style-name="P475"/>
      <text:p text:style-name="P475">close()</text:p>
      <text:p text:style-name="P313"/>
      <text:p text:style-name="P313">используется для закрытия потока данных; параметров не принимает; закрывает вызывающий поток данных; возвращает ничтоже;</text:p>
      <text:p text:style-name="P475"/>
      <text:p text:style-name="P475">isParallel()</text:p>
      <text:p text:style-name="P365"/>
      <text:p text:style-name="P313">используется для определения, является ли поток данных параллельным; параметров не принимает; проверяет, является ли вызывающий поток параллельным; возвращает логическое значение (<text:span text:style-name="T29">true – </text:span>да,<text:span text:style-name="T28"> </text:span><text:span text:style-name="T29">false - </text:span>нет);</text:p>
      <text:p text:style-name="P475"/>
      <text:p text:style-name="P475">iterator()</text:p>
      <text:p text:style-name="P365"/>
      <text:p text:style-name="P313">используется для возврата итератора; параметров не принимает; возвращает итератор для своего потока данных; возвращает объект- итератор;</text:p>
      <text:p text:style-name="P475"/>
      <text:p text:style-name="P475">onClose()</text:p>
      <text:p text:style-name="P365"/>
      <text:p text:style-name="P313">используется для возврата потока данных; принимает параметры — обработчик событий (закрытия потока); возвращает (новый) поток данных, с указанным обработчиком; возвращает поток;</text:p>
      <text:p text:style-name="P475"><text:soft-page-break/>parallel()</text:p>
      <text:p text:style-name="P365"/>
      <text:p text:style-name="P313">используется для возврата параллельного потока данных; параметров не принимает; возвращает параллельный поток данных, созданный на базе своего (если свой поток и так параллельный — то его и возвращает); возвращает поток;</text:p>
      <text:p text:style-name="P475"/>
      <text:p text:style-name="P475">sequental()</text:p>
      <text:p text:style-name="P365"/>
      <text:p text:style-name="P313">используется для возврата последовательного потока данных; параметров не принимает; возвращает последовательный поток данных, созданный на базе своего (если свой поток и так последовательный — то его и возвращает); возвращает поток;</text:p>
      <text:p text:style-name="P475"/>
      <text:p text:style-name="P475">spliterator()</text:p>
      <text:p text:style-name="P365"/>
      <text:p text:style-name="P314">используется для возврата итератора- <text:span text:style-name="T218">разделителя</text:span>; параметров не принимает; возвращает итератор- <text:span text:style-name="T218">разделитель</text:span> для своего потока данных; возвращает объект — итератор- <text:span text:style-name="T218">разделитель</text:span>;</text:p>
      <text:p text:style-name="P475"/>
      <text:p text:style-name="P475">unordererd()</text:p>
      <text:p text:style-name="P365"/>
      <text:p text:style-name="P315">используется для возврата <text:span text:style-name="T218">неупорядоченного</text:span> потока данных; параметров не принимает;</text:p>
      <text:p text:style-name="P315">возвращает <text:span text:style-name="T218">неупорядоченный</text:span> поток данных, созданный на базе своего (если свой поток и так <text:span text:style-name="T218">неупорядоенный</text:span> — то его и возвращает);</text:p>
      <text:p text:style-name="P315">возвращает поток;</text:p>
      <text:p text:style-name="P314"/>
      <text:p text:style-name="P322">Интерфейс<text:span text:style-name="T28"> </text:span><text:span text:style-name="T29">Stream </text:span>наследует от<text:span text:style-name="T28"> </text:span><text:span text:style-name="T29">BaseStream</text:span><text:span text:style-name="T1">.</text:span></text:p>
      <text:p text:style-name="P322">Он вводит следующие методы.</text:p>
      <text:p text:style-name="P37"/>
      <text:p text:style-name="P37">Методы интерфейса <text:span text:style-name="T1">Stream</text:span></text:p>
      <text:p text:style-name="P316"/>
      <text:p text:style-name="P476">collect()</text:p>
      <text:p text:style-name="P366"/>
      <text:p text:style-name="P320">используется для аккумулирования элементов; принимает параметр — пользовательскую функцию;</text:p>
      <text:p text:style-name="P320">руководствуясь переданными параметрами, аккумулирует элементы в объекте- контейнере и возвращает контейнер; возвращает объект- контейнер;</text:p>
      <text:p text:style-name="P321">это конечная операция;</text:p>
      <text:p text:style-name="P319">пользовательская функция должна регулировать процесс накопления (она используется для накопления в определенном порядке);</text:p>
      <text:p text:style-name="P319">эта функция должна возвращать обобщение (оперирующее типами самого объекта- контейнера и элементов в контейнере);</text:p>
      <text:p text:style-name="P321">этафункциядолжна оперировать следующими типами: элементами потока данных, элементами контейнера, и контейнером;</text:p>
      <text:p text:style-name="P476"><text:soft-page-break/></text:p>
      <text:p text:style-name="P476">count()</text:p>
      <text:p text:style-name="P366"/>
      <text:p text:style-name="P321">используется для подсчета элементов потока; параметров не принимает; возвращает количество элементов своего потока данных; возвращает<text:span text:style-name="T28"> </text:span><text:span text:style-name="T29">long</text:span><text:span text:style-name="T1">;</text:span></text:p>
      <text:p text:style-name="P321">это конечная операция;</text:p>
      <text:p text:style-name="P476"/>
      <text:p text:style-name="P476">filter()</text:p>
      <text:p text:style-name="P366"/>
      <text:p text:style-name="P323">используется для создания потока данных; принимает параметр — пользовательскую функцию; создает новый поток данных, используя для этого свой поток данных, и отфильтровываяиз него элементы (руководствуясь переданными параметрами); возвращает поток данных;</text:p>
      <text:p text:style-name="P325">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5">это промежуточная операция;</text:p>
      <text:p text:style-name="P476"/>
      <text:p text:style-name="P476">forEach()</text:p>
      <text:p text:style-name="P366"/>
      <text:p text:style-name="P323">используется для перебора элементов потока; <text:span text:style-name="T220">принимает параметр — пользовательскую функцию; руководствуясь переданными параметрами, выполняет перебор элементов своего потока; возвращает ничтоже;</text:span></text:p>
      <text:p text:style-name="P324">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7">это конечная операция;</text:p>
      <text:p text:style-name="P476"/>
      <text:p text:style-name="P476">map()</text:p>
      <text:p text:style-name="P366"/>
      <text:p text:style-name="P328">используется для отображения потока данных; принимает параметр<text:span text:style-name="T225">ы</text:span> — <text:span text:style-name="T225">значение (используется пользовательской функцией как первый аргумент при первом ее вызове, этот параметр можно опустить) и </text:span>пользовательскую функцию; руководствуясь переданными параметрами, выполняет отображение элементов своего потока; возвращает поток;</text:p>
      <text:p text:style-name="P325">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8">это промежуточная операция;</text:p>
      <text:p text:style-name="P476"/>
      <text:p text:style-name="P476">mapToInt()</text:p>
      <text:p text:style-name="P366"/>
      <text:p text:style-name="P328">используется для отображения потока данных; принимает параметр — пользовательскую функцию; руководствуясь переданными параметрами, выполняет отображение элементов (с соответствующим типом элементов результирующего потока) своего потока; возвращает поток;</text:p>
      <text:p text:style-name="P325">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8"><text:soft-page-break/>это промежуточная операция;</text:p>
      <text:p text:style-name="P476"/>
      <text:p text:style-name="P476">mapToLong()</text:p>
      <text:p text:style-name="P366"/>
      <text:p text:style-name="P328">используется для отображения потока данных; принимает параметр — пользовательскую функцию; руководствуясь переданными параметрами, выполняет отображение элементов (с соответствующим типом элементов результирующего потока) своего потока; возвращает поток;</text:p>
      <text:p text:style-name="P325">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8">это промежуточная операция;</text:p>
      <text:p text:style-name="P476"/>
      <text:p text:style-name="P476">mapToDouble()</text:p>
      <text:p text:style-name="P366"/>
      <text:p text:style-name="P328">используется для отображения потока данных; принимает параметр — пользовательскую функцию; руководствуясь переданными параметрами, выполняет отображение элементов (с соответствующим типом элементов результирующего потока) своего потока; возвращает поток;</text:p>
      <text:p text:style-name="P325">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text:span>;</text:p>
      <text:p text:style-name="P328">это промежуточная операция;</text:p>
      <text:p text:style-name="P476"/>
      <text:p text:style-name="P476">min()</text:p>
      <text:p text:style-name="P366"/>
      <text:p text:style-name="P328">используется для возврата минимального элемента из потока; принимает параметр — компаратор; руководствуясь переданными параметрами, возвращает минимальный элемент своего потока; возвращает элемент;</text:p>
      <text:p text:style-name="P328">это конечная операция;</text:p>
      <text:p text:style-name="P476"/>
      <text:p text:style-name="P476">max()</text:p>
      <text:p text:style-name="P366"/>
      <text:p text:style-name="P328">используется для возврата м<text:span text:style-name="T221">аксимального</text:span> элемента из потока; принимает параметр — компаратор; руководствуясь переданными параметрами, возвращает м<text:span text:style-name="T221">аксимальный</text:span> элемент своего потока; возвращает элемент;</text:p>
      <text:p text:style-name="P328">это конечная операция;</text:p>
      <text:p text:style-name="P476"/>
      <text:p text:style-name="P476">reduce()</text:p>
      <text:p text:style-name="P366"/>
      <text:p text:style-name="P333">используется для редуцирования потока; принимает параметр<text:span text:style-name="T222">ы — пользовательскую функцию; руководствуясь переданными параметрами, выполняет редуцирование своего потока; возвращает элемент;</text:span></text:p>
      <text:p text:style-name="P326">об этой функции — <text:span text:style-name="T224">ее тело исполняет операции над отдельным элементом, ее вызов осуществляется автоматически для каждого из перебираемых элементов (конкретнее, она вызывается следующим образом: она вызывается со своими аргументами, затем в последующих вызовах ее результат выступает ее первым </text:span><text:soft-page-break/><text:span text:style-name="T224">аргументом, а последующими аргументами — перебираемые элементы, и по их перебору возвращается результат — единственное значение)</text:span>;</text:p>
      <text:p text:style-name="P329">это конечная операция;</text:p>
      <text:p text:style-name="P476"/>
      <text:p text:style-name="P476">sorted()</text:p>
      <text:p text:style-name="P366"/>
      <text:p text:style-name="P330">используется для сортировки потока; параметров не принимает; возвращает поток, состоящий из элементов своего потока, идущих в отсортированном порядке (порядок сортировки естественный <text:span text:style-name="T223">(по возрастанию)</text:span>); возвращает поток;</text:p>
      <text:p text:style-name="P330">это промежуточная операция;</text:p>
      <text:p text:style-name="P476"/>
      <text:p text:style-name="P476">toArray()</text:p>
      <text:p text:style-name="P366"/>
      <text:p text:style-name="P330">используется для преобразования к массиву; параметров не принимает; преобразует свой поток к массиву; возвращает массив;</text:p>
      <text:p text:style-name="P330">это конечная операция;</text:p>
      <text:p text:style-name="P316"/>
      <text:p text:style-name="P38">Об операциях с потоками данных</text:p>
      <text:p text:style-name="P38"/>
      <text:p text:style-name="P317">Все операции с потоками целесообразно подразделять на промежуточные (возвращают поток данных), и конечные (возвращают результат процессирования данных). Исходя из этого, полезная работа производится именно конечными операциями.</text:p>
      <text:p text:style-name="P318">Жизненный цикл потока данных выглядит так: поток данных создается, опционально выполняются промежуточные операции над ним, и затем совершается конечная операция. После выполнения конечной операции прочие операции (промежуточные или конечные) над потоком не возможны.</text:p>
      <text:p text:style-name="P331">Об операциях над потоками также следует заметить следующее. <text:span text:style-name="T219">Промежуточные операции не исполняются немедленно. Они исполняются отложено — когда какая- либо конечная операция исполняется над потоком промежуточной операции.</text:span></text:p>
      <text:p text:style-name="P332">Также следует заметить — при использовании методов потоков данных, принимающих функцию/ объект, инкапсуллирующий функцию, этим методам можно просто передавать лямбда- выражение.</text:p>
      <text:p text:style-name="P39"/>
      <text:p text:style-name="P39">Создание потоков данных</text:p>
      <text:p text:style-name="P334"/>
      <text:p text:style-name="P334">Потоки данных можно создать из коллекций. Для этого применяется метод <text:span text:style-name="T29">stream()</text:span><text:span text:style-name="T1">, </text:span>доступный всем коллекциям:</text:p>
      <text:p text:style-name="P373">Stream&lt;VarType&gt; StreamName</text:p>
      <text:p text:style-name="P373">= CollectionVarType.stream(CollectionVarName);</text:p>
      <text:p text:style-name="P373"/>
      <text:p text:style-name="P337">этот статический метод вызывается как метод определенного класса коллекций, получает в параметрах объект коллекции, и возвращает поток данных.</text:p>
      <text:p text:style-name="P335"><text:soft-page-break/><text:span text:style-name="T226">А</text:span>налогичный метод<text:span text:style-name="T28"> </text:span><text:span text:style-name="T29">parallelStream() </text:span>создает параллельный поток данных. Если создание параллельного потока не возможно, то создается последовательный поток.</text:p>
      <text:p text:style-name="P335">Параллельные потоки поддерживают параллельное исполнение операций. <text:span text:style-name="T228">В целях корректного исполнения параллельных операций с потоками данных, при распараллеленной работе <text:s/>потоками данных следует избегать операций с сохранением данных (таких, как метод сортировки потока данных). </text:span></text:p>
      <text:p text:style-name="P336">Потоки данных также создаются <text:span text:style-name="T227">и </text:span>промежуточными операциями над ними.</text:p>
      <text:p text:style-name="P3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Tahoma" fo:font-size="10pt" fo:background-color="#ffffff" style:font-size-asian="10pt" style:font-size-complex="10pt"/>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6.3$Windows_x86 LibreOffice_project/5896ab1714085361c45cf540f76f60673dd96a72</meta:generator>
    <dc:date>2020-10-15T20:42:14.974000000</dc:date>
    <meta:editing-duration>P2DT2H3M25S</meta:editing-duration>
    <meta:editing-cycles>41</meta:editing-cycles>
    <meta:document-statistic meta:table-count="0" meta:image-count="0" meta:object-count="0" meta:page-count="60" meta:paragraph-count="995" meta:word-count="9557" meta:character-count="81614" meta:non-whitespace-character-count="72754"/>
  </office:meta>
</office:document-meta>
</file>